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0000000100A7621FBA.png" manifest:media-type="image/png"/>
  <manifest:file-entry manifest:full-path="Pictures/100000000000010000000100B1FA0A3B.png" manifest:media-type="image/png"/>
  <manifest:file-entry manifest:full-path="Pictures/100000000000010000000100A1EF5B38.png" manifest:media-type="image/png"/>
  <manifest:file-entry manifest:full-path="Pictures/1000000000000100000001002B020250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horizontal-align="justify" draw:textarea-vertical-align="middle" draw:auto-grow-height="false" loext:decorative="false"/>
    </style:style>
    <style:style style:name="gr2" style:family="graphic" style:parent-style-name="standard">
      <style:graphic-properties svg:stroke-color="#000000" draw:fill="solid" draw:fill-color="#000000" draw:textarea-horizontal-align="justify" draw:textarea-vertical-align="middle" draw:auto-grow-height="false" loext:decorative="false"/>
    </style:style>
    <style:style style:name="gr3" style:family="graphic" style:parent-style-name="objectwithoutfill">
      <style:graphic-properties svg:stroke-width="0.1cm" svg:stroke-color="#808080" draw:marker-end="Arrow" draw:marker-end-width="0.3cm" draw:fill="none" draw:textarea-vertical-align="middle" fo:padding-top="0.175cm" fo:padding-bottom="0.175cm" fo:padding-left="0.3cm" fo:padding-right="0.3cm" loext:decorative="false"/>
    </style:style>
    <style:style style:name="gr4" style:family="graphic" style:parent-style-name="standard">
      <style:graphic-properties draw:stroke="none" svg:stroke-color="#000000" draw:fill="none" draw:fill-color="#ffffff" fo:min-height="0.616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983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826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215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02cm" loext:decorative="false"/>
      <style:paragraph-properties style:writing-mode="lr-tb"/>
    </style:style>
    <style:style style:name="gr9" style:family="graphic" style:parent-style-name="standard">
      <style:graphic-properties draw:stroke="solid" svg:stroke-color="#000000" draw:fill="hatch" draw:fill-hatch-name="Black_20_45_20_Degrees" draw:textarea-horizontal-align="justify" draw:textarea-vertical-align="middle" draw:auto-grow-height="false" fo:min-height="4.75cm" fo:min-width="6.026cm" loext:decorative="false"/>
    </style:style>
    <style:style style:name="gr10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25cm" fo:min-width="1.026cm" loext:decorative="false"/>
    </style:style>
    <style:style style:name="gr1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25cm" fo:min-width="1cm" loext:decorative="false"/>
    </style:style>
    <style:style style:name="gr12" style:family="graphic">
      <style:graphic-properties style:writing-mode="lr-tb" loext:decorative="false"/>
    </style:style>
    <style:style style:name="gr13" style:family="graphic" style:parent-style-name="standard">
      <style:graphic-properties svg:stroke-width="0.05cm" svg:stroke-color="#000000" draw:marker-start-width="0.275cm" draw:marker-end-width="0.275cm" draw:fill="hatch" draw:fill-color="#cccccc" draw:fill-hatch-name="Black_20_45_20_Degrees" draw:textarea-horizontal-align="justify" draw:textarea-vertical-align="middle" draw:auto-grow-height="false" fo:min-height="1.7cm" fo:min-width="1.476cm" fo:padding-top="0.15cm" fo:padding-bottom="0.15cm" fo:padding-left="0.275cm" fo:padding-right="0.275cm" loext:decorative="false"/>
    </style:style>
    <style:style style:name="gr14" style:family="graphic" style:parent-style-name="standard">
      <style:graphic-properties svg:stroke-width="0cm" svg:stroke-color="#000000" draw:marker-start-width="0.2cm" draw:marker-end-width="0.2cm" draw:fill="solid" draw:fill-color="#ffffff" draw:textarea-horizontal-align="justify" draw:textarea-vertical-align="middle" draw:auto-grow-height="false" fo:min-height="1.25cm" fo:min-width="1.023cm" fo:padding-top="0.125cm" fo:padding-bottom="0.125cm" fo:padding-left="0.25cm" fo:padding-right="0.25cm" loext:decorative="fals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197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332cm" loext:decorative="false"/>
      <style:paragraph-properties style:writing-mode="lr-tb"/>
    </style:style>
    <style:style style:name="gr17" style:family="graphic" style:parent-style-name="objectwithoutfill">
      <style:graphic-properties draw:marker-end="Arrow" draw:marker-end-width="0.1cm" draw:fill="none" draw:textarea-vertical-align="middle" loext:decorative="false"/>
    </style:style>
    <style:style style:name="gr18" style:family="graphic" style:parent-style-name="standard">
      <style:graphic-properties draw:stroke="none" svg:stroke-color="#999999" draw:fill="solid" draw:fill-color="#333333" draw:textarea-horizontal-align="justify" draw:textarea-vertical-align="middle" draw:auto-grow-height="false" fo:min-height="0cm" fo:min-width="0cm" loext:decorative="fals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9cm" fo:min-width="0.425cm" loext:decorative="false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256cm" loext:decorative="false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654cm" loext:decorative="false"/>
      <style:paragraph-properties style:writing-mode="lr-tb"/>
    </style:style>
    <style:style style:name="gr22" style:family="graphic" style:parent-style-name="standard">
      <style:graphic-properties svg:stroke-color="#000000" draw:marker-start="Arrow" draw:marker-start-width="0.1cm" draw:marker-end="Arrow" draw:marker-end-width="0.1cm" draw:textarea-vertical-align="middle" loext:decorative="false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306cm" loext:decorative="false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9cm" fo:min-width="1.484cm" loext:decorative="false"/>
      <style:paragraph-properties style:writing-mode="lr-tb"/>
    </style:style>
    <style:style style:name="gr25" style:family="graphic" style:parent-style-name="objectwithoutfill">
      <style:graphic-properties svg:stroke-width="0cm" svg:stroke-color="#000000" draw:marker-end="Arrow" draw:marker-end-width="0.2cm" draw:fill="none" draw:textarea-vertical-align="middle" loext:decorative="false"/>
    </style:style>
    <style:style style:name="gr2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7" style:family="graphic" style:parent-style-name="standard">
      <style:graphic-properties draw:stroke="dash" draw:stroke-dash="Ultrafine_20_Dashed" svg:stroke-width="0.05cm" svg:stroke-color="#000000" draw:marker-start-width="0.275cm" draw:marker-end-width="0.275cm" draw:fill="none" draw:textarea-horizontal-align="justify" draw:textarea-vertical-align="middle" draw:auto-grow-height="false" fo:min-height="5.2cm" fo:min-width="15.95cm" fo:padding-top="0.15cm" fo:padding-bottom="0.15cm" fo:padding-left="0.275cm" fo:padding-right="0.275cm" loext:decorative="false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73cm" loext:decorative="false"/>
      <style:paragraph-properties style:writing-mode="lr-tb"/>
    </style:style>
    <style:style style:name="gr29" style:family="graphic" style:parent-style-name="standard">
      <style:graphic-properties draw:stroke="dash" draw:stroke-dash="Ultrafine_20_Dashed" svg:stroke-width="0.05cm" svg:stroke-color="#000000" draw:marker-start-width="0.275cm" draw:marker-end-width="0.275cm" draw:fill="none" draw:textarea-horizontal-align="justify" draw:textarea-vertical-align="middle" draw:auto-grow-height="false" fo:min-height="4.7cm" fo:min-width="11.45cm" fo:padding-top="0.15cm" fo:padding-bottom="0.15cm" fo:padding-left="0.275cm" fo:padding-right="0.275cm" loext:decorative="false"/>
    </style:style>
    <style:style style:name="gr30" style:family="graphic" style:parent-style-name="standard">
      <style:graphic-properties draw:stroke="dash" draw:stroke-dash="Ultrafine_20_Dashed" svg:stroke-width="0.05cm" svg:stroke-color="#000000" draw:marker-start-width="0.275cm" draw:marker-end-width="0.275cm" draw:fill="none" draw:textarea-horizontal-align="justify" draw:textarea-vertical-align="middle" draw:auto-grow-height="false" fo:min-height="8.2cm" fo:min-width="10.95cm" fo:padding-top="0.15cm" fo:padding-bottom="0.15cm" fo:padding-left="0.275cm" fo:padding-right="0.275cm" loext:decorative="false"/>
    </style:style>
    <style:style style:name="gr31" style:family="graphic" style:parent-style-name="standard">
      <style:graphic-properties draw:stroke="none" svg:stroke-color="#000000" draw:fill="solid" draw:fill-color="#ffff99" draw:textarea-horizontal-align="left" draw:auto-grow-height="true" draw:auto-grow-width="true" fo:min-height="0.479cm" fo:min-width="4.066cm" loext:decorative="false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3cm" fo:min-width="1.175cm" loext:decorative="false"/>
      <style:paragraph-properties style:writing-mode="lr-tb"/>
    </style:style>
    <style:style style:name="gr33" style:family="graphic" style:parent-style-name="standard">
      <style:graphic-properties svg:stroke-color="#000000" draw:fill="solid" draw:fill-color="#cccccc" draw:textarea-horizontal-align="justify" draw:textarea-vertical-align="middle" draw:auto-grow-height="false" fo:min-height="0cm" fo:min-width="0cm" loext:decorative="false"/>
    </style:style>
    <style:style style:name="gr34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0cm" fo:min-width="0cm" loext:decorative="false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5cm" fo:min-width="1.547cm" loext:decorative="false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7cm" fo:min-width="1.187cm" loext:decorative="false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7cm" fo:min-width="0.679cm" loext:decorative="false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645cm" fo:min-width="0.946cm" fo:padding-top="0.1cm" fo:padding-bottom="0.1cm" fo:padding-left="0.1cm" fo:padding-right="0.1cm" loext:decorative="false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3cm" fo:min-width="1.497cm" loext:decorative="false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7cm" fo:min-width="2.034cm" loext:decorative="false"/>
      <style:paragraph-properties style:writing-mode="lr-tb"/>
    </style:style>
    <style:style style:name="gr41" style:family="graphic" style:parent-style-name="standard">
      <style:graphic-properties draw:stroke="none" svg:stroke-color="#000000" draw:fill="solid" draw:fill-color="#808080" draw:textarea-horizontal-align="justify" draw:textarea-vertical-align="middle" draw:auto-grow-height="false" fo:min-height="0cm" fo:min-width="1cm" loext:decorative="false"/>
    </style:style>
    <style:style style:name="gr42" style:family="graphic" style:parent-style-name="standard">
      <style:graphic-properties svg:stroke-color="#000000" draw:fill="hatch" draw:fill-color="#cccccc" draw:fill-hatch-name="Black_20_45_20_Degrees" draw:textarea-horizontal-align="justify" draw:textarea-vertical-align="middle" draw:auto-grow-height="false" fo:min-height="1.75cm" fo:min-width="1.5cm" loext:decorative="false"/>
    </style:style>
    <style:style style:name="gr4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cm" fo:min-width="0cm" loext:decorative="false"/>
    </style:style>
    <style:style style:name="gr44" style:family="graphic" style:parent-style-name="standard">
      <style:graphic-properties draw:stroke="none" svg:stroke-color="#000000" draw:fill="solid" draw:fill-color="#808080" draw:textarea-horizontal-align="justify" draw:textarea-vertical-align="middle" draw:auto-grow-height="false" fo:min-height="1.25cm" fo:min-width="0cm" loext:decorative="false"/>
    </style:style>
    <style:style style:name="gr45" style:family="graphic" style:parent-style-name="standard">
      <style:graphic-properties draw:stroke="none" svg:stroke-color="#000000" draw:fill="solid" draw:fill-color="#808080" draw:textarea-horizontal-align="justify" draw:textarea-vertical-align="middle" draw:auto-grow-height="false" fo:min-height="0cm" fo:min-width="0cm" loext:decorative="false"/>
    </style:style>
    <style:style style:name="gr46" style:family="graphic" style:parent-style-name="standard">
      <style:graphic-properties draw:stroke="solid" draw:stroke-dash="Ultrafine_20_Dashed" svg:stroke-width="0.025cm" svg:stroke-color="#000000" draw:marker-start-width="0.237cm" draw:marker-end-width="0.237cm" draw:fill-color="#ffffff" draw:textarea-vertical-align="middle" fo:padding-top="0.137cm" fo:padding-bottom="0.137cm" fo:padding-left="0.262cm" fo:padding-right="0.262cm" loext:decorative="false"/>
    </style:style>
    <style:style style:name="gr47" style:family="graphic" style:parent-style-name="standard">
      <style:graphic-properties draw:stroke="solid" draw:stroke-dash="Ultrafine_20_Dashed" svg:stroke-width="0.025cm" svg:stroke-color="#000000" draw:marker-start-width="0.237cm" draw:marker-end-width="0.237cm" draw:fill-color="#000000" draw:textarea-vertical-align="middle" fo:padding-top="0.137cm" fo:padding-bottom="0.137cm" fo:padding-left="0.262cm" fo:padding-right="0.262cm" loext:decorative="false"/>
    </style:style>
    <style:style style:name="gr48" style:family="graphic" style:parent-style-name="objectwithoutfill">
      <style:graphic-properties draw:stroke="dash" draw:stroke-dash="Fine_20_Dashed" svg:stroke-width="0.025cm" svg:stroke-color="#808080" draw:marker-start-width="0.237cm" draw:marker-end-width="0.237cm" draw:fill="none" draw:textarea-vertical-align="middle" fo:padding-top="0.137cm" fo:padding-bottom="0.137cm" fo:padding-left="0.262cm" fo:padding-right="0.262cm" loext:decorative="false"/>
    </style:style>
    <style:style style:name="gr49" style:family="graphic" style:parent-style-name="standard">
      <style:graphic-properties svg:stroke-width="0.025cm" svg:stroke-color="#000000" draw:marker-start-width="0.237cm" draw:marker-end-width="0.237cm" draw:fill-color="#000000" draw:textarea-vertical-align="middle" fo:padding-top="0.137cm" fo:padding-bottom="0.137cm" fo:padding-left="0.262cm" fo:padding-right="0.262cm" loext:decorative="false"/>
    </style:style>
    <style:style style:name="gr50" style:family="graphic" style:parent-style-name="standard">
      <style:graphic-properties svg:stroke-width="0.025cm" svg:stroke-color="#000000" draw:marker-start-width="0.237cm" draw:marker-end-width="0.237cm" draw:fill-color="#ffffff" draw:textarea-vertical-align="middle" fo:padding-top="0.137cm" fo:padding-bottom="0.137cm" fo:padding-left="0.262cm" fo:padding-right="0.262cm" loext:decorative="false"/>
    </style:style>
    <style:style style:name="gr51" style:family="graphic" style:parent-style-name="standard">
      <style:graphic-properties draw:stroke="none" svg:stroke-color="#000000" draw:fill="solid" draw:fill-color="#ffff99" draw:textarea-horizontal-align="left" draw:auto-grow-height="true" draw:auto-grow-width="true" fo:min-height="0.479cm" fo:min-width="2.5cm" loext:decorative="false"/>
      <style:paragraph-properties style:writing-mode="lr-tb"/>
    </style:style>
    <style:style style:name="gr52" style:family="graphic" style:parent-style-name="standard">
      <style:graphic-properties draw:stroke="dash" draw:stroke-dash="Ultrafine_20_Dashed" svg:stroke-width="0.05cm" svg:stroke-color="#000000" draw:marker-start-width="0.275cm" draw:marker-end-width="0.275cm" draw:fill="none" draw:textarea-horizontal-align="justify" draw:textarea-vertical-align="middle" draw:auto-grow-height="false" fo:min-height="6.686cm" fo:min-width="13.95cm" fo:padding-top="0.15cm" fo:padding-bottom="0.15cm" fo:padding-left="0.275cm" fo:padding-right="0.275cm" loext:decorative="false"/>
    </style:style>
    <style:style style:name="gr53" style:family="graphic" style:parent-style-name="standard">
      <style:graphic-properties draw:stroke="dash" draw:stroke-dash="Ultrafine_20_Dashed" svg:stroke-width="0.05cm" svg:stroke-color="#000000" draw:marker-start-width="0.275cm" draw:marker-end-width="0.275cm" draw:fill="none" draw:textarea-horizontal-align="justify" draw:textarea-vertical-align="middle" draw:auto-grow-height="false" fo:min-height="7.715cm" fo:min-width="15.95cm" fo:padding-top="0.15cm" fo:padding-bottom="0.15cm" fo:padding-left="0.275cm" fo:padding-right="0.275cm" loext:decorative="false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3cm" fo:min-width="2.03cm" loext:decorative="false"/>
      <style:paragraph-properties style:writing-mode="lr-tb"/>
    </style:style>
    <style:style style:name="gr55" style:family="graphic" style:parent-style-name="objectwithoutfill">
      <style:graphic-properties svg:stroke-width="0.05cm" draw:marker-end="Arrow" draw:marker-end-width="0.15cm" draw:fill="none" draw:textarea-vertical-align="middle" fo:padding-top="0.15cm" fo:padding-bottom="0.15cm" fo:padding-left="0.275cm" fo:padding-right="0.275cm" loext:decorative="false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0cm" loext:decorative="false"/>
      <style:paragraph-properties style:writing-mode="lr-tb"/>
    </style:style>
    <style:style style:name="gr57" style:family="graphic" style:parent-style-name="standard">
      <style:graphic-properties draw:stroke="none" svg:stroke-color="#000000" draw:fill="solid" draw:fill-color="#cccccc" draw:opacity="50%" draw:textarea-vertical-align="middle" draw:shadow-opacity="50%" loext:decorative="false"/>
    </style:style>
    <style:style style:name="gr58" style:family="graphic" style:parent-style-name="standard">
      <style:graphic-properties svg:stroke-color="#000000" draw:fill="solid" draw:fill-color="#ff6600" draw:opacity="50%" draw:textarea-vertical-align="middle" draw:shadow-opacity="50%" loext:decorative="false"/>
    </style:style>
    <style:style style:name="gr59" style:family="graphic" style:parent-style-name="standard">
      <style:graphic-properties draw:stroke="dash" draw:stroke-dash="Fine_20_Dashed" svg:stroke-width="0cm" svg:stroke-color="#000000" draw:marker-start-width="0.2cm" draw:marker-end-width="0.2cm" draw:fill="none" draw:textarea-vertical-align="middle" fo:padding-top="0.125cm" fo:padding-bottom="0.125cm" fo:padding-left="0.25cm" fo:padding-right="0.25cm" loext:decorative="false"/>
    </style:style>
    <style:style style:name="gr60" style:family="graphic" style:parent-style-name="objectwithoutfill">
      <style:graphic-properties svg:stroke-width="0.05cm" svg:stroke-color="#000000" draw:marker-end="Arrow" draw:marker-end-width="0.15cm" draw:fill="none" draw:textarea-vertical-align="middle" fo:padding-top="0.15cm" fo:padding-bottom="0.15cm" fo:padding-left="0.275cm" fo:padding-right="0.275cm" loext:decorative="false"/>
    </style:style>
    <style:style style:name="gr61" style:family="graphic" style:parent-style-name="objectwithoutfill">
      <style:graphic-properties svg:stroke-width="0cm" svg:stroke-color="#000000" draw:fill="none" draw:textarea-vertical-align="middle" loext:decorative="false"/>
    </style:style>
    <style:style style:name="gr62" style:family="graphic" style:parent-style-name="objectwithoutfill">
      <style:graphic-properties svg:stroke-width="0cm" svg:stroke-color="#000000" draw:marker-start-width="0.125cm" draw:marker-end-width="0.125cm" draw:fill="none" draw:textarea-vertical-align="middle" fo:padding-top="0.125cm" fo:padding-bottom="0.125cm" fo:padding-left="0.25cm" fo:padding-right="0.25cm" loext:decorative="false"/>
    </style:style>
    <style:style style:name="gr63" style:family="graphic">
      <style:graphic-properties loext:decorative="false"/>
    </style:style>
    <style:style style:name="gr64" style:family="graphic" style:parent-style-name="standard">
      <style:graphic-properties draw:stroke="solid" draw:stroke-dash="Fine_20_Dashed" svg:stroke-width="0cm" svg:stroke-color="#000000" draw:marker-start-width="0.2cm" draw:marker-end-width="0.2cm" draw:fill="solid" draw:fill-color="#cccccc" draw:opacity="50%" draw:textarea-vertical-align="middle" fo:padding-top="0.125cm" fo:padding-bottom="0.125cm" fo:padding-left="0.25cm" fo:padding-right="0.25cm" draw:shadow-opacity="50%" loext:decorative="false"/>
    </style:style>
    <style:style style:name="gr65" style:family="graphic" style:parent-style-name="objectwithoutfill">
      <style:graphic-properties svg:stroke-color="#000000" draw:fill="none" draw:textarea-vertical-align="middle" loext:decorative="false"/>
    </style:style>
    <style:style style:name="gr66" style:family="graphic" style:parent-style-name="standard">
      <style:graphic-properties svg:stroke-color="#000000" draw:fill="solid" draw:fill-color="#cccccc" draw:opacity="50%" draw:textarea-vertical-align="middle" draw:shadow-opacity="50%" loext:decorative="false"/>
    </style:style>
    <style:style style:name="gr67" style:family="graphic" style:parent-style-name="standard">
      <style:graphic-properties svg:stroke-color="#000000" draw:fill="solid" draw:fill-color="#0000ff" draw:opacity="50%" draw:textarea-vertical-align="middle" draw:shadow-opacity="50%" loext:decorative="false"/>
    </style:style>
    <style:style style:name="gr68" style:family="graphic" style:parent-style-name="standard">
      <style:graphic-properties svg:stroke-width="0cm" svg:stroke-color="#000000" draw:fill="solid" draw:fill-color="#ff6600" draw:opacity="50%" draw:textarea-vertical-align="middle" draw:shadow-opacity="50%" loext:decorative="false"/>
    </style:style>
    <style:style style:name="gr69" style:family="graphic" style:parent-style-name="standard">
      <style:graphic-properties svg:stroke-width="0cm" svg:stroke-color="#000000" draw:marker-start-width="0.125cm" draw:marker-end-width="0.125cm" draw:fill="solid" draw:fill-color="#ff6600" draw:opacity="50%" draw:textarea-vertical-align="middle" fo:padding-top="0.125cm" fo:padding-bottom="0.125cm" fo:padding-left="0.25cm" fo:padding-right="0.25cm" draw:shadow-opacity="50%" loext:decorative="false"/>
    </style:style>
    <style:style style:name="gr70" style:family="graphic" style:parent-style-name="standard">
      <style:graphic-properties svg:stroke-width="0cm" svg:stroke-color="#000000" draw:fill="none" draw:textarea-vertical-align="middle" loext:decorative="false"/>
    </style:style>
    <style:style style:name="gr71" style:family="graphic" style:parent-style-name="standard">
      <style:graphic-properties draw:stroke="none" svg:stroke-width="0.05cm" svg:stroke-color="#000000" draw:fill="none" draw:fill-color="#ffffff" draw:textarea-horizontal-align="left" draw:auto-grow-height="true" draw:auto-grow-width="true" fo:min-height="0.395cm" fo:min-width="3.304cm" fo:padding-top="0.15cm" fo:padding-bottom="0.15cm" fo:padding-left="0.275cm" fo:padding-right="0.275cm" loext:decorative="false"/>
      <style:paragraph-properties style:writing-mode="lr-tb"/>
    </style:style>
    <style:style style:name="gr72" style:family="graphic" style:parent-style-name="standard">
      <style:graphic-properties draw:stroke="none" svg:stroke-width="0.05cm" svg:stroke-color="#000000" draw:fill="none" draw:fill-color="#ffffff" draw:textarea-horizontal-align="left" draw:auto-grow-height="true" draw:auto-grow-width="true" fo:min-height="0.395cm" fo:min-width="2.328cm" fo:padding-top="0.15cm" fo:padding-bottom="0.15cm" fo:padding-left="0.275cm" fo:padding-right="0.275cm" loext:decorative="false"/>
      <style:paragraph-properties style:writing-mode="lr-tb"/>
    </style:style>
    <style:style style:name="gr73" style:family="graphic" style:parent-style-name="standard">
      <style:graphic-properties draw:stroke="none" svg:stroke-width="0.05cm" svg:stroke-color="#000000" draw:fill="none" draw:fill-color="#ffffff" draw:textarea-horizontal-align="left" draw:auto-grow-height="true" draw:auto-grow-width="true" fo:min-height="0.395cm" fo:min-width="2.445cm" fo:padding-top="0.15cm" fo:padding-bottom="0.15cm" fo:padding-left="0.275cm" fo:padding-right="0.275cm" loext:decorative="false"/>
      <style:paragraph-properties style:writing-mode="lr-tb"/>
    </style:style>
    <style:style style:name="gr74" style:family="graphic" style:parent-style-name="standard">
      <style:graphic-properties draw:stroke="dash" draw:stroke-dash="Ultrafine_20_Dashed" svg:stroke-width="0.05cm" svg:stroke-color="#000000" draw:marker-start-width="0.275cm" draw:marker-end-width="0.275cm" draw:fill="none" draw:textarea-horizontal-align="justify" draw:textarea-vertical-align="middle" draw:auto-grow-height="false" fo:min-height="22.678cm" fo:min-width="13.45cm" fo:padding-top="0.15cm" fo:padding-bottom="0.15cm" fo:padding-left="0.275cm" fo:padding-right="0.275cm" loext:decorative="false"/>
    </style:style>
    <style:style style:name="gr75" style:family="graphic" style:parent-style-name="standard">
      <style:graphic-properties draw:stroke="dash" draw:stroke-dash="Ultrafine_20_Dashed" svg:stroke-width="0.05cm" svg:stroke-color="#000000" draw:marker-start-width="0.275cm" draw:marker-end-width="0.275cm" draw:fill="none" draw:textarea-horizontal-align="justify" draw:textarea-vertical-align="middle" draw:auto-grow-height="false" fo:min-height="8.185cm" fo:min-width="16.45cm" fo:padding-top="0.15cm" fo:padding-bottom="0.15cm" fo:padding-left="0.275cm" fo:padding-right="0.275cm" loext:decorative="false"/>
    </style:style>
    <style:style style:name="gr76" style:family="graphic" style:parent-style-name="standard">
      <style:graphic-properties draw:stroke="none" draw:fill-color="#cccccc" draw:textarea-horizontal-align="justify" draw:textarea-vertical-align="middle" draw:auto-grow-height="false" fo:min-height="3.25cm" fo:min-width="4.5cm" loext:decorative="false"/>
    </style:style>
    <style:style style:name="gr77" style:family="graphic" style:parent-style-name="standard">
      <style:graphic-properties svg:stroke-width="0.05cm" svg:stroke-color="#000000" draw:marker-start-width="0.275cm" draw:marker-end-width="0.275cm" draw:fill-color="#ffffff" draw:textarea-horizontal-align="justify" draw:textarea-vertical-align="middle" draw:auto-grow-height="false" fo:min-height="2.25cm" fo:min-width="3.5cm" fo:padding-top="0.15cm" fo:padding-bottom="0.15cm" fo:padding-left="0.275cm" fo:padding-right="0.275cm" loext:decorative="false"/>
    </style:style>
    <style:style style:name="gr78" style:family="graphic" style:parent-style-name="standard">
      <style:graphic-properties draw:stroke="none" draw:fill-color="#ff6600" draw:textarea-horizontal-align="justify" draw:textarea-vertical-align="middle" draw:auto-grow-height="false" fo:min-height="0.25cm" fo:min-width="4.5cm" style:writing-mode="lr-tb" loext:decorative="false"/>
      <style:paragraph-properties style:writing-mode="lr-tb"/>
    </style:style>
    <style:style style:name="gr79" style:family="graphic" style:parent-style-name="standard">
      <style:graphic-properties svg:stroke-width="0.05cm" svg:stroke-color="#000000" draw:marker-start="Arrow" draw:marker-start-width="0.2cm" draw:marker-end="Arrow" draw:marker-end-width="0.2cm" draw:textarea-vertical-align="middle" fo:padding-top="0.15cm" fo:padding-bottom="0.15cm" fo:padding-left="0.275cm" fo:padding-right="0.275cm" loext:decorative="false"/>
    </style:style>
    <style:style style:name="gr80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395cm" fo:min-width="1.484cm" fo:padding-top="0.03cm" fo:padding-bottom="0.03cm" fo:padding-left="0.15cm" fo:padding-right="0.15cm" loext:decorative="false"/>
      <style:paragraph-properties style:writing-mode="lr-tb"/>
    </style:style>
    <style:style style:name="gr81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0.395cm" fo:min-width="1.619cm" fo:padding-top="0.03cm" fo:padding-bottom="0.03cm" fo:padding-left="0.15cm" fo:padding-right="0.15cm" loext:decorative="false"/>
      <style:paragraph-properties style:writing-mode="lr-tb"/>
    </style:style>
    <style:style style:name="gr82" style:family="graphic" style:parent-style-name="standard">
      <style:graphic-properties draw:stroke="none" draw:fill="solid" draw:fill-color="#729fcf" draw:opacity="50%" draw:textarea-horizontal-align="justify" draw:textarea-vertical-align="middle" draw:auto-grow-height="false" fo:min-height="0.25cm" fo:min-width="4.5cm" draw:shadow-opacity="50%" loext:decorative="false"/>
    </style:style>
    <style:style style:name="gr83" style:family="graphic" style:parent-style-name="standard">
      <style:graphic-properties draw:stroke="none" draw:fill="solid" draw:fill-color="#aecf00" draw:opacity="50%" draw:textarea-horizontal-align="justify" draw:textarea-vertical-align="middle" draw:auto-grow-height="false" fo:min-height="0.25cm" fo:min-width="4.5cm" draw:shadow-opacity="50%" loext:decorative="false"/>
    </style:style>
    <style:style style:name="gr84" style:family="graphic" style:parent-style-name="standard">
      <style:graphic-properties svg:stroke-width="0.05cm" svg:stroke-color="#000000" draw:marker-start-width="0.275cm" draw:marker-end-width="0.275cm" draw:fill-color="#ffffff" draw:textarea-horizontal-align="justify" draw:textarea-vertical-align="middle" draw:auto-grow-height="false" fo:min-height="2.2cm" fo:min-width="3.45cm" fo:padding-top="0.15cm" fo:padding-bottom="0.15cm" fo:padding-left="0.275cm" fo:padding-right="0.275cm" loext:decorative="false"/>
    </style:style>
    <style:style style:name="gr85" style:family="graphic" style:parent-style-name="standard">
      <style:graphic-properties draw:stroke="none" draw:fill="solid" draw:fill-color="#729fcf" draw:opacity="50%" draw:textarea-horizontal-align="justify" draw:textarea-vertical-align="middle" draw:auto-grow-height="false" fo:min-height="3.25cm" fo:min-width="0cm" draw:shadow-opacity="50%" loext:decorative="false"/>
    </style:style>
    <style:style style:name="gr86" style:family="graphic" style:parent-style-name="standard">
      <style:graphic-properties draw:stroke="none" draw:fill="solid" draw:fill-color="#aecf00" draw:opacity="50%" draw:textarea-horizontal-align="justify" draw:textarea-vertical-align="middle" draw:auto-grow-height="false" fo:min-height="3.25cm" fo:min-width="0cm" draw:shadow-opacity="50%" loext:decorative="false"/>
    </style:style>
    <style:style style:name="gr87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395cm" fo:min-width="1.619cm" fo:padding-top="0.03cm" fo:padding-bottom="0.03cm" fo:padding-left="0.15cm" fo:padding-right="0.15cm" loext:decorative="false"/>
      <style:paragraph-properties style:writing-mode="lr-tb"/>
    </style:style>
    <style:style style:name="gr88" style:family="graphic" style:parent-style-name="objectwithoutfill">
      <style:graphic-properties svg:stroke-width="0.1cm" svg:stroke-color="#cccccc" draw:marker-start-width="0.35cm" draw:marker-end="Arrow" draw:marker-end-width="0.45cm" draw:fill="none" draw:textarea-vertical-align="middle" fo:padding-top="0.175cm" fo:padding-bottom="0.175cm" fo:padding-left="0.3cm" fo:padding-right="0.3cm" loext:decorative="false"/>
    </style:style>
    <style:style style:name="gr89" style:family="graphic" style:parent-style-name="standard">
      <style:graphic-properties draw:stroke="none" draw:fill-color="#ff6600" draw:textarea-horizontal-align="justify" draw:textarea-vertical-align="middle" draw:auto-grow-height="false" fo:min-height="0.25cm" fo:min-width="3cm" style:writing-mode="lr-tb" loext:decorative="false"/>
      <style:paragraph-properties style:writing-mode="lr-tb"/>
    </style:style>
    <style:style style:name="gr90" style:family="graphic" style:parent-style-name="standard">
      <style:graphic-properties draw:stroke="none" draw:fill-color="#cccccc" draw:textarea-horizontal-align="justify" draw:textarea-vertical-align="middle" draw:auto-grow-height="false" fo:min-height="3.25cm" fo:min-width="4.25cm" loext:decorative="false"/>
    </style:style>
    <style:style style:name="gr91" style:family="graphic" style:parent-style-name="standard">
      <style:graphic-properties svg:stroke-width="0.05cm" svg:stroke-color="#000000" draw:marker-start-width="0.275cm" draw:marker-end-width="0.275cm" draw:fill-color="#ffffff" draw:textarea-horizontal-align="justify" draw:textarea-vertical-align="middle" draw:auto-grow-height="false" fo:min-height="2.2cm" fo:min-width="3.2cm" fo:padding-top="0.15cm" fo:padding-bottom="0.15cm" fo:padding-left="0.275cm" fo:padding-right="0.275cm" loext:decorative="false"/>
    </style:style>
    <style:style style:name="gr92" style:family="graphic" style:parent-style-name="standard">
      <style:graphic-properties draw:stroke="solid" svg:stroke-width="0.05cm" svg:stroke-color="#000000" draw:marker-start-width="0.275cm" draw:marker-end-width="0.275cm" draw:fill-color="#ff6600" draw:textarea-horizontal-align="justify" draw:textarea-vertical-align="middle" draw:auto-grow-height="false" fo:min-height="1cm" fo:min-width="0.75cm" fo:padding-top="0.15cm" fo:padding-bottom="0.15cm" fo:padding-left="0.275cm" fo:padding-right="0.275cm" style:writing-mode="lr-tb" loext:decorative="false"/>
      <style:paragraph-properties style:writing-mode="lr-tb"/>
    </style:style>
    <style:style style:name="gr93" style:family="graphic" style:parent-style-name="standard">
      <style:graphic-properties draw:stroke="solid" svg:stroke-color="#000000" draw:fill="hatch" draw:fill-hatch-name="Black_20_45_20_Degrees" draw:textarea-horizontal-align="justify" draw:textarea-vertical-align="middle" draw:auto-grow-height="false" fo:min-height="9.75cm" fo:min-width="9.5cm" loext:decorative="false"/>
    </style:style>
    <style:style style:name="gr94" style:family="graphic" style:parent-style-name="standard">
      <style:graphic-properties svg:stroke-width="0cm" svg:stroke-color="#000000" draw:marker-start-width="0.2cm" draw:marker-end-width="0.2cm" draw:fill="solid" draw:fill-color="#ffffff" draw:textarea-horizontal-align="justify" draw:textarea-vertical-align="middle" draw:auto-grow-height="false" fo:min-height="8.75cm" fo:min-width="8.5cm" fo:padding-top="0.125cm" fo:padding-bottom="0.125cm" fo:padding-left="0.25cm" fo:padding-right="0.25cm" loext:decorative="false"/>
    </style:style>
    <style:style style:name="gr95" style:family="graphic" style:parent-style-name="standard">
      <style:graphic-properties svg:stroke-width="0.05cm" svg:stroke-color="#000000" draw:marker-start-width="0.275cm" draw:marker-end-width="0.275cm" draw:fill="hatch" draw:fill-color="#cccccc" draw:fill-hatch-name="Black_20_45_20_Degrees" draw:textarea-horizontal-align="justify" draw:textarea-vertical-align="middle" draw:auto-grow-height="false" fo:min-height="3.7cm" fo:min-width="3.45cm" fo:padding-top="0.15cm" fo:padding-bottom="0.15cm" fo:padding-left="0.275cm" fo:padding-right="0.275cm" loext:decorative="false"/>
    </style:style>
    <style:style style:name="gr96" style:family="graphic" style:parent-style-name="standard">
      <style:graphic-properties svg:stroke-width="0cm" svg:stroke-color="#000000" draw:marker-start-width="0.2cm" draw:marker-end-width="0.2cm" draw:fill="solid" draw:fill-color="#ffffff" draw:textarea-horizontal-align="justify" draw:textarea-vertical-align="middle" draw:auto-grow-height="false" fo:min-height="2.75cm" fo:min-width="2.5cm" fo:padding-top="0.125cm" fo:padding-bottom="0.125cm" fo:padding-left="0.25cm" fo:padding-right="0.25cm" loext:decorative="false"/>
    </style:style>
    <style:style style:name="gr97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2.75cm" fo:min-width="2.5cm" loext:decorative="false"/>
    </style:style>
    <style:style style:name="gr9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cm" fo:min-width="0.239cm" loext:decorative="false"/>
      <style:paragraph-properties style:writing-mode="lr-tb"/>
    </style:style>
    <style:style style:name="gr9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239cm" loext:decorative="false"/>
      <style:paragraph-properties style:writing-mode="lr-tb"/>
    </style:style>
    <style:style style:name="gr10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307cm" loext:decorative="false"/>
      <style:paragraph-properties style:writing-mode="lr-tb"/>
    </style:style>
    <style:style style:name="gr101" style:family="graphic" style:parent-style-name="standard">
      <style:graphic-properties draw:stroke="none" svg:stroke-color="#999999" draw:fill="solid" draw:fill-color="#333333" draw:textarea-horizontal-align="justify" draw:textarea-vertical-align="middle" draw:auto-grow-height="false" fo:min-height="0.25cm" fo:min-width="0cm" loext:decorative="false"/>
    </style:style>
    <style:style style:name="gr10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0.51cm" loext:decorative="false"/>
      <style:paragraph-properties style:writing-mode="lr-tb"/>
    </style:style>
    <style:style style:name="gr10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79cm" loext:decorative="false"/>
      <style:paragraph-properties style:writing-mode="lr-tb"/>
    </style:style>
    <style:style style:name="gr104" style:family="graphic" style:parent-style-name="standard">
      <style:graphic-properties svg:stroke-color="#000000" draw:marker-start="Arrow" draw:marker-start-width="0.15cm" draw:marker-end="Arrow" draw:marker-end-width="0.15cm" draw:textarea-vertical-align="middle" loext:decorative="false"/>
    </style:style>
    <style:style style:name="gr10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581cm" loext:decorative="false"/>
      <style:paragraph-properties style:writing-mode="lr-tb"/>
    </style:style>
    <style:style style:name="gr10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1.78cm" loext:decorative="false"/>
      <style:paragraph-properties style:writing-mode="lr-tb"/>
    </style:style>
    <style:style style:name="gr107" style:family="graphic" style:parent-style-name="standard">
      <style:graphic-properties draw:stroke="dash" draw:stroke-dash="Fine_20_Dashed" svg:stroke-width="0.05cm" svg:stroke-color="#000000" draw:marker-start-width="0.275cm" draw:marker-end-width="0.275cm" draw:fill="none" draw:textarea-horizontal-align="justify" draw:textarea-vertical-align="middle" draw:auto-grow-height="false" fo:min-height="13.95cm" fo:min-width="16.45cm" fo:padding-top="0.15cm" fo:padding-bottom="0.15cm" fo:padding-left="0.275cm" fo:padding-right="0.275cm" loext:decorative="false"/>
    </style:style>
    <style:style style:name="gr108" style:family="graphic" style:parent-style-name="standard">
      <style:graphic-properties svg:stroke-color="#000000" draw:fill="none" draw:textarea-vertical-align="middle" loext:decorative="false"/>
    </style:style>
    <style:style style:name="gr109" style:family="graphic" style:parent-style-name="standard">
      <style:graphic-properties draw:stroke="dash" draw:stroke-dash="Fine_20_Dashed" svg:stroke-color="#000000" draw:fill="none" draw:textarea-vertical-align="middle" loext:decorative="false"/>
    </style:style>
    <style:style style:name="gr110" style:family="graphic" style:parent-style-name="standard">
      <style:graphic-properties svg:stroke-color="#000000" draw:fill="none" draw:textarea-vertical-align="middle" draw:auto-grow-height="false" fo:min-height="3.25cm" fo:min-width="0cm" loext:decorative="false"/>
    </style:style>
    <style:style style:name="gr111" style:family="graphic" style:parent-style-name="objectwithoutfill">
      <style:graphic-properties svg:stroke-width="0.05cm" svg:stroke-color="#000000" draw:marker-start-width="0.275cm" draw:marker-end="Arrow" draw:marker-end-width="0.2cm" draw:fill="none" draw:textarea-vertical-align="middle" fo:padding-top="0.15cm" fo:padding-bottom="0.15cm" fo:padding-left="0.275cm" fo:padding-right="0.275cm" loext:decorative="false"/>
    </style:style>
    <style:style style:name="gr112" style:family="graphic" style:parent-style-name="standard">
      <style:graphic-properties svg:stroke-color="#000000" draw:fill="none" draw:textarea-vertical-align="middle" draw:auto-grow-height="false" fo:min-height="2.25cm" fo:min-width="0cm" loext:decorative="false"/>
    </style:style>
    <style:style style:name="gr113" style:family="graphic" style:parent-style-name="standard">
      <style:graphic-properties draw:stroke="solid" svg:stroke-width="0cm" svg:stroke-color="#000000" draw:marker-start-width="0.2cm" draw:marker-end-width="0.2cm" draw:fill-color="#b2b2b2" draw:textarea-horizontal-align="justify" draw:textarea-vertical-align="middle" draw:auto-grow-height="false" fo:min-height="4.75cm" fo:min-width="4.5cm" fo:padding-top="0.125cm" fo:padding-bottom="0.125cm" fo:padding-left="0.25cm" fo:padding-right="0.25cm" loext:decorative="false"/>
    </style:style>
    <style:style style:name="gr11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263cm" fo:min-width="1cm" loext:decorative="false"/>
    </style:style>
    <style:style style:name="gr115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237cm" fo:min-width="1cm" loext:decorative="false"/>
    </style:style>
    <style:style style:name="gr116" style:family="graphic" style:parent-style-name="standard">
      <style:graphic-properties draw:stroke="solid" svg:stroke-width="0.05cm" svg:stroke-color="#000000" draw:marker-start-width="0.275cm" draw:marker-end-width="0.275cm" draw:fill="solid" draw:fill-color="#b2b2b2" draw:opacity="50%" draw:textarea-horizontal-align="justify" draw:textarea-vertical-align="middle" draw:auto-grow-height="false" fo:min-height="1.75cm" fo:min-width="1.5cm" fo:padding-top="0.15cm" fo:padding-bottom="0.15cm" fo:padding-left="0.275cm" fo:padding-right="0.275cm" draw:shadow-opacity="50%" loext:decorative="false"/>
    </style:style>
    <style:style style:name="gr117" style:family="graphic" style:parent-style-name="standard">
      <style:graphic-properties draw:stroke="dash" draw:stroke-dash="Ultrafine_20_Dashed" svg:stroke-width="0.05cm" svg:stroke-color="#000000" draw:marker-start-width="0.275cm" draw:marker-end-width="0.275cm" draw:fill="none" draw:textarea-horizontal-align="justify" draw:textarea-vertical-align="middle" draw:auto-grow-height="false" fo:min-height="7.7cm" fo:min-width="9.95cm" fo:padding-top="0.15cm" fo:padding-bottom="0.15cm" fo:padding-left="0.275cm" fo:padding-right="0.275cm" loext:decorative="false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loext:graphic-properties draw:fill="solid" draw:fill-color="#000000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12pt" style:font-size-asian="12pt" style:font-size-complex="12pt"/>
    </style:style>
    <style:style style:name="P5" style:family="paragraph">
      <loext:graphic-properties draw:fill="none" draw:fill-color="#ffffff"/>
      <style:text-properties fo:font-size="10pt" style:font-size-asian="8pt" style:font-size-complex="8pt"/>
    </style:style>
    <style:style style:name="P6" style:family="paragraph">
      <loext:graphic-properties draw:fill="hatch" draw:fill-hatch-name="Black_20_45_20_Degrees"/>
      <style:paragraph-properties fo:text-align="center"/>
      <style:text-properties fo:font-size="10pt"/>
    </style:style>
    <style:style style:name="P7" style:family="paragraph">
      <loext:graphic-properties draw:fill="solid" draw:fill-color="#ffffff"/>
      <style:paragraph-properties fo:text-align="center"/>
      <style:text-properties fo:font-size="10pt"/>
    </style:style>
    <style:style style:name="P8" style:family="paragraph">
      <loext:graphic-properties draw:fill="hatch" draw:fill-color="#cccccc" draw:fill-hatch-name="Black_20_45_20_Degrees"/>
      <style:paragraph-properties fo:text-align="center"/>
      <style:text-properties fo:font-size="10pt"/>
    </style:style>
    <style:style style:name="P9" style:family="paragraph">
      <loext:graphic-properties draw:fill="none" draw:fill-color="#ffffff"/>
      <style:text-properties fo:font-size="10pt" fo:font-style="italic" style:font-size-asian="8pt" style:font-style-asian="italic" style:font-size-complex="8pt" style:font-style-complex="italic"/>
    </style:style>
    <style:style style:name="P10" style:family="paragraph">
      <loext:graphic-properties draw:fill="none"/>
      <style:paragraph-properties fo:text-align="center"/>
      <style:text-properties fo:font-size="10pt"/>
    </style:style>
    <style:style style:name="P11" style:family="paragraph">
      <loext:graphic-properties draw:fill="solid" draw:fill-color="#333333"/>
      <style:paragraph-properties fo:text-align="center"/>
      <style:text-properties fo:font-size="10pt"/>
    </style:style>
    <style:style style:name="P12" style:family="paragraph">
      <loext:graphic-properties draw:fill="none" draw:fill-color="#ffffff"/>
      <style:text-properties style:font-name="Courier New" fo:font-size="10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P13" style:family="paragraph">
      <style:paragraph-properties fo:text-align="center"/>
      <style:text-properties fo:font-size="10pt"/>
    </style:style>
    <style:style style:name="P14" style:family="paragraph">
      <loext:graphic-properties draw:fill="none" draw:fill-color="#ffffff"/>
      <style:text-properties style:font-name="Courier New" fo:font-size="10pt" fo:font-weight="bold" style:font-size-asian="8pt" style:font-weight-asian="bold" style:font-size-complex="8pt" style:font-weight-complex="bold"/>
    </style:style>
    <style:style style:name="P15" style:family="paragraph">
      <loext:graphic-properties draw:fill="solid" draw:fill-color="#ffff99"/>
      <style:text-properties style:font-name="Courier New" fo:font-size="12pt" fo:font-weight="bold" fo:background-color="transparent" style:font-size-asian="12pt" style:font-weight-asian="bold" style:font-size-complex="12pt" style:font-weight-complex="bold"/>
    </style:style>
    <style:style style:name="P16" style:family="paragraph">
      <style:paragraph-properties fo:text-align="center"/>
    </style:style>
    <style:style style:name="P17" style:family="paragraph">
      <loext:graphic-properties draw:fill="none" draw:fill-color="#ffffff"/>
      <style:text-properties fo:font-size="8pt" style:font-size-asian="8pt" style:font-size-complex="8pt"/>
    </style:style>
    <style:style style:name="P18" style:family="paragraph">
      <loext:graphic-properties draw:fill="solid" draw:fill-color="#cccccc"/>
      <style:paragraph-properties fo:text-align="center"/>
    </style:style>
    <style:style style:name="P19" style:family="paragraph">
      <loext:graphic-properties draw:fill="none" draw:fill-color="#ffffff"/>
      <style:paragraph-properties fo:text-align="center"/>
    </style:style>
    <style:style style:name="P20" style:family="paragraph">
      <loext:graphic-properties draw:fill="none" draw:fill-color="#ffffff"/>
      <style:paragraph-properties fo:text-align="center"/>
      <style:text-properties fo:font-size="8pt" style:font-size-asian="8pt" style:font-size-complex="8pt"/>
    </style:style>
    <style:style style:name="P21" style:family="paragraph">
      <loext:graphic-properties draw:fill="none" draw:fill-color="#ffffff"/>
      <style:paragraph-properties fo:text-align="center"/>
      <style:text-properties style:font-name="Courier New" fo:font-size="8pt" fo:font-weight="bold" style:font-size-asian="8pt" style:font-weight-asian="bold" style:font-size-complex="8pt" style:font-weight-complex="bold"/>
    </style:style>
    <style:style style:name="P22" style:family="paragraph">
      <loext:graphic-properties draw:fill="none" draw:fill-color="#ffffff"/>
      <style:text-properties style:font-name="Courier New" fo:font-size="8pt" fo:font-weight="bold" style:font-size-asian="8pt" style:font-weight-asian="bold" style:font-size-complex="8pt" style:font-weight-complex="bold"/>
    </style:style>
    <style:style style:name="P23" style:family="paragraph">
      <loext:graphic-properties draw:fill="solid" draw:fill-color="#808080"/>
      <style:paragraph-properties fo:text-align="center"/>
      <style:text-properties fo:font-size="8pt" style:font-size-asian="8pt" style:font-size-complex="8pt"/>
    </style:style>
    <style:style style:name="P24" style:family="paragraph">
      <loext:graphic-properties draw:fill="hatch" draw:fill-color="#cccccc" draw:fill-hatch-name="Black_20_45_20_Degrees"/>
      <style:paragraph-properties fo:text-align="center"/>
    </style:style>
    <style:style style:name="P25" style:family="paragraph">
      <loext:graphic-properties draw:fill="solid" draw:fill-color="#808080"/>
      <style:paragraph-properties fo:text-align="center"/>
      <style:text-properties fo:font-size="8pt" style:font-size-asian="18pt" style:font-size-complex="18pt"/>
    </style:style>
    <style:style style:name="P26" style:family="paragraph">
      <loext:graphic-properties draw:fill="hatch" draw:fill-color="#cccccc" draw:fill-hatch-name="Black_20_45_20_Degrees"/>
      <style:paragraph-properties fo:text-align="center"/>
      <style:text-properties fo:font-size="8pt" style:font-size-asian="18pt" style:font-size-complex="18pt"/>
    </style:style>
    <style:style style:name="P27" style:family="paragraph">
      <loext:graphic-properties draw:fill-color="#ffffff"/>
      <style:paragraph-properties fo:text-align="center"/>
    </style:style>
    <style:style style:name="P28" style:family="paragraph">
      <loext:graphic-properties draw:fill-color="#000000"/>
      <style:paragraph-properties fo:text-align="center"/>
    </style:style>
    <style:style style:name="P29" style:family="paragraph">
      <loext:graphic-properties draw:fill="solid" draw:fill-color="#ffff99"/>
      <style:text-properties style:font-name="Courier New" fo:font-size="12pt" fo:font-weight="bold" style:font-size-asian="12pt" style:font-weight-asian="bold" style:font-size-complex="12pt" style:font-weight-complex="bold"/>
    </style:style>
    <style:style style:name="P30" style:family="paragraph">
      <loext:graphic-properties draw:fill="none" draw:fill-color="#ffffff"/>
      <style:text-properties fo:font-size="10pt" style:font-size-asian="10pt" style:font-size-complex="10pt"/>
    </style:style>
    <style:style style:name="P31" style:family="paragraph">
      <loext:graphic-properties draw:fill="none" draw:fill-color="#ffffff"/>
      <style:text-properties fo:color="#ffffff" loext:opacity="100%" fo:font-size="10pt" fo:font-style="italic" style:font-size-asian="10pt" style:font-style-asian="italic" style:font-size-complex="10pt" style:font-style-complex="italic"/>
    </style:style>
    <style:style style:name="P32" style:family="paragraph">
      <loext:graphic-properties draw:fill="solid" draw:fill-color="#cccccc" draw:opacity="50%"/>
      <style:paragraph-properties fo:text-align="center"/>
    </style:style>
    <style:style style:name="P33" style:family="paragraph">
      <loext:graphic-properties draw:fill="solid" draw:fill-color="#ff6600" draw:opacity="50%"/>
      <style:paragraph-properties fo:text-align="center"/>
    </style:style>
    <style:style style:name="P34" style:family="paragraph">
      <loext:graphic-properties draw:fill="solid" draw:fill-color="#0000ff" draw:opacity="50%"/>
      <style:paragraph-properties fo:text-align="center"/>
    </style:style>
    <style:style style:name="P35" style:family="paragraph">
      <loext:graphic-properties draw:fill-color="#cccccc"/>
      <style:paragraph-properties fo:text-align="center"/>
    </style:style>
    <style:style style:name="P36" style:family="paragraph">
      <style:paragraph-properties fo:text-align="center"/>
      <style:text-properties fo:color="#ffffff" loext:opacity="100%" fo:font-size="10pt" style:font-size-asian="10pt" style:font-size-complex="10pt"/>
    </style:style>
    <style:style style:name="P37" style:family="paragraph">
      <loext:graphic-properties draw:fill-color="#ff6600"/>
      <style:paragraph-properties fo:text-align="center" style:writing-mode="lr-tb"/>
      <style:text-properties fo:color="#ffffff" loext:opacity="100%" fo:font-size="10pt" style:font-size-asian="10pt" style:font-size-complex="10pt"/>
    </style:style>
    <style:style style:name="P38" style:family="paragraph">
      <loext:graphic-properties draw:fill="solid" draw:fill-color="#ffffff"/>
      <style:text-properties fo:font-size="10pt" style:font-size-asian="10pt" style:font-size-complex="10pt"/>
    </style:style>
    <style:style style:name="P39" style:family="paragraph">
      <loext:graphic-properties draw:fill="solid" draw:fill-color="#729fcf" draw:opacity="50%"/>
      <style:paragraph-properties fo:text-align="center"/>
    </style:style>
    <style:style style:name="P40" style:family="paragraph">
      <loext:graphic-properties draw:fill="solid" draw:fill-color="#aecf00" draw:opacity="50%"/>
      <style:paragraph-properties fo:text-align="center"/>
    </style:style>
    <style:style style:name="P41" style:family="paragraph">
      <loext:graphic-properties draw:fill="hatch" draw:fill-hatch-name="Black_20_45_20_Degrees"/>
      <style:paragraph-properties fo:text-align="center"/>
      <style:text-properties fo:font-size="12pt"/>
    </style:style>
    <style:style style:name="P42" style:family="paragraph">
      <loext:graphic-properties draw:fill="solid" draw:fill-color="#ffffff"/>
      <style:paragraph-properties fo:text-align="center"/>
      <style:text-properties fo:font-size="12pt"/>
    </style:style>
    <style:style style:name="P43" style:family="paragraph">
      <loext:graphic-properties draw:fill="hatch" draw:fill-color="#cccccc" draw:fill-hatch-name="Black_20_45_20_Degrees"/>
      <style:paragraph-properties fo:text-align="center"/>
      <style:text-properties fo:font-size="12pt"/>
    </style:style>
    <style:style style:name="P44" style:family="paragraph">
      <loext:graphic-properties draw:fill="none" draw:fill-color="#ffffff"/>
      <style:paragraph-properties fo:text-align="center"/>
      <style:text-properties fo:font-size="12pt"/>
    </style:style>
    <style:style style:name="P45" style:family="paragraph">
      <loext:graphic-properties draw:fill="none" draw:fill-color="#ffffff"/>
      <style:text-properties fo:font-size="12pt" style:font-size-asian="8pt" style:font-size-complex="8pt"/>
    </style:style>
    <style:style style:name="P46" style:family="paragraph">
      <loext:graphic-properties draw:fill="none" draw:fill-color="#ffffff"/>
      <style:text-properties fo:font-size="12pt" fo:font-style="italic" style:font-size-asian="8pt" style:font-style-asian="italic" style:font-size-complex="8pt" style:font-style-complex="italic"/>
    </style:style>
    <style:style style:name="P47" style:family="paragraph">
      <loext:graphic-properties draw:fill="none"/>
      <style:paragraph-properties fo:text-align="center"/>
      <style:text-properties fo:font-size="12pt"/>
    </style:style>
    <style:style style:name="P48" style:family="paragraph">
      <loext:graphic-properties draw:fill="solid" draw:fill-color="#333333"/>
      <style:paragraph-properties fo:text-align="center"/>
      <style:text-properties fo:font-size="12pt"/>
    </style:style>
    <style:style style:name="P49" style:family="paragraph">
      <loext:graphic-properties draw:fill="none" draw:fill-color="#ffffff"/>
      <style:text-properties style:font-name="Courier New" fo:font-size="12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P50" style:family="paragraph">
      <style:paragraph-properties fo:text-align="center"/>
      <style:text-properties fo:font-size="12pt"/>
    </style:style>
    <style:style style:name="P51" style:family="paragraph">
      <loext:graphic-properties draw:fill="none" draw:fill-color="#ffffff"/>
      <style:text-properties fo:font-size="12pt" fo:font-style="italic" style:font-size-asian="12pt" style:font-style-asian="italic" style:font-size-complex="12pt" style:font-style-complex="italic"/>
    </style:style>
    <style:style style:name="P52" style:family="paragraph">
      <loext:graphic-properties draw:fill="none" draw:fill-color="#ffffff"/>
      <style:text-properties style:font-name="Courier New" fo:font-size="12pt" fo:font-weight="bold" style:font-size-asian="8pt" style:font-weight-asian="bold" style:font-size-complex="8pt" style:font-weight-complex="bold"/>
    </style:style>
    <style:style style:name="P53" style:family="paragraph">
      <loext:graphic-properties draw:fill-color="#b2b2b2"/>
      <style:paragraph-properties fo:text-align="center"/>
    </style:style>
    <style:style style:name="P54" style:family="paragraph">
      <loext:graphic-properties draw:fill="solid" draw:fill-color="#b2b2b2" draw:opacity="50%"/>
      <style:paragraph-properties fo:text-align="center"/>
    </style:style>
    <style:style style:name="T1" style:family="text">
      <style:text-properties fo:font-size="12pt" fo:font-style="italic" style:font-size-asian="12pt" style:font-style-asian="italic" style:font-size-complex="12pt" style:font-style-complex="italic"/>
    </style:style>
    <style:style style:name="T2" style:family="text">
      <style:text-properties style:text-position="sub 58%" fo:font-size="12pt" fo:font-style="italic" style:font-size-asian="12pt" style:font-style-asian="italic" style:font-size-complex="12pt" style:font-style-complex="italic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0pt" style:font-size-asian="8pt" style:font-size-complex="8pt"/>
    </style:style>
    <style:style style:name="T5" style:family="text">
      <style:text-properties fo:font-size="10pt" fo:font-style="italic" style:font-size-asian="8pt" style:font-style-asian="italic" style:font-size-complex="8pt" style:font-style-complex="italic"/>
    </style:style>
    <style:style style:name="T6" style:family="text">
      <style:text-properties style:font-name="Courier New" fo:font-size="10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T7" style:family="text">
      <style:text-properties fo:font-size="10pt" fo:font-style="normal" style:font-size-asian="8pt" style:font-style-asian="normal" style:font-size-complex="8pt" style:font-style-complex="normal"/>
    </style:style>
    <style:style style:name="T8" style:family="text">
      <style:text-properties style:font-name="Courier New" fo:font-size="10pt" fo:font-weight="bold" style:font-size-asian="8pt" style:font-weight-asian="bold" style:font-size-complex="8pt" style:font-weight-complex="bold"/>
    </style:style>
    <style:style style:name="T9" style:family="text">
      <style:text-properties style:font-name="Courier New" fo:font-size="12pt" fo:font-weight="bold" fo:background-color="transparent" style:font-size-asian="12pt" style:font-weight-asian="bold" style:font-size-complex="12pt" style:font-weight-complex="bold"/>
    </style:style>
    <style:style style:name="T10" style:family="text">
      <style:text-properties fo:font-size="8pt" fo:font-style="italic" style:font-size-asian="8pt" style:font-style-asian="italic" style:font-size-complex="8pt" style:font-style-complex="italic"/>
    </style:style>
    <style:style style:name="T11" style:family="text">
      <style:text-properties fo:font-size="8pt" style:font-size-asian="8pt" style:font-size-complex="8pt"/>
    </style:style>
    <style:style style:name="T12" style:family="text">
      <style:text-properties style:font-name="Courier New" fo:font-size="8pt" fo:font-weight="bold" style:font-size-asian="8pt" style:font-weight-asian="bold" style:font-size-complex="8pt" style:font-weight-complex="bold"/>
    </style:style>
    <style:style style:name="T13" style:family="text">
      <style:text-properties fo:font-size="8pt" fo:font-style="normal" style:font-size-asian="8pt" style:font-style-asian="normal" style:font-size-complex="8pt" style:font-style-complex="normal"/>
    </style:style>
    <style:style style:name="T14" style:family="text">
      <style:text-properties style:font-name="Courier New" fo:font-size="12pt" fo:font-weight="bold" style:font-size-asian="12pt" style:font-weight-asian="bold" style:font-size-complex="12pt" style:font-weight-complex="bold"/>
    </style:style>
    <style:style style:name="T15" style:family="text">
      <style:text-properties fo:font-size="10pt" style:font-size-asian="10pt" style:font-size-complex="10pt"/>
    </style:style>
    <style:style style:name="T16" style:family="text">
      <style:text-properties fo:color="#ffffff" loext:opacity="100%" fo:font-size="10pt" fo:font-style="italic" style:font-size-asian="10pt" style:font-style-asian="italic" style:font-size-complex="10pt" style:font-style-complex="italic"/>
    </style:style>
    <style:style style:name="T17" style:family="text">
      <style:text-properties fo:color="#ffffff" loext:opacity="100%" fo:font-size="10pt" style:font-size-asian="10pt" style:font-size-complex="10pt"/>
    </style:style>
    <style:style style:name="T18" style:family="text">
      <style:text-properties fo:font-size="12pt" style:font-size-asian="8pt" style:font-size-complex="8pt"/>
    </style:style>
    <style:style style:name="T19" style:family="text">
      <style:text-properties fo:font-size="12pt" fo:font-style="italic" style:font-size-asian="8pt" style:font-style-asian="italic" style:font-size-complex="8pt" style:font-style-complex="italic"/>
    </style:style>
    <style:style style:name="T20" style:family="text">
      <style:text-properties style:font-name="Courier New" fo:font-size="12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T21" style:family="text">
      <style:text-properties fo:font-size="12pt" fo:font-style="normal" style:font-size-asian="8pt" style:font-style-asian="normal" style:font-size-complex="8pt" style:font-style-complex="normal"/>
    </style:style>
    <style:style style:name="T22" style:family="text">
      <style:text-properties style:font-name="Courier New" fo:font-size="12pt" fo:font-weight="bold" style:font-size-asian="8pt" style:font-weight-asian="bold" style:font-size-complex="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5cm" svg:height="0.5cm" svg:x="3.5cm" svg:y="3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3.5cm" svg:y="4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3.5cm" svg:y="4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4cm" svg:y="3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4cm" svg:y="4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4cm" svg:y="4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4.5cm" svg:y="3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4.5cm" svg:y="4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4.5cm" svg:y="4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6cm" svg:y="3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6cm" svg:y="4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6cm" svg:y="4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6.5cm" svg:y="3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6.5cm" svg:y="4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6.5cm" svg:y="4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7cm" svg:y="3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7cm" svg:y="4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7cm" svg:y="4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8.5cm" svg:y="3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8.5cm" svg:y="4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8.5cm" svg:y="4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9.5cm" svg:y="4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9cm" svg:y="3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9cm" svg:y="4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9.5cm" svg:y="3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9cm" svg:y="4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9.5cm" svg:y="4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1cm" svg:y="3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1cm" svg:y="4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1cm" svg:y="4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1.5cm" svg:y="4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1.5cm" svg:y="4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2cm" svg:y="4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2cm" svg:y="4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1.5cm" svg:y="3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2cm" svg:y="3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4cm" svg:y="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6.5cm" svg:y="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9cm" svg:y="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1.5cm" svg:y="6cm">
          <text:p/>
          <draw:enhanced-geometry svg:viewBox="0 0 21600 21600" draw:type="rectangle" draw:enhanced-path="M 0 0 L 21600 0 21600 21600 0 21600 0 0 Z N"/>
        </draw:custom-shape>
        <draw:line draw:style-name="gr3" draw:text-style-name="P3" draw:layer="layout" svg:x1="4.25cm" svg:y1="4.5cm" svg:x2="4.25cm" svg:y2="6cm">
          <text:p/>
        </draw:line>
        <draw:line draw:style-name="gr3" draw:text-style-name="P3" draw:layer="layout" svg:x1="6.75cm" svg:y1="4.5cm" svg:x2="6.75cm" svg:y2="6cm">
          <text:p/>
        </draw:line>
        <draw:line draw:style-name="gr3" draw:text-style-name="P3" draw:layer="layout" svg:x1="9.25cm" svg:y1="4.5cm" svg:x2="9.25cm" svg:y2="6cm">
          <text:p/>
        </draw:line>
        <draw:line draw:style-name="gr3" draw:text-style-name="P3" draw:layer="layout" svg:x1="11.75cm" svg:y1="4.5cm" svg:x2="11.75cm" svg:y2="6cm">
          <text:p/>
        </draw:line>
        <draw:frame draw:style-name="gr4" draw:text-style-name="P4" draw:layer="layout" svg:width="1.75cm" svg:height="0.866cm" svg:x="3.5cm" svg:y="2.884cm">
          <draw:text-box>
            <text:p><text:span text:style-name="T1">B</text:span><text:span text:style-name="T2">x</text:span><text:span text:style-name="T3"> = 4</text:span></text:p>
          </draw:text-box>
        </draw:frame>
        <draw:frame draw:style-name="gr4" draw:text-style-name="P4" draw:layer="layout" svg:width="1.75cm" svg:height="0.866cm" svg:x="6cm" svg:y="2.884cm">
          <draw:text-box>
            <text:p><text:span text:style-name="T1">B</text:span><text:span text:style-name="T2">x</text:span><text:span text:style-name="T3"> = 5</text:span></text:p>
          </draw:text-box>
        </draw:frame>
        <draw:frame draw:style-name="gr4" draw:text-style-name="P4" draw:layer="layout" svg:width="1.75cm" svg:height="0.866cm" svg:x="8.5cm" svg:y="2.884cm">
          <draw:text-box>
            <text:p><text:span text:style-name="T1">B</text:span><text:span text:style-name="T2">x</text:span><text:span text:style-name="T3"> = 7</text:span></text:p>
          </draw:text-box>
        </draw:frame>
        <draw:frame draw:style-name="gr4" draw:text-style-name="P4" draw:layer="layout" svg:width="1.75cm" svg:height="0.866cm" svg:x="11cm" svg:y="2.884cm">
          <draw:text-box>
            <text:p><text:span text:style-name="T1">B</text:span><text:span text:style-name="T2">x</text:span><text:span text:style-name="T3"> = 3</text:span></text:p>
          </draw:text-box>
        </draw:frame>
        <draw:frame draw:style-name="gr5" draw:text-style-name="P5" draw:layer="layout" svg:width="2.483cm" svg:height="0.645cm" svg:x="3.037cm" svg:y="13.5cm">
          <draw:text-box>
            <text:p><text:span text:style-name="T4">Initial state</text:span></text:p>
          </draw:text-box>
        </draw:frame>
        <draw:frame draw:style-name="gr6" draw:text-style-name="P5" draw:layer="layout" svg:width="3.326cm" svg:height="0.645cm" svg:x="6.187cm" svg:y="13.5cm">
          <draw:text-box>
            <text:p><text:span text:style-name="T4">After 10 iterations</text:span></text:p>
          </draw:text-box>
        </draw:frame>
        <draw:frame draw:style-name="gr7" draw:text-style-name="P5" draw:layer="layout" svg:width="3.715cm" svg:height="0.645cm" svg:x="13.453cm" svg:y="13.5cm">
          <draw:text-box>
            <text:p><text:span text:style-name="T4">After 1024 iterations</text:span></text:p>
          </draw:text-box>
        </draw:frame>
        <draw:frame draw:style-name="gr8" draw:text-style-name="P5" draw:layer="layout" svg:width="3.52cm" svg:height="0.645cm" svg:x="9.897cm" svg:y="13.5cm">
          <draw:text-box>
            <text:p><text:span text:style-name="T4">After 100 iterations</text:span></text:p>
          </draw:text-box>
        </draw:frame>
        <draw:custom-shape draw:style-name="gr9" draw:text-style-name="P6" draw:layer="layout" svg:width="6.526cm" svg:height="5cm" svg:x="3.974cm" svg:y="1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1.526cm" svg:height="1.5cm" svg:x="5.724cm" svg:y="19.2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1.5cm" svg:height="1.5cm" svg:x="4.25cm" svg:y="19.2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1.5cm" svg:height="1.5cm" svg:x="7.25cm" svg:y="19.2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1.5cm" svg:height="1.5cm" svg:x="4.25cm" svg:y="20.7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1.5cm" svg:height="1.5cm" svg:x="4.25cm" svg:y="22.2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1.5cm" svg:height="1.5cm" svg:x="7.25cm" svg:y="22.2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1.5cm" svg:height="1.5cm" svg:x="5.75cm" svg:y="22.2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1.5cm" svg:height="1.5cm" svg:x="7.25cm" svg:y="20.75cm">
          <text:p/>
          <draw:enhanced-geometry svg:viewBox="0 0 21600 21600" draw:type="rectangle" draw:enhanced-path="M 0 0 L 21600 0 21600 21600 0 21600 0 0 Z N"/>
        </draw:custom-shape>
        <draw:g draw:style-name="gr12">
          <draw:custom-shape draw:style-name="gr13" draw:text-style-name="P8" draw:layer="layout" svg:width="2.026cm" svg:height="2cm" svg:x="5.474cm" svg:y="20.5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7" draw:layer="layout" svg:width="1.523cm" svg:height="1.5cm" svg:x="5.727cm" svg:y="20.75cm">
            <text:p/>
            <draw:enhanced-geometry svg:viewBox="0 0 21600 21600" draw:type="rectangle" draw:enhanced-path="M 0 0 L 21600 0 21600 21600 0 21600 0 0 Z N"/>
          </draw:custom-shape>
        </draw:g>
        <draw:frame draw:style-name="gr15" draw:text-style-name="P5" draw:layer="layout" svg:width="0.697cm" svg:height="0.645cm" svg:x="3.724cm" svg:y="18.4cm">
          <draw:text-box>
            <text:p><text:span text:style-name="T4">0</text:span></text:p>
          </draw:text-box>
        </draw:frame>
        <draw:frame draw:style-name="gr15" draw:text-style-name="P5" draw:layer="layout" svg:width="0.697cm" svg:height="0.645cm" svg:x="4.025cm" svg:y="18.401cm">
          <draw:text-box>
            <text:p><text:span text:style-name="T4">1</text:span></text:p>
          </draw:text-box>
        </draw:frame>
        <draw:frame draw:style-name="gr16" draw:text-style-name="P9" draw:layer="layout" svg:width="0.832cm" svg:height="0.645cm" svg:x="9.65cm" svg:y="18.425cm">
          <draw:text-box>
            <text:p><text:span text:style-name="T5">W</text:span></text:p>
          </draw:text-box>
        </draw:frame>
        <draw:line draw:style-name="gr17" draw:text-style-name="P10" draw:layer="layout" svg:x1="10.4cm" svg:y1="18.25cm" svg:x2="10.4cm" svg:y2="19cm">
          <text:p/>
        </draw:line>
        <draw:custom-shape draw:style-name="gr18" draw:text-style-name="P11" draw:layer="layout" svg:width="0.25cm" svg:height="0.25cm" svg:x="5.974cm" svg:y="21cm">
          <text:p/>
          <draw:enhanced-geometry svg:viewBox="0 0 21600 21600" draw:type="rectangle" draw:enhanced-path="M 0 0 L 21600 0 21600 21600 0 21600 0 0 Z N"/>
        </draw:custom-shape>
        <draw:frame draw:style-name="gr19" draw:text-style-name="P12" draw:layer="layout" svg:width="0.925cm" svg:height="0.649cm" svg:x="5.698cm" svg:y="19.928cm">
          <draw:text-box>
            <text:p><text:span text:style-name="T6">lj</text:span></text:p>
          </draw:text-box>
        </draw:frame>
        <draw:frame draw:style-name="gr19" draw:text-style-name="P12" draw:layer="layout" svg:width="0.925cm" svg:height="0.649cm" svg:x="4.723cm" svg:y="20.829cm">
          <draw:text-box>
            <text:p><text:span text:style-name="T6">li</text:span></text:p>
          </draw:text-box>
        </draw:frame>
        <draw:frame draw:style-name="gr19" draw:text-style-name="P12" draw:layer="layout" svg:width="0.925cm" svg:height="0.649cm" svg:x="5.699cm" svg:y="18.329cm">
          <draw:text-box>
            <text:p><text:span text:style-name="T6">gj</text:span></text:p>
          </draw:text-box>
        </draw:frame>
        <draw:frame draw:style-name="gr19" draw:text-style-name="P12" draw:layer="layout" svg:width="0.925cm" svg:height="0.649cm" svg:x="3.224cm" svg:y="20.818cm">
          <draw:text-box>
            <text:p><text:span text:style-name="T6">gi</text:span></text:p>
          </draw:text-box>
        </draw:frame>
        <draw:frame draw:style-name="gr15" draw:text-style-name="P5" draw:layer="layout" svg:width="0.697cm" svg:height="0.645cm" svg:x="10.35cm" svg:y="19.125cm">
          <draw:text-box>
            <text:p><text:span text:style-name="T4">1</text:span></text:p>
          </draw:text-box>
        </draw:frame>
        <draw:frame draw:style-name="gr15" draw:text-style-name="P5" draw:layer="layout" svg:width="0.697cm" svg:height="0.645cm" svg:x="10.351cm" svg:y="18.826cm">
          <draw:text-box>
            <text:p><text:span text:style-name="T4">0</text:span></text:p>
          </draw:text-box>
        </draw:frame>
        <draw:frame draw:style-name="gr20" draw:text-style-name="P9" draw:layer="layout" svg:width="0.756cm" svg:height="0.645cm" svg:x="10.351cm" svg:y="23.326cm">
          <draw:text-box>
            <text:p><text:span text:style-name="T5">H</text:span></text:p>
          </draw:text-box>
        </draw:frame>
        <draw:frame draw:style-name="gr21" draw:text-style-name="P9" draw:layer="layout" svg:width="1.154cm" svg:height="0.645cm" svg:x="10.352cm" svg:y="23.605cm">
          <draw:text-box>
            <text:p><text:span text:style-name="T5">H</text:span><text:span text:style-name="T7">+1</text:span></text:p>
          </draw:text-box>
        </draw:frame>
        <draw:line draw:style-name="gr22" draw:text-style-name="P13" draw:layer="layout" svg:x1="4.224cm" svg:y1="24.25cm" svg:x2="5.724cm" svg:y2="24.25cm">
          <text:p/>
        </draw:line>
        <draw:line draw:style-name="gr22" draw:text-style-name="P13" draw:layer="layout" svg:x1="3.724cm" svg:y1="23.75cm" svg:x2="3.724cm" svg:y2="22.25cm">
          <text:p/>
        </draw:line>
        <draw:frame draw:style-name="gr23" draw:text-style-name="P9" draw:layer="layout" svg:width="1.81cm" svg:height="0.645cm" svg:x="4cm" svg:y="24.25cm">
          <draw:text-box>
            <text:p><text:span text:style-name="T5">BLKDIM</text:span></text:p>
          </draw:text-box>
        </draw:frame>
        <draw:frame draw:style-name="gr23" draw:text-style-name="P9" draw:layer="layout" svg:width="1.81cm" svg:height="0.645cm" svg:x="1.944cm" svg:y="22.75cm">
          <draw:text-box>
            <text:p><text:span text:style-name="T5">BLKDIM</text:span></text:p>
          </draw:text-box>
        </draw:frame>
        <draw:custom-shape draw:style-name="gr11" draw:text-style-name="P7" draw:layer="layout" svg:width="1.5cm" svg:height="1.5cm" svg:x="8.75cm" svg:y="19.25cm">
          <text:p/>
          <draw:enhanced-geometry svg:viewBox="0 0 21600 21600" draw:type="rectangle" draw:enhanced-path="M 0 0 L 21600 0 21600 21600 0 21600 0 0 Z N"/>
        </draw:custom-shape>
        <draw:frame draw:style-name="gr24" draw:text-style-name="P14" draw:layer="layout" svg:width="1.984cm" svg:height="0.649cm" svg:x="10.75cm" svg:y="19.851cm">
          <draw:text-box>
            <text:p><text:span text:style-name="T8">buf[][]</text:span></text:p>
          </draw:text-box>
        </draw:frame>
        <draw:line draw:style-name="gr25" draw:text-style-name="P10" draw:layer="layout" svg:x1="10.911cm" svg:y1="20.118cm" svg:x2="7.474cm" svg:y2="20.5cm">
          <text:p/>
        </draw:line>
        <draw:frame draw:style-name="gr26" draw:text-style-name="P3" draw:layer="layout" svg:width="3.25cm" svg:height="3.25cm" svg:x="2.5cm" svg:y="10.25cm">
          <draw:image xlink:href="Pictures/1000000000000100000001002B020250.png" xlink:type="simple" xlink:show="embed" xlink:actuate="onLoad" draw:mime-type="image/png">
            <text:p/>
          </draw:image>
        </draw:frame>
        <draw:frame draw:style-name="gr26" draw:text-style-name="P3" draw:layer="layout" svg:width="3.25cm" svg:height="3.25cm" svg:x="6.25cm" svg:y="10.25cm">
          <draw:image xlink:href="Pictures/100000000000010000000100A1EF5B38.png" xlink:type="simple" xlink:show="embed" xlink:actuate="onLoad" draw:mime-type="image/png">
            <text:p/>
          </draw:image>
        </draw:frame>
        <draw:frame draw:style-name="gr26" draw:text-style-name="P3" draw:layer="layout" svg:width="3.25cm" svg:height="3.25cm" svg:x="10cm" svg:y="10.25cm">
          <draw:image xlink:href="Pictures/100000000000010000000100B1FA0A3B.png" xlink:type="simple" xlink:show="embed" xlink:actuate="onLoad" draw:mime-type="image/png">
            <text:p/>
          </draw:image>
        </draw:frame>
        <draw:frame draw:style-name="gr26" draw:text-style-name="P3" draw:layer="layout" svg:width="3.236cm" svg:height="3.236cm" svg:x="13.75cm" svg:y="10.25cm">
          <draw:image xlink:href="Pictures/100000000000010000000100A7621FBA.png" xlink:type="simple" xlink:show="embed" xlink:actuate="onLoad" draw:mime-type="image/png">
            <text:p/>
          </draw:image>
        </draw:frame>
        <draw:custom-shape draw:style-name="gr27" draw:text-style-name="P3" draw:layer="layout" svg:width="16.5cm" svg:height="5.5cm" svg:x="1.5cm" svg:y="9.5cm">
          <text:p/>
          <draw:enhanced-geometry svg:viewBox="0 0 21600 21600" draw:type="rectangle" draw:enhanced-path="M 0 0 L 21600 0 21600 21600 0 21600 0 0 Z N"/>
        </draw:custom-shape>
        <draw:frame draw:style-name="gr28" draw:text-style-name="P9" draw:layer="layout" svg:width="1.23cm" svg:height="0.645cm" svg:x="9.742cm" svg:y="17.71cm">
          <draw:text-box>
            <text:p><text:span text:style-name="T5">W</text:span><text:span text:style-name="T7">+1</text:span></text:p>
          </draw:text-box>
        </draw:frame>
        <draw:custom-shape draw:style-name="gr29" draw:text-style-name="P3" draw:layer="layout" svg:width="12cm" svg:height="5cm" svg:x="2cm" svg:y="2.5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3" draw:layer="layout" svg:width="11.5cm" svg:height="8.5cm" svg:x="1.5cm" svg:y="17cm">
          <text:p/>
          <draw:enhanced-geometry svg:viewBox="0 0 21600 21600" draw:type="rectangle" draw:enhanced-path="M 0 0 L 21600 0 21600 21600 0 21600 0 0 Z N"/>
        </draw:custom-shape>
        <draw:frame draw:style-name="gr31" draw:text-style-name="P15" draw:layer="layout" svg:width="4.566cm" svg:height="0.729cm" svg:x="1.5cm" svg:y="16.271cm">
          <draw:text-box>
            <text:p><text:span text:style-name="T9">cuda-anneal3.svg</text:span></text:p>
          </draw:text-box>
        </draw:frame>
        <draw:custom-shape draw:style-name="gr11" draw:text-style-name="P7" draw:layer="layout" svg:width="1.5cm" svg:height="1.5cm" svg:x="8.75cm" svg:y="20.7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1.5cm" svg:height="1.5cm" svg:x="8.75cm" svg:y="22.25cm">
          <text:p/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line draw:style-name="gr22" draw:text-style-name="P16" draw:layer="layout" svg:x1="7.75cm" svg:y1="6cm" svg:x2="9.75cm" svg:y2="6cm">
          <text:p/>
        </draw:line>
        <draw:line draw:style-name="gr22" draw:text-style-name="P16" draw:layer="layout" svg:x1="9.75cm" svg:y1="3.5cm" svg:x2="9.75cm" svg:y2="5cm">
          <text:p/>
        </draw:line>
        <draw:frame draw:style-name="gr32" draw:text-style-name="P17" draw:layer="layout" svg:width="1.675cm" svg:height="0.573cm" svg:x="9.575cm" svg:y="3.927cm">
          <draw:text-box>
            <text:p><text:span text:style-name="T10">BLKDIM</text:span></text:p>
          </draw:text-box>
        </draw:frame>
        <draw:frame draw:style-name="gr32" draw:text-style-name="P17" draw:layer="layout" svg:width="1.675cm" svg:height="0.573cm" svg:x="7.9cm" svg:y="2.75cm">
          <draw:text-box>
            <text:p><text:span text:style-name="T10">BLKDIM</text:span></text:p>
          </draw:text-box>
        </draw:frame>
        <draw:custom-shape draw:style-name="gr33" draw:text-style-name="P18" draw:layer="layout" svg:width="0.25cm" svg:height="0.25cm" svg:x="4.5cm" svg:y="3.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8" draw:layer="layout" svg:width="0.25cm" svg:height="0.25cm" svg:x="4.75cm" svg:y="3.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8" draw:layer="layout" svg:width="0.25cm" svg:height="0.25cm" svg:x="5cm" svg:y="3.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8" draw:layer="layout" svg:width="0.25cm" svg:height="0.25cm" svg:x="5.25cm" svg:y="3.5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9" draw:layer="layout" svg:width="0.25cm" svg:height="0.25cm" svg:x="4.5cm" svg:y="3.75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9" draw:layer="layout" svg:width="0.25cm" svg:height="0.25cm" svg:x="4.75cm" svg:y="3.75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9" draw:layer="layout" svg:width="0.25cm" svg:height="0.25cm" svg:x="5cm" svg:y="3.75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9" draw:layer="layout" svg:width="0.25cm" svg:height="0.25cm" svg:x="5.25cm" svg:y="3.7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8" draw:layer="layout" svg:width="0.25cm" svg:height="0.25cm" svg:x="5.5cm" svg:y="3.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8" xml:id="id2" draw:id="id2" draw:layer="layout" svg:width="0.25cm" svg:height="0.25cm" svg:x="5.75cm" svg:y="3.5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9" draw:layer="layout" svg:width="0.25cm" svg:height="0.25cm" svg:x="5.5cm" svg:y="3.75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9" draw:layer="layout" svg:width="0.25cm" svg:height="0.25cm" svg:x="5.75cm" svg:y="3.75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9" draw:layer="layout" svg:width="0.25cm" svg:height="0.25cm" svg:x="4.5cm" svg:y="4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9" draw:layer="layout" svg:width="0.25cm" svg:height="0.25cm" svg:x="4.75cm" svg:y="4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9" draw:layer="layout" svg:width="0.25cm" svg:height="0.25cm" svg:x="5cm" svg:y="4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9" draw:layer="layout" svg:width="0.25cm" svg:height="0.25cm" svg:x="5.25cm" svg:y="4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9" draw:layer="layout" svg:width="0.25cm" svg:height="0.25cm" svg:x="4.5cm" svg:y="4.25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9" draw:layer="layout" svg:width="0.25cm" svg:height="0.25cm" svg:x="4.75cm" svg:y="4.25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9" draw:layer="layout" svg:width="0.25cm" svg:height="0.25cm" svg:x="5cm" svg:y="4.25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9" draw:layer="layout" svg:width="0.25cm" svg:height="0.25cm" svg:x="5.25cm" svg:y="4.25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9" draw:layer="layout" svg:width="0.25cm" svg:height="0.25cm" svg:x="5.5cm" svg:y="4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9" draw:layer="layout" svg:width="0.25cm" svg:height="0.25cm" svg:x="5.75cm" svg:y="4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9" draw:layer="layout" svg:width="0.25cm" svg:height="0.25cm" svg:x="5.5cm" svg:y="4.25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9" draw:layer="layout" svg:width="0.25cm" svg:height="0.25cm" svg:x="5.75cm" svg:y="4.25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9" draw:layer="layout" svg:width="0.25cm" svg:height="0.25cm" svg:x="4.5cm" svg:y="4.5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9" draw:layer="layout" svg:width="0.25cm" svg:height="0.25cm" svg:x="4.75cm" svg:y="4.5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9" draw:layer="layout" svg:width="0.25cm" svg:height="0.25cm" svg:x="5cm" svg:y="4.5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9" draw:layer="layout" svg:width="0.25cm" svg:height="0.25cm" svg:x="5.25cm" svg:y="4.5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9" draw:layer="layout" svg:width="0.25cm" svg:height="0.25cm" svg:x="4.5cm" svg:y="4.75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9" draw:layer="layout" svg:width="0.25cm" svg:height="0.25cm" svg:x="4.75cm" svg:y="4.75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9" draw:layer="layout" svg:width="0.25cm" svg:height="0.25cm" svg:x="5cm" svg:y="4.75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9" draw:layer="layout" svg:width="0.25cm" svg:height="0.25cm" svg:x="5.25cm" svg:y="4.75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9" draw:layer="layout" svg:width="0.25cm" svg:height="0.25cm" svg:x="5.5cm" svg:y="4.5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9" draw:layer="layout" svg:width="0.25cm" svg:height="0.25cm" svg:x="5.75cm" svg:y="4.5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9" draw:layer="layout" svg:width="0.25cm" svg:height="0.25cm" svg:x="5.5cm" svg:y="4.75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9" draw:layer="layout" svg:width="0.25cm" svg:height="0.25cm" svg:x="5.75cm" svg:y="4.7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8" draw:layer="layout" svg:width="0.25cm" svg:height="0.25cm" svg:x="8cm" svg:y="3.5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9" draw:layer="layout" svg:width="0.25cm" svg:height="0.25cm" svg:x="8.25cm" svg:y="3.5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9" draw:layer="layout" svg:width="0.25cm" svg:height="0.25cm" svg:x="8.5cm" svg:y="3.5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9" draw:layer="layout" svg:width="0.25cm" svg:height="0.25cm" svg:x="8.75cm" svg:y="3.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8" draw:layer="layout" svg:width="0.25cm" svg:height="0.25cm" svg:x="8cm" svg:y="3.75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9" draw:layer="layout" svg:width="0.25cm" svg:height="0.25cm" svg:x="8.25cm" svg:y="3.75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9" draw:layer="layout" svg:width="0.25cm" svg:height="0.25cm" svg:x="8.5cm" svg:y="3.75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9" draw:layer="layout" svg:width="0.25cm" svg:height="0.25cm" svg:x="8.75cm" svg:y="3.75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9" draw:layer="layout" svg:width="0.25cm" svg:height="0.25cm" svg:x="9cm" svg:y="3.5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9" draw:layer="layout" svg:width="0.25cm" svg:height="0.25cm" svg:x="9.25cm" svg:y="3.5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9" draw:layer="layout" svg:width="0.25cm" svg:height="0.25cm" svg:x="9cm" svg:y="3.75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9" draw:layer="layout" svg:width="0.25cm" svg:height="0.25cm" svg:x="9.25cm" svg:y="3.7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8" xml:id="id3" draw:id="id3" draw:layer="layout" svg:width="0.25cm" svg:height="0.25cm" svg:x="8cm" svg:y="4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9" draw:layer="layout" svg:width="0.25cm" svg:height="0.25cm" svg:x="8.25cm" svg:y="4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9" draw:layer="layout" svg:width="0.25cm" svg:height="0.25cm" svg:x="8.5cm" svg:y="4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9" draw:layer="layout" svg:width="0.25cm" svg:height="0.25cm" svg:x="8.75cm" svg:y="4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8" draw:layer="layout" svg:width="0.25cm" svg:height="0.25cm" svg:x="8cm" svg:y="4.25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9" draw:layer="layout" svg:width="0.25cm" svg:height="0.25cm" svg:x="8.25cm" svg:y="4.25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9" draw:layer="layout" svg:width="0.25cm" svg:height="0.25cm" svg:x="8.5cm" svg:y="4.25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9" draw:layer="layout" svg:width="0.25cm" svg:height="0.25cm" svg:x="8.75cm" svg:y="4.25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9" draw:layer="layout" svg:width="0.25cm" svg:height="0.25cm" svg:x="9cm" svg:y="4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9" draw:layer="layout" svg:width="0.25cm" svg:height="0.25cm" svg:x="9.25cm" svg:y="4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9" draw:layer="layout" svg:width="0.25cm" svg:height="0.25cm" svg:x="9cm" svg:y="4.25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9" draw:layer="layout" svg:width="0.25cm" svg:height="0.25cm" svg:x="9.25cm" svg:y="4.2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8" draw:layer="layout" svg:width="0.25cm" svg:height="0.25cm" svg:x="8cm" svg:y="4.5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9" draw:layer="layout" svg:width="0.25cm" svg:height="0.25cm" svg:x="8.25cm" svg:y="4.5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9" draw:layer="layout" svg:width="0.25cm" svg:height="0.25cm" svg:x="8.5cm" svg:y="4.5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9" draw:layer="layout" svg:width="0.25cm" svg:height="0.25cm" svg:x="8.75cm" svg:y="4.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8" draw:layer="layout" svg:width="0.25cm" svg:height="0.25cm" svg:x="8cm" svg:y="4.75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9" draw:layer="layout" svg:width="0.25cm" svg:height="0.25cm" svg:x="8.25cm" svg:y="4.75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9" draw:layer="layout" svg:width="0.25cm" svg:height="0.25cm" svg:x="8.5cm" svg:y="4.75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9" draw:layer="layout" svg:width="0.25cm" svg:height="0.25cm" svg:x="8.75cm" svg:y="4.75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9" draw:layer="layout" svg:width="0.25cm" svg:height="0.25cm" svg:x="9cm" svg:y="4.5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9" draw:layer="layout" svg:width="0.25cm" svg:height="0.25cm" svg:x="9.25cm" svg:y="4.5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9" draw:layer="layout" svg:width="0.25cm" svg:height="0.25cm" svg:x="9cm" svg:y="4.75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9" draw:layer="layout" svg:width="0.25cm" svg:height="0.25cm" svg:x="9.25cm" svg:y="4.7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8" draw:layer="layout" svg:width="0.25cm" svg:height="0.25cm" svg:x="11.5cm" svg:y="3.5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9" draw:layer="layout" svg:width="0.25cm" svg:height="0.25cm" svg:x="11.75cm" svg:y="3.5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9" draw:layer="layout" svg:width="0.25cm" svg:height="0.25cm" svg:x="12cm" svg:y="3.5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9" draw:layer="layout" svg:width="0.25cm" svg:height="0.25cm" svg:x="12.25cm" svg:y="3.5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9" draw:layer="layout" svg:width="0.25cm" svg:height="0.25cm" svg:x="11.5cm" svg:y="3.75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9" draw:layer="layout" svg:width="0.25cm" svg:height="0.25cm" svg:x="11.75cm" svg:y="3.75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9" draw:layer="layout" svg:width="0.25cm" svg:height="0.25cm" svg:x="12cm" svg:y="3.75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9" draw:layer="layout" svg:width="0.25cm" svg:height="0.25cm" svg:x="12.25cm" svg:y="3.75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9" draw:layer="layout" svg:width="0.25cm" svg:height="0.25cm" svg:x="12.5cm" svg:y="3.5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9" draw:layer="layout" svg:width="0.25cm" svg:height="0.25cm" svg:x="12.75cm" svg:y="3.5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9" draw:layer="layout" svg:width="0.25cm" svg:height="0.25cm" svg:x="12.5cm" svg:y="3.75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9" draw:layer="layout" svg:width="0.25cm" svg:height="0.25cm" svg:x="12.75cm" svg:y="3.75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9" draw:layer="layout" svg:width="0.25cm" svg:height="0.25cm" svg:x="11.5cm" svg:y="4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9" draw:layer="layout" svg:width="0.25cm" svg:height="0.25cm" svg:x="11.75cm" svg:y="4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9" draw:layer="layout" svg:width="0.25cm" svg:height="0.25cm" svg:x="12cm" svg:y="4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9" draw:layer="layout" svg:width="0.25cm" svg:height="0.25cm" svg:x="12.25cm" svg:y="4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9" draw:layer="layout" svg:width="0.25cm" svg:height="0.25cm" svg:x="11.5cm" svg:y="4.25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9" draw:layer="layout" svg:width="0.25cm" svg:height="0.25cm" svg:x="11.75cm" svg:y="4.25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9" draw:layer="layout" svg:width="0.25cm" svg:height="0.25cm" svg:x="12cm" svg:y="4.25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9" draw:layer="layout" svg:width="0.25cm" svg:height="0.25cm" svg:x="12.25cm" svg:y="4.25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9" draw:layer="layout" svg:width="0.25cm" svg:height="0.25cm" svg:x="12.5cm" svg:y="4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9" draw:layer="layout" svg:width="0.25cm" svg:height="0.25cm" svg:x="12.75cm" svg:y="4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9" draw:layer="layout" svg:width="0.25cm" svg:height="0.25cm" svg:x="12.5cm" svg:y="4.25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9" draw:layer="layout" svg:width="0.25cm" svg:height="0.25cm" svg:x="12.75cm" svg:y="4.25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9" draw:layer="layout" svg:width="0.25cm" svg:height="0.25cm" svg:x="11.5cm" svg:y="4.5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9" draw:layer="layout" svg:width="0.25cm" svg:height="0.25cm" svg:x="11.75cm" svg:y="4.5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9" draw:layer="layout" svg:width="0.25cm" svg:height="0.25cm" svg:x="12cm" svg:y="4.5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9" draw:layer="layout" svg:width="0.25cm" svg:height="0.25cm" svg:x="12.25cm" svg:y="4.5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9" draw:layer="layout" svg:width="0.25cm" svg:height="0.25cm" svg:x="11.5cm" svg:y="4.75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9" draw:layer="layout" svg:width="0.25cm" svg:height="0.25cm" svg:x="11.75cm" svg:y="4.75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9" draw:layer="layout" svg:width="0.25cm" svg:height="0.25cm" svg:x="12cm" svg:y="4.75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9" draw:layer="layout" svg:width="0.25cm" svg:height="0.25cm" svg:x="12.25cm" svg:y="4.75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9" draw:layer="layout" svg:width="0.25cm" svg:height="0.25cm" svg:x="12.5cm" svg:y="4.5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9" draw:layer="layout" svg:width="0.25cm" svg:height="0.25cm" svg:x="12.75cm" svg:y="4.5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9" draw:layer="layout" svg:width="0.25cm" svg:height="0.25cm" svg:x="12.5cm" svg:y="4.75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9" draw:layer="layout" svg:width="0.25cm" svg:height="0.25cm" svg:x="12.75cm" svg:y="4.75cm">
          <text:p/>
          <draw:enhanced-geometry svg:viewBox="0 0 21600 21600" draw:type="rectangle" draw:enhanced-path="M 0 0 L 21600 0 21600 21600 0 21600 0 0 Z N"/>
        </draw:custom-shape>
        <draw:frame draw:style-name="gr35" draw:text-style-name="P20" draw:layer="layout" svg:width="2.047cm" svg:height="0.895cm" svg:x="13.203cm" svg:y="3.855cm">
          <draw:text-box>
            <text:p text:style-name="P16"><text:span text:style-name="T11">CUDA</text:span></text:p>
            <text:p text:style-name="P16"><text:span text:style-name="T11">thread block</text:span></text:p>
          </draw:text-box>
        </draw:frame>
        <draw:frame draw:style-name="gr36" draw:text-style-name="P21" draw:layer="layout" svg:width="1.692cm" svg:height="0.577cm" svg:x="13.265cm" svg:y="6.923cm">
          <draw:text-box>
            <text:p text:style-name="P16"><text:span text:style-name="T12">buf[][]</text:span></text:p>
          </draw:text-box>
        </draw:frame>
        <draw:frame draw:style-name="gr37" draw:text-style-name="P22" draw:layer="layout" svg:width="1.179cm" svg:height="0.577cm" svg:x="3.5cm" svg:y="3.359cm">
          <draw:text-box>
            <text:p><text:span text:style-name="T12">li=1</text:span></text:p>
          </draw:text-box>
        </draw:frame>
        <draw:frame draw:style-name="gr38" draw:text-style-name="P17" xml:id="id1" draw:id="id1" draw:layer="layout" svg:width="1.146cm" svg:height="0.845cm" svg:x="6.354cm" svg:y="3.905cm">
          <draw:text-box>
            <text:p><text:span text:style-name="T11">Active</text:span></text:p>
            <text:p><text:span text:style-name="T11">threads</text:span></text:p>
          </draw:text-box>
        </draw:frame>
        <draw:connector draw:style-name="gr17" draw:text-style-name="P3" draw:layer="layout" draw:type="line" svg:x1="6.354cm" svg:y1="4.327cm" svg:x2="6cm" svg:y2="3.625cm" draw:start-shape="id1" draw:start-glue-point="3" draw:end-shape="id2" draw:end-glue-point="1" svg:d="M6354 4327l-354-702" svg:viewBox="0 0 355 703">
          <text:p/>
        </draw:connector>
        <draw:connector draw:style-name="gr17" draw:text-style-name="P3" draw:layer="layout" draw:type="line" svg:x1="7.5cm" svg:y1="4.327cm" svg:x2="8cm" svg:y2="4.125cm" draw:start-shape="id1" draw:start-glue-point="1" draw:end-shape="id3" draw:end-glue-point="3" svg:d="M7500 4327l500-202" svg:viewBox="0 0 501 203">
          <text:p/>
        </draw:connector>
        <draw:line draw:style-name="gr22" draw:text-style-name="P16" draw:layer="layout" svg:x1="8cm" svg:y1="3.25cm" svg:x2="9.5cm" svg:y2="3.25cm">
          <text:p/>
        </draw:line>
        <draw:line draw:style-name="gr22" draw:text-style-name="P16" draw:layer="layout" svg:x1="10cm" svg:y1="6.25cm" svg:x2="10cm" svg:y2="8.25cm">
          <text:p/>
        </draw:line>
        <draw:frame draw:style-name="gr39" draw:text-style-name="P17" draw:layer="layout" svg:width="1.997cm" svg:height="0.573cm" svg:x="7.825cm" svg:y="5.5cm">
          <draw:text-box>
            <text:p><text:span text:style-name="T10">BLKDIM</text:span><text:span text:style-name="T13">+2</text:span></text:p>
          </draw:text-box>
        </draw:frame>
        <draw:frame draw:style-name="gr39" draw:text-style-name="P17" draw:layer="layout" svg:width="1.997cm" svg:height="0.573cm" draw:transform="rotate (-1.5707963267949) translate (10.573cm 6.253cm)">
          <draw:text-box>
            <text:p><text:span text:style-name="T10">BLKDIM</text:span><text:span text:style-name="T13">+2</text:span></text:p>
          </draw:text-box>
        </draw:frame>
        <draw:frame draw:style-name="gr40" draw:text-style-name="P22" draw:layer="layout" svg:width="2.534cm" svg:height="0.577cm" svg:x="2.304cm" svg:y="4.599cm">
          <draw:text-box>
            <text:p><text:span text:style-name="T12">li=BLKDIM+1</text:span></text:p>
          </draw:text-box>
        </draw:frame>
        <draw:g draw:style-name="gr12">
          <draw:custom-shape draw:style-name="gr41" draw:text-style-name="P23" draw:layer="layout" svg:width="1.5cm" svg:height="0.25cm" svg:x="4.5cm" svg:y="8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23" draw:layer="layout" svg:width="1.5cm" svg:height="0.25cm" svg:x="4.5cm" svg:y="6.2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24" draw:layer="layout" svg:width="2cm" svg:height="2cm" svg:x="4.25cm" svg:y="6.25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" draw:layer="layout" svg:width="0.25cm" svg:height="0.25cm" svg:x="4.5cm" svg:y="6.5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" draw:layer="layout" svg:width="0.25cm" svg:height="0.25cm" svg:x="4.75cm" svg:y="6.5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" draw:layer="layout" svg:width="0.25cm" svg:height="0.25cm" svg:x="5cm" svg:y="6.5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" draw:layer="layout" svg:width="0.25cm" svg:height="0.25cm" svg:x="5.25cm" svg:y="6.5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" draw:layer="layout" svg:width="0.25cm" svg:height="0.25cm" svg:x="4.5cm" svg:y="6.75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" draw:layer="layout" svg:width="0.25cm" svg:height="0.25cm" svg:x="4.75cm" svg:y="6.75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" draw:layer="layout" svg:width="0.25cm" svg:height="0.25cm" svg:x="5cm" svg:y="6.75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" draw:layer="layout" svg:width="0.25cm" svg:height="0.25cm" svg:x="5.25cm" svg:y="6.75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" draw:layer="layout" svg:width="0.25cm" svg:height="0.25cm" svg:x="5.5cm" svg:y="6.5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" draw:layer="layout" svg:width="0.25cm" svg:height="0.25cm" svg:x="5.75cm" svg:y="6.5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" draw:layer="layout" svg:width="0.25cm" svg:height="0.25cm" svg:x="5.5cm" svg:y="6.75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" draw:layer="layout" svg:width="0.25cm" svg:height="0.25cm" svg:x="5.75cm" svg:y="6.75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" draw:layer="layout" svg:width="0.25cm" svg:height="0.25cm" svg:x="4.5cm" svg:y="7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" draw:layer="layout" svg:width="0.25cm" svg:height="0.25cm" svg:x="4.75cm" svg:y="7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" draw:layer="layout" svg:width="0.25cm" svg:height="0.25cm" svg:x="5cm" svg:y="7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" draw:layer="layout" svg:width="0.25cm" svg:height="0.25cm" svg:x="5.25cm" svg:y="7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" draw:layer="layout" svg:width="0.25cm" svg:height="0.25cm" svg:x="4.5cm" svg:y="7.25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" draw:layer="layout" svg:width="0.25cm" svg:height="0.25cm" svg:x="4.75cm" svg:y="7.25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" draw:layer="layout" svg:width="0.25cm" svg:height="0.25cm" svg:x="5cm" svg:y="7.25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" draw:layer="layout" svg:width="0.25cm" svg:height="0.25cm" svg:x="5.25cm" svg:y="7.25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" draw:layer="layout" svg:width="0.25cm" svg:height="0.25cm" svg:x="5.5cm" svg:y="7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" draw:layer="layout" svg:width="0.25cm" svg:height="0.25cm" svg:x="5.75cm" svg:y="7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" draw:layer="layout" svg:width="0.25cm" svg:height="0.25cm" svg:x="5.5cm" svg:y="7.25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" draw:layer="layout" svg:width="0.25cm" svg:height="0.25cm" svg:x="5.75cm" svg:y="7.25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" draw:layer="layout" svg:width="0.25cm" svg:height="0.25cm" svg:x="4.5cm" svg:y="7.5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" draw:layer="layout" svg:width="0.25cm" svg:height="0.25cm" svg:x="4.75cm" svg:y="7.5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" draw:layer="layout" svg:width="0.25cm" svg:height="0.25cm" svg:x="5cm" svg:y="7.5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" draw:layer="layout" svg:width="0.25cm" svg:height="0.25cm" svg:x="5.25cm" svg:y="7.5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" draw:layer="layout" svg:width="0.25cm" svg:height="0.25cm" svg:x="4.5cm" svg:y="7.75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" draw:layer="layout" svg:width="0.25cm" svg:height="0.25cm" svg:x="4.75cm" svg:y="7.75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" draw:layer="layout" svg:width="0.25cm" svg:height="0.25cm" svg:x="5cm" svg:y="7.75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" draw:layer="layout" svg:width="0.25cm" svg:height="0.25cm" svg:x="5.25cm" svg:y="7.75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" draw:layer="layout" svg:width="0.25cm" svg:height="0.25cm" svg:x="5.5cm" svg:y="7.5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" draw:layer="layout" svg:width="0.25cm" svg:height="0.25cm" svg:x="5.75cm" svg:y="7.5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" draw:layer="layout" svg:width="0.25cm" svg:height="0.25cm" svg:x="5.5cm" svg:y="7.75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" draw:layer="layout" svg:width="0.25cm" svg:height="0.25cm" svg:x="5.75cm" svg:y="7.75cm">
            <text:p/>
            <draw:enhanced-geometry svg:viewBox="0 0 21600 21600" draw:type="rectangle" draw:enhanced-path="M 0 0 L 21600 0 21600 21600 0 21600 0 0 Z N"/>
          </draw:custom-shape>
        </draw:g>
        <draw:g draw:style-name="gr12">
          <draw:custom-shape draw:style-name="gr44" draw:text-style-name="P25" draw:layer="layout" svg:width="0.25cm" svg:height="1.5cm" svg:x="9.5cm" svg:y="6.5cm">
            <text:p/>
            <draw:enhanced-geometry svg:viewBox="0 0 21600 21600" draw:type="rectangle" draw:enhanced-path="M 0 0 L 21600 0 21600 21600 0 21600 0 0 Z N"/>
          </draw:custom-shape>
          <draw:custom-shape draw:style-name="gr44" draw:text-style-name="P25" draw:layer="layout" svg:width="0.25cm" svg:height="1.5cm" svg:x="7.75cm" svg:y="6.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24" draw:layer="layout" svg:width="2cm" svg:height="2cm" svg:x="7.75cm" svg:y="6.25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" draw:layer="layout" svg:width="0.25cm" svg:height="0.25cm" svg:x="8cm" svg:y="6.5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" draw:layer="layout" svg:width="0.25cm" svg:height="0.25cm" svg:x="8.25cm" svg:y="6.5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" draw:layer="layout" svg:width="0.25cm" svg:height="0.25cm" svg:x="8.5cm" svg:y="6.5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" draw:layer="layout" svg:width="0.25cm" svg:height="0.25cm" svg:x="8.75cm" svg:y="6.5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" draw:layer="layout" svg:width="0.25cm" svg:height="0.25cm" svg:x="8cm" svg:y="6.75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" draw:layer="layout" svg:width="0.25cm" svg:height="0.25cm" svg:x="8.25cm" svg:y="6.75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" draw:layer="layout" svg:width="0.25cm" svg:height="0.25cm" svg:x="8.5cm" svg:y="6.75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" draw:layer="layout" svg:width="0.25cm" svg:height="0.25cm" svg:x="8.75cm" svg:y="6.75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" draw:layer="layout" svg:width="0.25cm" svg:height="0.25cm" svg:x="9cm" svg:y="6.5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" draw:layer="layout" svg:width="0.25cm" svg:height="0.25cm" svg:x="9.25cm" svg:y="6.5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" draw:layer="layout" svg:width="0.25cm" svg:height="0.25cm" svg:x="9cm" svg:y="6.75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" draw:layer="layout" svg:width="0.25cm" svg:height="0.25cm" svg:x="9.25cm" svg:y="6.75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" draw:layer="layout" svg:width="0.25cm" svg:height="0.25cm" svg:x="8cm" svg:y="7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" draw:layer="layout" svg:width="0.25cm" svg:height="0.25cm" svg:x="8.25cm" svg:y="7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" draw:layer="layout" svg:width="0.25cm" svg:height="0.25cm" svg:x="8.5cm" svg:y="7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" draw:layer="layout" svg:width="0.25cm" svg:height="0.25cm" svg:x="8.75cm" svg:y="7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" draw:layer="layout" svg:width="0.25cm" svg:height="0.25cm" svg:x="8cm" svg:y="7.25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" draw:layer="layout" svg:width="0.25cm" svg:height="0.25cm" svg:x="8.25cm" svg:y="7.25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" draw:layer="layout" svg:width="0.25cm" svg:height="0.25cm" svg:x="8.5cm" svg:y="7.25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" draw:layer="layout" svg:width="0.25cm" svg:height="0.25cm" svg:x="8.75cm" svg:y="7.25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" draw:layer="layout" svg:width="0.25cm" svg:height="0.25cm" svg:x="9cm" svg:y="7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" draw:layer="layout" svg:width="0.25cm" svg:height="0.25cm" svg:x="9.25cm" svg:y="7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" draw:layer="layout" svg:width="0.25cm" svg:height="0.25cm" svg:x="9cm" svg:y="7.25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" draw:layer="layout" svg:width="0.25cm" svg:height="0.25cm" svg:x="9.25cm" svg:y="7.25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" draw:layer="layout" svg:width="0.25cm" svg:height="0.25cm" svg:x="8cm" svg:y="7.5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" draw:layer="layout" svg:width="0.25cm" svg:height="0.25cm" svg:x="8.25cm" svg:y="7.5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" draw:layer="layout" svg:width="0.25cm" svg:height="0.25cm" svg:x="8.5cm" svg:y="7.5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" draw:layer="layout" svg:width="0.25cm" svg:height="0.25cm" svg:x="8.75cm" svg:y="7.5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" draw:layer="layout" svg:width="0.25cm" svg:height="0.25cm" svg:x="8cm" svg:y="7.75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" draw:layer="layout" svg:width="0.25cm" svg:height="0.25cm" svg:x="8.25cm" svg:y="7.75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" draw:layer="layout" svg:width="0.25cm" svg:height="0.25cm" svg:x="8.5cm" svg:y="7.75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" draw:layer="layout" svg:width="0.25cm" svg:height="0.25cm" svg:x="8.75cm" svg:y="7.75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" draw:layer="layout" svg:width="0.25cm" svg:height="0.25cm" svg:x="9cm" svg:y="7.5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" draw:layer="layout" svg:width="0.25cm" svg:height="0.25cm" svg:x="9.25cm" svg:y="7.5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" draw:layer="layout" svg:width="0.25cm" svg:height="0.25cm" svg:x="9cm" svg:y="7.75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" draw:layer="layout" svg:width="0.25cm" svg:height="0.25cm" svg:x="9.25cm" svg:y="7.75cm">
            <text:p/>
            <draw:enhanced-geometry svg:viewBox="0 0 21600 21600" draw:type="rectangle" draw:enhanced-path="M 0 0 L 21600 0 21600 21600 0 21600 0 0 Z N"/>
          </draw:custom-shape>
        </draw:g>
        <draw:g draw:style-name="gr12">
          <draw:custom-shape draw:style-name="gr45" draw:text-style-name="P25" draw:layer="layout" svg:width="0.25cm" svg:height="0.25cm" svg:x="11.25cm" svg:y="6.25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25" draw:layer="layout" svg:width="0.25cm" svg:height="0.25cm" svg:x="13cm" svg:y="6.25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25" draw:layer="layout" svg:width="0.25cm" svg:height="0.25cm" svg:x="11.25cm" svg:y="8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25" draw:layer="layout" svg:width="0.25cm" svg:height="0.25cm" svg:x="13cm" svg:y="8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26" draw:layer="layout" svg:width="2cm" svg:height="2cm" svg:x="11.25cm" svg:y="6.25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" draw:layer="layout" svg:width="0.25cm" svg:height="0.25cm" svg:x="11.5cm" svg:y="6.5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" draw:layer="layout" svg:width="0.25cm" svg:height="0.25cm" svg:x="11.75cm" svg:y="6.5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" draw:layer="layout" svg:width="0.25cm" svg:height="0.25cm" svg:x="12cm" svg:y="6.5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" draw:layer="layout" svg:width="0.25cm" svg:height="0.25cm" svg:x="12.25cm" svg:y="6.5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" draw:layer="layout" svg:width="0.25cm" svg:height="0.25cm" svg:x="11.5cm" svg:y="6.75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" draw:layer="layout" svg:width="0.25cm" svg:height="0.25cm" svg:x="11.75cm" svg:y="6.75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" draw:layer="layout" svg:width="0.25cm" svg:height="0.25cm" svg:x="12cm" svg:y="6.75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" draw:layer="layout" svg:width="0.25cm" svg:height="0.25cm" svg:x="12.25cm" svg:y="6.75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" draw:layer="layout" svg:width="0.25cm" svg:height="0.25cm" svg:x="12.5cm" svg:y="6.5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" draw:layer="layout" svg:width="0.25cm" svg:height="0.25cm" svg:x="12.75cm" svg:y="6.5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" draw:layer="layout" svg:width="0.25cm" svg:height="0.25cm" svg:x="12.5cm" svg:y="6.75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" draw:layer="layout" svg:width="0.25cm" svg:height="0.25cm" svg:x="12.75cm" svg:y="6.75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" draw:layer="layout" svg:width="0.25cm" svg:height="0.25cm" svg:x="11.5cm" svg:y="7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" draw:layer="layout" svg:width="0.25cm" svg:height="0.25cm" svg:x="11.75cm" svg:y="7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" draw:layer="layout" svg:width="0.25cm" svg:height="0.25cm" svg:x="12cm" svg:y="7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" draw:layer="layout" svg:width="0.25cm" svg:height="0.25cm" svg:x="12.25cm" svg:y="7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" draw:layer="layout" svg:width="0.25cm" svg:height="0.25cm" svg:x="11.5cm" svg:y="7.25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" draw:layer="layout" svg:width="0.25cm" svg:height="0.25cm" svg:x="11.75cm" svg:y="7.25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" draw:layer="layout" svg:width="0.25cm" svg:height="0.25cm" svg:x="12cm" svg:y="7.25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" draw:layer="layout" svg:width="0.25cm" svg:height="0.25cm" svg:x="12.25cm" svg:y="7.25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" draw:layer="layout" svg:width="0.25cm" svg:height="0.25cm" svg:x="12.5cm" svg:y="7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" draw:layer="layout" svg:width="0.25cm" svg:height="0.25cm" svg:x="12.75cm" svg:y="7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" draw:layer="layout" svg:width="0.25cm" svg:height="0.25cm" svg:x="12.5cm" svg:y="7.25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" draw:layer="layout" svg:width="0.25cm" svg:height="0.25cm" svg:x="12.75cm" svg:y="7.25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" draw:layer="layout" svg:width="0.25cm" svg:height="0.25cm" svg:x="11.5cm" svg:y="7.5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" draw:layer="layout" svg:width="0.25cm" svg:height="0.25cm" svg:x="11.75cm" svg:y="7.5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" draw:layer="layout" svg:width="0.25cm" svg:height="0.25cm" svg:x="12cm" svg:y="7.5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" draw:layer="layout" svg:width="0.25cm" svg:height="0.25cm" svg:x="12.25cm" svg:y="7.5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" draw:layer="layout" svg:width="0.25cm" svg:height="0.25cm" svg:x="11.5cm" svg:y="7.75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" draw:layer="layout" svg:width="0.25cm" svg:height="0.25cm" svg:x="11.75cm" svg:y="7.75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" draw:layer="layout" svg:width="0.25cm" svg:height="0.25cm" svg:x="12cm" svg:y="7.75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" draw:layer="layout" svg:width="0.25cm" svg:height="0.25cm" svg:x="12.25cm" svg:y="7.75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" draw:layer="layout" svg:width="0.25cm" svg:height="0.25cm" svg:x="12.5cm" svg:y="7.5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" draw:layer="layout" svg:width="0.25cm" svg:height="0.25cm" svg:x="12.75cm" svg:y="7.5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" draw:layer="layout" svg:width="0.25cm" svg:height="0.25cm" svg:x="12.5cm" svg:y="7.75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" draw:layer="layout" svg:width="0.25cm" svg:height="0.25cm" svg:x="12.75cm" svg:y="7.75cm">
            <text:p/>
            <draw:enhanced-geometry svg:viewBox="0 0 21600 21600" draw:type="rectangle" draw:enhanced-path="M 0 0 L 21600 0 21600 21600 0 21600 0 0 Z N"/>
          </draw:custom-shape>
        </draw:g>
        <draw:frame draw:style-name="gr37" draw:text-style-name="P22" draw:layer="layout" svg:width="1.179cm" svg:height="0.577cm" svg:x="3.238cm" svg:y="6.35cm">
          <draw:text-box>
            <text:p><text:span text:style-name="T12">li=1</text:span></text:p>
          </draw:text-box>
        </draw:frame>
        <draw:frame draw:style-name="gr40" draw:text-style-name="P22" draw:layer="layout" svg:width="2.534cm" svg:height="0.577cm" svg:x="2.058cm" svg:y="7.59cm">
          <draw:text-box>
            <text:p><text:span text:style-name="T12">li=BLKDIM+1</text:span></text:p>
          </draw:text-box>
        </draw:frame>
        <draw:polygon draw:style-name="gr46" draw:text-style-name="P27" draw:layer="layout" svg:width="0.499cm" svg:height="1.499cm" svg:x="3.5cm" svg:y="12cm" svg:viewBox="0 0 500 1500" draw:points="0,0 500,500 500,1500 0,1000">
          <text:p/>
        </draw:polygon>
        <draw:polygon draw:style-name="gr46" draw:text-style-name="P27" draw:layer="layout" svg:width="0.499cm" svg:height="1.499cm" svg:x="4.5cm" svg:y="14cm" svg:viewBox="0 0 500 1500" draw:points="0,0 500,500 500,1500 0,1000">
          <text:p/>
        </draw:polygon>
        <draw:polygon draw:style-name="gr47" draw:text-style-name="P28" draw:layer="layout" svg:width="0.499cm" svg:height="1.499cm" svg:x="4cm" svg:y="13.5cm" svg:viewBox="0 0 500 1500" draw:points="0,0 500,500 500,1500 0,1000">
          <text:p/>
        </draw:polygon>
        <draw:polygon draw:style-name="gr47" draw:text-style-name="P28" draw:layer="layout" svg:width="0.499cm" svg:height="1.499cm" svg:x="3.5cm" svg:y="13cm" svg:viewBox="0 0 500 1500" draw:points="0,0 500,500 500,1500 0,1000">
          <text:p/>
        </draw:polygon>
        <draw:polygon draw:style-name="gr46" draw:text-style-name="P27" draw:layer="layout" svg:width="0.499cm" svg:height="1.499cm" svg:x="4cm" svg:y="12.5cm" svg:viewBox="0 0 500 1500" draw:points="0,0 500,500 500,1500 0,1000">
          <text:p/>
        </draw:polygon>
        <draw:polygon draw:style-name="gr47" draw:text-style-name="P28" draw:layer="layout" svg:width="0.499cm" svg:height="1.499cm" svg:x="4.5cm" svg:y="13cm" svg:viewBox="0 0 500 1500" draw:points="0,0 500,500 500,1500 0,1000">
          <text:p/>
        </draw:polygon>
        <draw:polygon draw:style-name="gr46" draw:text-style-name="P27" draw:layer="layout" svg:width="0.499cm" svg:height="1.499cm" svg:x="4.5cm" svg:y="15cm" svg:viewBox="0 0 500 1500" draw:points="0,0 500,500 500,1500 0,1000">
          <text:p/>
        </draw:polygon>
        <draw:polygon draw:style-name="gr46" draw:text-style-name="P27" draw:layer="layout" svg:width="0.499cm" svg:height="1.499cm" svg:x="3.5cm" svg:y="14cm" svg:viewBox="0 0 500 1500" draw:points="0,0 500,500 500,1500 0,1000">
          <text:p/>
        </draw:polygon>
        <draw:polygon draw:style-name="gr47" draw:text-style-name="P28" draw:layer="layout" svg:width="0.499cm" svg:height="1.499cm" svg:x="4cm" svg:y="14.5cm" svg:viewBox="0 0 500 1500" draw:points="0,0 500,500 500,1500 0,1000">
          <text:p/>
        </draw:polygon>
        <draw:line draw:style-name="gr48" draw:text-style-name="P3" draw:layer="layout" svg:x1="2.5cm" svg:y1="13.5cm" svg:x2="4cm" svg:y2="13.5cm">
          <text:p/>
        </draw:line>
        <draw:line draw:style-name="gr48" draw:text-style-name="P3" draw:layer="layout" svg:x1="3cm" svg:y1="14cm" svg:x2="4.5cm" svg:y2="14cm">
          <text:p/>
        </draw:line>
        <draw:line draw:style-name="gr48" draw:text-style-name="P3" draw:layer="layout" svg:x1="3cm" svg:y1="15cm" svg:x2="4.5cm" svg:y2="15cm">
          <text:p/>
        </draw:line>
        <draw:line draw:style-name="gr48" draw:text-style-name="P3" draw:layer="layout" svg:x1="2.5cm" svg:y1="14.5cm" svg:x2="4cm" svg:y2="14.5cm">
          <text:p/>
        </draw:line>
        <draw:polygon draw:style-name="gr49" draw:text-style-name="P28" draw:layer="layout" svg:width="0.499cm" svg:height="1.499cm" svg:x="2.5cm" svg:y="13.5cm" svg:viewBox="0 0 500 1500" draw:points="0,0 500,500 500,1500 0,1000">
          <text:p/>
        </draw:polygon>
        <draw:polygon draw:style-name="gr50" draw:text-style-name="P27" draw:layer="layout" svg:width="0.499cm" svg:height="1.499cm" svg:x="7.5cm" svg:y="12cm" svg:viewBox="0 0 500 1500" draw:points="0,0 500,500 500,1500 0,1000">
          <text:p/>
        </draw:polygon>
        <draw:polygon draw:style-name="gr49" draw:text-style-name="P28" draw:layer="layout" svg:width="0.499cm" svg:height="1.499cm" svg:x="8cm" svg:y="13.5cm" svg:viewBox="0 0 500 1500" draw:points="0,0 500,500 500,1500 0,1000">
          <text:p/>
        </draw:polygon>
        <draw:polygon draw:style-name="gr49" draw:text-style-name="P28" draw:layer="layout" svg:width="0.499cm" svg:height="1.499cm" svg:x="7.5cm" svg:y="13cm" svg:viewBox="0 0 500 1500" draw:points="0,0 500,500 500,1500 0,1000">
          <text:p/>
        </draw:polygon>
        <draw:polygon draw:style-name="gr50" draw:text-style-name="P27" draw:layer="layout" svg:width="0.499cm" svg:height="1.499cm" svg:x="8cm" svg:y="12.5cm" svg:viewBox="0 0 500 1500" draw:points="0,0 500,500 500,1500 0,1000">
          <text:p/>
        </draw:polygon>
        <draw:polygon draw:style-name="gr49" draw:text-style-name="P28" draw:layer="layout" svg:width="0.499cm" svg:height="1.499cm" svg:x="8.5cm" svg:y="13cm" svg:viewBox="0 0 500 1500" draw:points="0,0 500,500 500,1500 0,1000">
          <text:p/>
        </draw:polygon>
        <draw:polygon draw:style-name="gr50" draw:text-style-name="P27" draw:layer="layout" svg:width="0.499cm" svg:height="1.499cm" svg:x="8.5cm" svg:y="15cm" svg:viewBox="0 0 500 1500" draw:points="0,0 500,500 500,1500 0,1000">
          <text:p/>
        </draw:polygon>
        <draw:polygon draw:style-name="gr50" draw:text-style-name="P27" draw:layer="layout" svg:width="0.499cm" svg:height="1.499cm" svg:x="7.5cm" svg:y="14cm" svg:viewBox="0 0 500 1500" draw:points="0,0 500,500 500,1500 0,1000">
          <text:p/>
        </draw:polygon>
        <draw:polygon draw:style-name="gr49" draw:text-style-name="P28" draw:layer="layout" svg:width="0.499cm" svg:height="1.499cm" svg:x="8cm" svg:y="14.5cm" svg:viewBox="0 0 500 1500" draw:points="0,0 500,500 500,1500 0,1000">
          <text:p/>
        </draw:polygon>
        <draw:line draw:style-name="gr48" draw:text-style-name="P3" draw:layer="layout" svg:x1="6.5cm" svg:y1="13.5cm" svg:x2="8cm" svg:y2="13.5cm">
          <text:p/>
        </draw:line>
        <draw:line draw:style-name="gr48" draw:text-style-name="P3" draw:layer="layout" svg:x1="7cm" svg:y1="14cm" svg:x2="8.5cm" svg:y2="14cm">
          <text:p/>
        </draw:line>
        <draw:line draw:style-name="gr48" draw:text-style-name="P3" draw:layer="layout" svg:x1="7cm" svg:y1="15cm" svg:x2="8.5cm" svg:y2="15cm">
          <text:p/>
        </draw:line>
        <draw:line draw:style-name="gr48" draw:text-style-name="P3" draw:layer="layout" svg:x1="6.5cm" svg:y1="14.5cm" svg:x2="8cm" svg:y2="14.5cm">
          <text:p/>
        </draw:line>
        <draw:polygon draw:style-name="gr50" draw:text-style-name="P27" draw:layer="layout" svg:width="0.499cm" svg:height="1.499cm" svg:x="6.5cm" svg:y="13.5cm" svg:viewBox="0 0 500 1500" draw:points="0,0 500,500 500,1500 0,1000">
          <text:p/>
        </draw:polygon>
        <draw:polygon draw:style-name="gr49" draw:text-style-name="P28" draw:layer="layout" svg:width="0.499cm" svg:height="1.499cm" svg:x="12cm" svg:y="12.5cm" svg:viewBox="0 0 500 1500" draw:points="0,0 500,500 500,1500 0,1000">
          <text:p/>
        </draw:polygon>
        <draw:polygon draw:style-name="gr50" draw:text-style-name="P27" draw:layer="layout" svg:width="0.499cm" svg:height="1.499cm" svg:x="11.5cm" svg:y="13cm" svg:viewBox="0 0 500 1500" draw:points="0,0 500,500 500,1500 0,1000">
          <text:p/>
        </draw:polygon>
        <draw:polygon draw:style-name="gr49" draw:text-style-name="P28" draw:layer="layout" svg:width="0.499cm" svg:height="1.499cm" svg:x="11.5cm" svg:y="12cm" svg:viewBox="0 0 500 1500" draw:points="0,0 500,500 500,1500 0,1000">
          <text:p/>
        </draw:polygon>
        <draw:polygon draw:style-name="gr50" draw:text-style-name="P27" draw:layer="layout" svg:width="0.499cm" svg:height="1.499cm" svg:x="12cm" svg:y="13.5cm" svg:viewBox="0 0 500 1500" draw:points="0,0 500,500 500,1500 0,1000">
          <text:p/>
        </draw:polygon>
        <draw:polygon draw:style-name="gr49" draw:text-style-name="P28" draw:layer="layout" svg:width="0.499cm" svg:height="1.499cm" svg:x="12.5cm" svg:y="13cm" svg:viewBox="0 0 500 1500" draw:points="0,0 500,500 500,1500 0,1000">
          <text:p/>
        </draw:polygon>
        <draw:polygon draw:style-name="gr49" draw:text-style-name="P28" draw:layer="layout" svg:width="0.499cm" svg:height="1.499cm" svg:x="12.5cm" svg:y="14cm" svg:viewBox="0 0 500 1500" draw:points="0,0 500,500 500,1500 0,1000">
          <text:p/>
        </draw:polygon>
        <draw:polygon draw:style-name="gr49" draw:text-style-name="P28" draw:layer="layout" svg:width="0.499cm" svg:height="1.499cm" svg:x="12.5cm" svg:y="15cm" svg:viewBox="0 0 500 1500" draw:points="0,0 500,500 500,1500 0,1000">
          <text:p/>
        </draw:polygon>
        <draw:polygon draw:style-name="gr49" draw:text-style-name="P28" draw:layer="layout" svg:width="0.499cm" svg:height="1.499cm" svg:x="11.5cm" svg:y="14cm" svg:viewBox="0 0 500 1500" draw:points="0,0 500,500 500,1500 0,1000">
          <text:p/>
        </draw:polygon>
        <draw:polygon draw:style-name="gr49" draw:text-style-name="P28" draw:layer="layout" svg:width="0.499cm" svg:height="1.499cm" svg:x="12cm" svg:y="14.5cm" svg:viewBox="0 0 500 1500" draw:points="0,0 500,500 500,1500 0,1000">
          <text:p/>
        </draw:polygon>
        <draw:line draw:style-name="gr48" draw:text-style-name="P3" draw:layer="layout" svg:x1="10.5cm" svg:y1="13.5cm" svg:x2="12cm" svg:y2="13.5cm">
          <text:p/>
        </draw:line>
        <draw:line draw:style-name="gr48" draw:text-style-name="P3" draw:layer="layout" svg:x1="11cm" svg:y1="14cm" svg:x2="12.5cm" svg:y2="14cm">
          <text:p/>
        </draw:line>
        <draw:line draw:style-name="gr48" draw:text-style-name="P3" draw:layer="layout" svg:x1="11cm" svg:y1="15cm" svg:x2="12.5cm" svg:y2="15cm">
          <text:p/>
        </draw:line>
        <draw:line draw:style-name="gr48" draw:text-style-name="P3" draw:layer="layout" svg:x1="10.5cm" svg:y1="14.5cm" svg:x2="12cm" svg:y2="14.5cm">
          <text:p/>
        </draw:line>
        <draw:polygon draw:style-name="gr49" draw:text-style-name="P28" draw:layer="layout" svg:width="0.499cm" svg:height="1.499cm" svg:x="10.5cm" svg:y="13.5cm" svg:viewBox="0 0 500 1500" draw:points="0,0 500,500 500,1500 0,1000">
          <text:p/>
        </draw:polygon>
        <draw:polygon draw:style-name="gr49" draw:text-style-name="P28" draw:layer="layout" svg:width="0.499cm" svg:height="1.499cm" svg:x="8.5cm" svg:y="14cm" svg:viewBox="0 0 500 1500" draw:points="0,0 500,500 500,1500 0,1000">
          <text:p/>
        </draw:polygon>
        <draw:polygon draw:style-name="gr50" draw:text-style-name="P27" draw:layer="layout" svg:width="0.499cm" svg:height="1.499cm" svg:x="15.5cm" svg:y="12cm" svg:viewBox="0 0 500 1500" draw:points="0,0 500,500 500,1500 0,1000">
          <text:p/>
        </draw:polygon>
        <draw:polygon draw:style-name="gr50" draw:text-style-name="P27" draw:layer="layout" svg:width="0.499cm" svg:height="1.499cm" svg:x="16cm" svg:y="13.5cm" svg:viewBox="0 0 500 1500" draw:points="0,0 500,500 500,1500 0,1000">
          <text:p/>
        </draw:polygon>
        <draw:polygon draw:style-name="gr49" draw:text-style-name="P28" draw:layer="layout" svg:width="0.499cm" svg:height="1.499cm" svg:x="15.5cm" svg:y="13cm" svg:viewBox="0 0 500 1500" draw:points="0,0 500,500 500,1500 0,1000">
          <text:p/>
        </draw:polygon>
        <draw:polygon draw:style-name="gr50" draw:text-style-name="P27" draw:layer="layout" svg:width="0.499cm" svg:height="1.499cm" svg:x="16cm" svg:y="12.5cm" svg:viewBox="0 0 500 1500" draw:points="0,0 500,500 500,1500 0,1000">
          <text:p/>
        </draw:polygon>
        <draw:polygon draw:style-name="gr49" draw:text-style-name="P28" draw:layer="layout" svg:width="0.499cm" svg:height="1.499cm" svg:x="16.5cm" svg:y="13cm" svg:viewBox="0 0 500 1500" draw:points="0,0 500,500 500,1500 0,1000">
          <text:p/>
        </draw:polygon>
        <draw:polygon draw:style-name="gr50" draw:text-style-name="P27" draw:layer="layout" svg:width="0.499cm" svg:height="1.499cm" svg:x="16.5cm" svg:y="14cm" svg:viewBox="0 0 500 1500" draw:points="0,0 500,500 500,1500 0,1000">
          <text:p/>
        </draw:polygon>
        <draw:polygon draw:style-name="gr50" draw:text-style-name="P27" draw:layer="layout" svg:width="0.499cm" svg:height="1.499cm" svg:x="16.5cm" svg:y="15cm" svg:viewBox="0 0 500 1500" draw:points="0,0 500,500 500,1500 0,1000">
          <text:p/>
        </draw:polygon>
        <draw:polygon draw:style-name="gr50" draw:text-style-name="P27" draw:layer="layout" svg:width="0.499cm" svg:height="1.499cm" svg:x="15.5cm" svg:y="14cm" svg:viewBox="0 0 500 1500" draw:points="0,0 500,500 500,1500 0,1000">
          <text:p/>
        </draw:polygon>
        <draw:polygon draw:style-name="gr49" draw:text-style-name="P28" draw:layer="layout" svg:width="0.499cm" svg:height="1.499cm" svg:x="16cm" svg:y="14.5cm" svg:viewBox="0 0 500 1500" draw:points="0,0 500,500 500,1500 0,1000">
          <text:p/>
        </draw:polygon>
        <draw:line draw:style-name="gr48" draw:text-style-name="P3" draw:layer="layout" svg:x1="14.5cm" svg:y1="13.5cm" svg:x2="16cm" svg:y2="13.5cm">
          <text:p/>
        </draw:line>
        <draw:line draw:style-name="gr48" draw:text-style-name="P3" draw:layer="layout" svg:x1="15cm" svg:y1="14cm" svg:x2="16.5cm" svg:y2="14cm">
          <text:p/>
        </draw:line>
        <draw:line draw:style-name="gr48" draw:text-style-name="P3" draw:layer="layout" svg:x1="15cm" svg:y1="15cm" svg:x2="16.5cm" svg:y2="15cm">
          <text:p/>
        </draw:line>
        <draw:line draw:style-name="gr48" draw:text-style-name="P3" draw:layer="layout" svg:x1="14.5cm" svg:y1="14.5cm" svg:x2="16cm" svg:y2="14.5cm">
          <text:p/>
        </draw:line>
        <draw:polygon draw:style-name="gr50" draw:text-style-name="P27" draw:layer="layout" svg:width="0.499cm" svg:height="1.499cm" svg:x="14.5cm" svg:y="13.5cm" svg:viewBox="0 0 500 1500" draw:points="0,0 500,500 500,1500 0,1000">
          <text:p/>
        </draw:polygon>
        <draw:frame draw:style-name="gr4" draw:text-style-name="P4" draw:layer="layout" svg:width="1.75cm" svg:height="0.866cm" svg:x="2.75cm" svg:y="11.25cm">
          <draw:text-box>
            <text:p><text:span text:style-name="T1">B</text:span><text:span text:style-name="T2">x</text:span><text:span text:style-name="T3"> = 4</text:span></text:p>
          </draw:text-box>
        </draw:frame>
        <draw:frame draw:style-name="gr4" draw:text-style-name="P4" draw:layer="layout" svg:width="1.75cm" svg:height="0.866cm" svg:x="6.75cm" svg:y="11.25cm">
          <draw:text-box>
            <text:p><text:span text:style-name="T1">B</text:span><text:span text:style-name="T2">x</text:span><text:span text:style-name="T3"> = 5</text:span></text:p>
          </draw:text-box>
        </draw:frame>
        <draw:frame draw:style-name="gr4" draw:text-style-name="P4" draw:layer="layout" svg:width="1.75cm" svg:height="0.866cm" svg:x="10.75cm" svg:y="11.25cm">
          <draw:text-box>
            <text:p><text:span text:style-name="T1">B</text:span><text:span text:style-name="T2">x</text:span><text:span text:style-name="T3"> = 7</text:span></text:p>
          </draw:text-box>
        </draw:frame>
        <draw:frame draw:style-name="gr4" draw:text-style-name="P4" draw:layer="layout" svg:width="1.75cm" svg:height="0.866cm" svg:x="14.75cm" svg:y="11.25cm">
          <draw:text-box>
            <text:p><text:span text:style-name="T1">B</text:span><text:span text:style-name="T2">x</text:span><text:span text:style-name="T3"> = 3</text:span></text:p>
          </draw:text-box>
        </draw:frame>
        <draw:frame draw:style-name="gr51" draw:text-style-name="P29" draw:layer="layout" svg:width="3.042cm" svg:height="0.729cm" svg:x="1.5cm" svg:y="9.75cm">
          <draw:text-box>
            <text:p><text:span text:style-name="T14">anneal.svg</text:span></text:p>
          </draw:text-box>
        </draw:frame>
        <draw:custom-shape draw:style-name="gr52" draw:text-style-name="P3" draw:layer="layout" svg:width="14.5cm" svg:height="6.986cm" draw:transform="skewX (-0.00174532925199433) rotate (-0.00174532925199447) translate (1.5cm 2cm)">
          <text:p/>
          <draw:enhanced-geometry svg:viewBox="0 0 21600 21600" draw:type="rectangle" draw:enhanced-path="M 0 0 L 21600 0 21600 21600 0 21600 0 0 Z N"/>
        </draw:custom-shape>
        <draw:custom-shape draw:style-name="gr53" draw:text-style-name="P3" draw:layer="layout" svg:width="16.5cm" svg:height="8.015cm" draw:transform="skewX (-0.00174532925199433) rotate (-0.00174532925199447) translate (1.5cm 10.471cm)">
          <text:p/>
          <draw:enhanced-geometry svg:viewBox="0 0 21600 21600" draw:type="rectangle" draw:enhanced-path="M 0 0 L 21600 0 21600 21600 0 21600 0 0 Z N"/>
        </draw:custom-shape>
        <draw:frame draw:style-name="gr54" draw:text-style-name="P30" draw:layer="layout" svg:width="2.53cm" svg:height="1.433cm" svg:x="1.72cm" svg:y="16.5cm">
          <draw:text-box>
            <text:p><text:span text:style-name="T15">New state</text:span></text:p>
            <text:p><text:span text:style-name="T15">of the central</text:span></text:p>
            <text:p><text:span text:style-name="T15">cell</text:span></text:p>
          </draw:text-box>
        </draw:frame>
        <draw:line draw:style-name="gr55" draw:text-style-name="P3" draw:layer="layout" svg:x1="2.75cm" svg:y1="16.5cm" svg:x2="2.75cm" svg:y2="15cm">
          <text:p/>
        </draw:line>
        <draw:frame draw:style-name="gr56" draw:text-style-name="P31" draw:layer="layout" svg:width="0.93cm" svg:height="0.645cm" svg:x="2.32cm" svg:y="14cm">
          <draw:text-box>
            <text:p><text:span text:style-name="T16">x’</text:span></text:p>
          </draw:text-box>
        </draw:frame>
        <draw:frame draw:style-name="gr56" draw:text-style-name="P31" draw:layer="layout" svg:width="0.68cm" svg:height="0.645cm" svg:x="3.92cm" svg:y="14.001cm">
          <draw:text-box>
            <text:p><text:span text:style-name="T16">x</text:span></text:p>
          </draw:text-box>
        </draw:frame>
      </draw:page>
      <draw:page draw:name="page3" draw:style-name="dp1" draw:master-page-name="Default">
        <draw:polygon draw:style-name="gr57" draw:text-style-name="P32" draw:layer="layout" svg:width="2.999cm" svg:height="9.499cm" svg:x="10.25cm" svg:y="5.001cm" svg:viewBox="0 0 3000 9500" draw:points="0,0 3000,3000 3000,9500 0,6500">
          <text:p/>
        </draw:polygon>
        <draw:polygon draw:style-name="gr58" draw:text-style-name="P33" draw:layer="layout" svg:width="1.499cm" svg:height="1.999cm" svg:x="10.5cm" svg:y="8.751cm" svg:viewBox="0 0 1500 2000" draw:points="0,0 1500,1500 1500,2000 0,500">
          <text:p/>
        </draw:polygon>
        <draw:polygon draw:style-name="gr59" draw:text-style-name="P3" draw:layer="layout" svg:width="1.999cm" svg:height="5.999cm" svg:x="10.25cm" svg:y="5.001cm" svg:viewBox="0 0 2000 6000" draw:points="0,0 2000,2000 2000,6000 0,4000">
          <text:p/>
        </draw:polygon>
        <draw:line draw:style-name="gr60" draw:text-style-name="P3" draw:layer="layout" svg:x1="11.25cm" svg:y1="9.751cm" svg:x2="10.25cm" svg:y2="9.751cm">
          <text:p/>
        </draw:line>
        <draw:line draw:style-name="gr61" draw:text-style-name="P3" draw:layer="layout" svg:x1="10.5cm" svg:y1="5.751cm" svg:x2="10.5cm" svg:y2="11.251cm">
          <text:p/>
        </draw:line>
        <draw:line draw:style-name="gr62" draw:text-style-name="P3" draw:layer="layout" svg:x1="10.5cm" svg:y1="8.751cm" svg:x2="13cm" svg:y2="11.251cm">
          <text:p/>
        </draw:line>
        <draw:line draw:style-name="gr60" draw:text-style-name="P3" draw:layer="layout" svg:x1="11.25cm" svg:y1="6.251cm" svg:x2="10.25cm" svg:y2="6.251cm">
          <text:p/>
        </draw:line>
        <draw:g draw:style-name="gr63">
          <draw:polygon draw:style-name="gr64" draw:text-style-name="P32" draw:layer="layout" svg:width="1.999cm" svg:height="5.999cm" svg:x="9.25cm" svg:y="5.001cm" svg:viewBox="0 0 2000 6000" draw:points="0,0 2000,2000 2000,6000 0,4000">
            <text:p/>
          </draw:polygon>
          <draw:polygon draw:style-name="gr58" draw:text-style-name="P33" draw:layer="layout" svg:width="1.499cm" svg:height="1.999cm" svg:x="9.5cm" svg:y="5.251cm" svg:viewBox="0 0 1500 2000" draw:points="0,0 1500,1500 1500,2000 0,500">
            <text:p/>
          </draw:polygon>
          <draw:polygon draw:style-name="gr58" draw:text-style-name="P33" draw:layer="layout" svg:width="1.499cm" svg:height="1.999cm" svg:x="9.5cm" svg:y="8.751cm" svg:viewBox="0 0 1500 2000" draw:points="0,0 1500,1500 1500,2000 0,500">
            <text:p/>
          </draw:polygon>
          <draw:polygon draw:style-name="gr65" draw:text-style-name="P3" draw:layer="layout" svg:width="4.499cm" svg:height="1.499cm" draw:transform="rotate (-1.5707963267949) translate (11cm 5.751cm)" svg:viewBox="0 0 4500 1500" draw:points="0,1500 3000,1500 4500,0 1500,0">
            <text:p/>
          </draw:polygon>
        </draw:g>
        <draw:g draw:style-name="gr63">
          <draw:polygon draw:style-name="gr66" draw:text-style-name="P32" draw:layer="layout" svg:width="1.499cm" svg:height="4.499cm" svg:x="8.5cm" svg:y="5.751cm" svg:viewBox="0 0 1500 4500" draw:points="0,0 1500,1500 1500,4500 0,3000">
            <text:p/>
          </draw:polygon>
          <draw:polygon draw:style-name="gr67" draw:text-style-name="P34" draw:layer="layout" svg:width="1.499cm" svg:height="1.999cm" svg:x="8.5cm" svg:y="5.751cm" svg:viewBox="0 0 1500 2000" draw:points="0,0 1500,1500 1500,2000 0,500">
            <text:p/>
          </draw:polygon>
        </draw:g>
        <draw:line draw:style-name="gr62" draw:text-style-name="P3" draw:layer="layout" svg:x1="10.5cm" svg:y1="5.751cm" svg:x2="13cm" svg:y2="8.251cm">
          <text:p/>
        </draw:line>
        <draw:line draw:style-name="gr61" draw:text-style-name="P3" draw:layer="layout" svg:x1="12cm" svg:y1="7.251cm" svg:x2="12cm" svg:y2="12.751cm">
          <text:p/>
        </draw:line>
        <draw:polygon draw:style-name="gr57" draw:text-style-name="P32" draw:layer="layout" svg:width="2.999cm" svg:height="9.499cm" svg:x="4.25cm" svg:y="5.016cm" svg:viewBox="0 0 3000 9500" draw:points="0,0 3000,3000 3000,9500 0,6500">
          <text:p/>
        </draw:polygon>
        <draw:polygon draw:style-name="gr68" draw:text-style-name="P33" draw:layer="layout" svg:width="1.499cm" svg:height="4.499cm" svg:x="4.5cm" svg:y="5.766cm" svg:viewBox="0 0 1500 4500" draw:points="0,0 1500,1500 1500,4500 0,3000">
          <text:p/>
        </draw:polygon>
        <draw:polygon draw:style-name="gr59" draw:text-style-name="P3" draw:layer="layout" svg:width="1.999cm" svg:height="5.999cm" svg:x="4.25cm" svg:y="5.016cm" svg:viewBox="0 0 2000 6000" draw:points="0,0 2000,2000 2000,6000 0,4000">
          <text:p/>
        </draw:polygon>
        <draw:line draw:style-name="gr61" draw:text-style-name="P3" draw:layer="layout" svg:x1="4.5cm" svg:y1="5.766cm" svg:x2="4.5cm" svg:y2="11.266cm">
          <text:p/>
        </draw:line>
        <draw:line draw:style-name="gr60" draw:text-style-name="P3" draw:layer="layout" svg:x1="4.5cm" svg:y1="8.766cm" svg:x2="3.5cm" svg:y2="8.766cm">
          <text:p/>
        </draw:line>
        <draw:line draw:style-name="gr62" draw:text-style-name="P3" draw:layer="layout" svg:x1="4.5cm" svg:y1="8.766cm" svg:x2="7cm" svg:y2="11.266cm">
          <text:p/>
        </draw:line>
        <draw:line draw:style-name="gr60" draw:text-style-name="P3" draw:layer="layout" svg:x1="4.5cm" svg:y1="5.766cm" svg:x2="3.5cm" svg:y2="5.766cm">
          <text:p/>
        </draw:line>
        <draw:line draw:style-name="gr60" draw:text-style-name="P3" draw:layer="layout" svg:x1="6cm" svg:y1="7.266cm" svg:x2="5cm" svg:y2="7.266cm">
          <text:p/>
        </draw:line>
        <draw:line draw:style-name="gr60" draw:text-style-name="P3" draw:layer="layout" svg:x1="6cm" svg:y1="10.266cm" svg:x2="5cm" svg:y2="10.266cm">
          <text:p/>
        </draw:line>
        <draw:g draw:style-name="gr63">
          <draw:polygon draw:style-name="gr64" draw:text-style-name="P32" draw:layer="layout" svg:width="1.999cm" svg:height="5.999cm" svg:x="3.25cm" svg:y="5.016cm" svg:viewBox="0 0 2000 6000" draw:points="0,0 2000,2000 2000,6000 0,4000">
            <text:p/>
          </draw:polygon>
          <draw:polygon draw:style-name="gr68" draw:text-style-name="P33" draw:layer="layout" svg:width="1.499cm" svg:height="4.499cm" svg:x="3.5cm" svg:y="5.766cm" svg:viewBox="0 0 1500 4500" draw:points="0,0 1500,1500 1500,4500 0,3000">
            <text:p/>
          </draw:polygon>
        </draw:g>
        <draw:line draw:style-name="gr62" draw:text-style-name="P3" draw:layer="layout" svg:x1="4.5cm" svg:y1="5.766cm" svg:x2="7cm" svg:y2="8.266cm">
          <text:p/>
        </draw:line>
        <draw:line draw:style-name="gr61" draw:text-style-name="P3" draw:layer="layout" svg:x1="6cm" svg:y1="7.266cm" svg:x2="6cm" svg:y2="12.766cm">
          <text:p/>
        </draw:line>
        <draw:polygon draw:style-name="gr57" draw:text-style-name="P32" draw:layer="layout" svg:width="2.999cm" svg:height="9.499cm" svg:x="10.25cm" svg:y="14.501cm" svg:viewBox="0 0 3000 9500" draw:points="0,0 3000,3000 3000,9500 0,6500">
          <text:p/>
        </draw:polygon>
        <draw:polygon draw:style-name="gr59" draw:text-style-name="P3" draw:layer="layout" svg:width="1.999cm" svg:height="5.999cm" svg:x="10.25cm" svg:y="14.501cm" svg:viewBox="0 0 2000 6000" draw:points="0,0 2000,2000 2000,6000 0,4000">
          <text:p/>
        </draw:polygon>
        <draw:line draw:style-name="gr61" draw:text-style-name="P3" draw:layer="layout" svg:x1="10.5cm" svg:y1="15.251cm" svg:x2="10.5cm" svg:y2="20.751cm">
          <text:p/>
        </draw:line>
        <draw:polygon draw:style-name="gr58" draw:text-style-name="P33" draw:layer="layout" svg:width="0.249cm" svg:height="0.749cm" svg:x="10.25cm" svg:y="18.001cm" svg:viewBox="0 0 250 750" draw:points="0,0 250,250 250,750 0,500">
          <text:p/>
        </draw:polygon>
        <draw:line draw:style-name="gr60" draw:text-style-name="P3" draw:layer="layout" svg:x1="10.382cm" svg:y1="18.377cm" svg:x2="9.382cm" svg:y2="18.377cm">
          <text:p/>
        </draw:line>
        <draw:line draw:style-name="gr62" draw:text-style-name="P3" draw:layer="layout" svg:x1="10.5cm" svg:y1="18.251cm" svg:x2="13cm" svg:y2="20.751cm">
          <text:p/>
        </draw:line>
        <draw:line draw:style-name="gr60" draw:text-style-name="P3" draw:layer="layout" svg:x1="10.35cm" svg:y1="14.851cm" svg:x2="9.35cm" svg:y2="14.851cm">
          <text:p/>
        </draw:line>
        <draw:line draw:style-name="gr60" draw:text-style-name="P3" draw:layer="layout" svg:x1="12.1cm" svg:y1="16.601cm" svg:x2="11.1cm" svg:y2="16.601cm">
          <text:p/>
        </draw:line>
        <draw:line draw:style-name="gr60" draw:text-style-name="P3" draw:layer="layout" svg:x1="12.1cm" svg:y1="20.107cm" svg:x2="11.1cm" svg:y2="20.107cm">
          <text:p/>
        </draw:line>
        <draw:g draw:style-name="gr63">
          <draw:polygon draw:style-name="gr64" draw:text-style-name="P32" draw:layer="layout" svg:width="1.999cm" svg:height="5.999cm" svg:x="9.25cm" svg:y="14.501cm" svg:viewBox="0 0 2000 6000" draw:points="0,0 2000,2000 2000,6000 0,4000">
            <text:p/>
          </draw:polygon>
          <draw:polygon draw:style-name="gr69" draw:text-style-name="P33" draw:layer="layout" svg:width="0.249cm" svg:height="0.749cm" svg:x="9.25cm" svg:y="14.501cm" svg:viewBox="0 0 250 750" draw:points="250,250 0,0 0,500 250,750">
            <text:p/>
          </draw:polygon>
          <draw:polygon draw:style-name="gr69" draw:text-style-name="P33" draw:layer="layout" svg:width="0.249cm" svg:height="0.749cm" svg:x="11cm" svg:y="16.251cm" svg:viewBox="0 0 250 750" draw:points="250,250 0,0 0,500 250,750">
            <text:p/>
          </draw:polygon>
          <draw:polygon draw:style-name="gr69" draw:text-style-name="P33" draw:layer="layout" svg:width="0.249cm" svg:height="0.749cm" svg:x="11cm" svg:y="19.751cm" svg:viewBox="0 0 250 750" draw:points="250,250 0,0 0,500 250,750">
            <text:p/>
          </draw:polygon>
          <draw:polygon draw:style-name="gr69" draw:text-style-name="P33" draw:layer="layout" svg:width="0.249cm" svg:height="0.749cm" svg:x="9.25cm" svg:y="18.001cm" svg:viewBox="0 0 250 750" draw:points="250,250 0,0 0,500 250,750">
            <text:p/>
          </draw:polygon>
          <draw:polygon draw:style-name="gr70" draw:text-style-name="P3" draw:layer="layout" svg:width="1.499cm" svg:height="4.499cm" svg:x="9.5cm" svg:y="15.251cm" svg:viewBox="0 0 1500 4500" draw:points="0,0 1500,1500 1500,4500 0,3000">
            <text:p/>
          </draw:polygon>
        </draw:g>
        <draw:g draw:style-name="gr63">
          <draw:polygon draw:style-name="gr66" draw:text-style-name="P32" draw:layer="layout" svg:width="1.499cm" svg:height="4.499cm" svg:x="8.5cm" svg:y="15.251cm" svg:viewBox="0 0 1500 4500" draw:points="0,0 1500,1500 1500,4500 0,3000">
            <text:p/>
          </draw:polygon>
          <draw:polygon draw:style-name="gr67" draw:text-style-name="P34" draw:layer="layout" svg:width="0.249cm" svg:height="0.749cm" svg:x="8.5cm" svg:y="15.251cm" svg:viewBox="0 0 250 750" draw:points="0,0 250,250 250,750 0,500">
            <text:p/>
          </draw:polygon>
        </draw:g>
        <draw:line draw:style-name="gr62" draw:text-style-name="P3" draw:layer="layout" svg:x1="10.5cm" svg:y1="15.251cm" svg:x2="13cm" svg:y2="17.751cm">
          <text:p/>
        </draw:line>
        <draw:line draw:style-name="gr61" draw:text-style-name="P3" draw:layer="layout" svg:x1="12cm" svg:y1="16.751cm" svg:x2="12cm" svg:y2="22.251cm">
          <text:p/>
        </draw:line>
        <draw:g draw:style-name="gr63">
          <draw:polygon draw:style-name="gr67" draw:text-style-name="P34" draw:layer="layout" svg:width="1.499cm" svg:height="4.499cm" svg:x="2.5cm" svg:y="5.766cm" svg:viewBox="0 0 1500 4500" draw:points="0,0 1500,1500 1500,4500 0,3000">
            <text:p/>
          </draw:polygon>
        </draw:g>
        <draw:polygon draw:style-name="gr58" draw:text-style-name="P33" draw:layer="layout" svg:width="1.499cm" svg:height="1.999cm" svg:x="10.5cm" svg:y="5.251cm" svg:viewBox="0 0 1500 2000" draw:points="0,0 1500,1500 1500,2000 0,500">
          <text:p/>
        </draw:polygon>
        <draw:polygon draw:style-name="gr58" draw:text-style-name="P33" draw:layer="layout" svg:width="0.249cm" svg:height="0.749cm" svg:x="10.25cm" svg:y="14.501cm" svg:viewBox="0 0 250 750" draw:points="0,0 250,250 250,750 0,500">
          <text:p/>
        </draw:polygon>
        <draw:polygon draw:style-name="gr58" draw:text-style-name="P33" draw:layer="layout" svg:width="0.249cm" svg:height="0.749cm" svg:x="12cm" svg:y="16.251cm" svg:viewBox="0 0 250 750" draw:points="0,0 250,250 250,750 0,500">
          <text:p/>
        </draw:polygon>
        <draw:polygon draw:style-name="gr58" draw:text-style-name="P33" draw:layer="layout" svg:width="0.249cm" svg:height="0.749cm" svg:x="12cm" svg:y="19.751cm" svg:viewBox="0 0 250 750" draw:points="0,0 250,250 250,750 0,500">
          <text:p/>
        </draw:polygon>
        <draw:frame draw:style-name="gr71" draw:text-style-name="P30" draw:layer="layout" svg:width="3.854cm" svg:height="0.695cm" svg:x="2.15cm" svg:y="2.671cm">
          <draw:text-box>
            <text:p><text:span text:style-name="T15">Active CUDA threads</text:span></text:p>
          </draw:text-box>
        </draw:frame>
        <draw:frame draw:style-name="gr72" draw:text-style-name="P30" draw:layer="layout" svg:width="2.878cm" svg:height="0.695cm" svg:x="3.872cm" svg:y="3.805cm">
          <draw:text-box>
            <text:p><text:span text:style-name="T15">global memory</text:span></text:p>
          </draw:text-box>
        </draw:frame>
        <draw:frame draw:style-name="gr73" draw:text-style-name="P30" draw:layer="layout" svg:width="2.995cm" svg:height="0.695cm" svg:x="2.905cm" svg:y="3.214cm">
          <draw:text-box>
            <text:p><text:span text:style-name="T15">shared memory</text:span></text:p>
          </draw:text-box>
        </draw:frame>
        <draw:line draw:style-name="gr60" draw:text-style-name="P3" draw:layer="layout" svg:x1="2.5cm" svg:y1="3.266cm" svg:x2="2.5cm" svg:y2="5.766cm">
          <text:p/>
        </draw:line>
        <draw:line draw:style-name="gr60" draw:text-style-name="P3" draw:layer="layout" svg:x1="3.25cm" svg:y1="3.766cm" svg:x2="3.25cm" svg:y2="5.016cm">
          <text:p/>
        </draw:line>
        <draw:line draw:style-name="gr60" draw:text-style-name="P3" draw:layer="layout" svg:x1="4.25cm" svg:y1="4.5cm" svg:x2="4.25cm" svg:y2="5.016cm">
          <text:p/>
        </draw:line>
        <draw:frame draw:style-name="gr31" draw:text-style-name="P29" draw:layer="layout" svg:width="4.566cm" svg:height="0.729cm" svg:x="1cm" svg:y="1.271cm">
          <draw:text-box>
            <text:p><text:span text:style-name="T14">cuda-anneal4.svg</text:span></text:p>
          </draw:text-box>
        </draw:frame>
        <draw:custom-shape draw:style-name="gr74" draw:text-style-name="P3" draw:layer="layout" svg:width="14cm" svg:height="22.978cm" draw:transform="skewX (-0.00174532925199433) rotate (-0.00174532925199447) translate (1cm 1.999cm)">
          <text:p/>
          <draw:enhanced-geometry svg:viewBox="0 0 21600 21600" draw:type="rectangle" draw:enhanced-path="M 0 0 L 21600 0 21600 21600 0 21600 0 0 Z N"/>
        </draw:custom-shape>
        <draw:polygon draw:style-name="gr57" draw:text-style-name="P32" draw:layer="layout" svg:width="2.999cm" svg:height="9.499cm" svg:x="4.25cm" svg:y="14.501cm" svg:viewBox="0 0 3000 9500" draw:points="0,0 3000,3000 3000,9500 0,6500">
          <text:p/>
        </draw:polygon>
        <draw:polygon draw:style-name="gr59" draw:text-style-name="P3" draw:layer="layout" svg:width="1.999cm" svg:height="5.999cm" svg:x="4.25cm" svg:y="14.501cm" svg:viewBox="0 0 2000 6000" draw:points="0,0 2000,2000 2000,6000 0,4000">
          <text:p/>
        </draw:polygon>
        <draw:line draw:style-name="gr61" draw:text-style-name="P3" draw:layer="layout" svg:x1="4.5cm" svg:y1="15.251cm" svg:x2="4.5cm" svg:y2="20.751cm">
          <text:p/>
        </draw:line>
        <draw:line draw:style-name="gr62" draw:text-style-name="P3" draw:layer="layout" svg:x1="4.5cm" svg:y1="18.251cm" svg:x2="7cm" svg:y2="20.751cm">
          <text:p/>
        </draw:line>
        <draw:line draw:style-name="gr60" draw:text-style-name="P3" draw:layer="layout" svg:x1="4.4cm" svg:y1="16.801cm" svg:x2="3.4cm" svg:y2="16.801cm">
          <text:p/>
        </draw:line>
        <draw:polygon draw:style-name="gr69" draw:text-style-name="P33" draw:layer="layout" svg:width="0.249cm" svg:height="3.249cm" svg:x="4.25cm" svg:y="15.001cm" svg:viewBox="0 0 250 3250" draw:points="250,250 0,0 0,3000 250,3250">
          <text:p/>
        </draw:polygon>
        <draw:line draw:style-name="gr60" draw:text-style-name="P3" draw:layer="layout" svg:x1="6.1cm" svg:y1="18.451cm" svg:x2="5.1cm" svg:y2="18.451cm">
          <text:p/>
        </draw:line>
        <draw:g draw:style-name="gr63">
          <draw:polygon draw:style-name="gr64" draw:text-style-name="P32" draw:layer="layout" svg:width="1.999cm" svg:height="5.999cm" svg:x="3.25cm" svg:y="14.501cm" svg:viewBox="0 0 2000 6000" draw:points="0,0 2000,2000 2000,6000 0,4000">
            <text:p/>
          </draw:polygon>
          <draw:polygon draw:style-name="gr69" draw:text-style-name="P33" draw:layer="layout" svg:width="0.249cm" svg:height="3.249cm" svg:x="3.25cm" svg:y="15.001cm" svg:viewBox="0 0 250 3250" draw:points="250,250 0,0 0,3000 250,3250">
            <text:p/>
          </draw:polygon>
          <draw:polygon draw:style-name="gr69" draw:text-style-name="P33" draw:layer="layout" svg:width="0.249cm" svg:height="3.249cm" svg:x="5cm" svg:y="16.751cm" svg:viewBox="0 0 250 3250" draw:points="250,250 0,0 0,3000 250,3250">
            <text:p/>
          </draw:polygon>
          <draw:polygon draw:style-name="gr70" draw:text-style-name="P3" draw:layer="layout" svg:width="1.499cm" svg:height="4.499cm" svg:x="3.5cm" svg:y="15.251cm" svg:viewBox="0 0 1500 4500" draw:points="0,0 1500,1500 1500,4500 0,3000">
            <text:p/>
          </draw:polygon>
        </draw:g>
        <draw:g draw:style-name="gr63">
          <draw:polygon draw:style-name="gr66" draw:text-style-name="P32" draw:layer="layout" svg:width="1.499cm" svg:height="4.499cm" svg:x="2.5cm" svg:y="15.251cm" svg:viewBox="0 0 1500 4500" draw:points="0,0 1500,1500 1500,4500 0,3000">
            <text:p/>
          </draw:polygon>
          <draw:polygon draw:style-name="gr67" draw:text-style-name="P34" draw:layer="layout" svg:width="0.249cm" svg:height="3.249cm" svg:x="2.5cm" svg:y="15.251cm" svg:viewBox="0 0 250 3250" draw:points="0,0 250,250 250,3250 0,3000">
            <text:p/>
          </draw:polygon>
        </draw:g>
        <draw:line draw:style-name="gr62" draw:text-style-name="P3" draw:layer="layout" svg:x1="4.5cm" svg:y1="15.251cm" svg:x2="7cm" svg:y2="17.751cm">
          <text:p/>
        </draw:line>
        <draw:line draw:style-name="gr61" draw:text-style-name="P3" draw:layer="layout" svg:x1="6cm" svg:y1="16.751cm" svg:x2="6cm" svg:y2="22.251cm">
          <text:p/>
        </draw:line>
        <draw:polygon draw:style-name="gr69" draw:text-style-name="P33" draw:layer="layout" svg:width="0.249cm" svg:height="3.249cm" svg:x="6cm" svg:y="16.751cm" svg:viewBox="0 0 250 3250" draw:points="250,250 0,0 0,3000 250,3250">
          <text:p/>
        </draw:polygon>
      </draw:page>
      <draw:page draw:name="page4" draw:style-name="dp1" draw:master-page-name="Default">
        <draw:frame draw:style-name="gr31" draw:text-style-name="P29" draw:layer="layout" svg:width="4.566cm" svg:height="0.729cm" svg:x="1cm" svg:y="1.271cm">
          <draw:text-box>
            <text:p><text:span text:style-name="T14">cuda-anneal5.svg</text:span></text:p>
          </draw:text-box>
        </draw:frame>
        <draw:custom-shape draw:style-name="gr75" draw:text-style-name="P3" draw:layer="layout" svg:width="17cm" svg:height="8.485cm" draw:transform="skewX (-0.00174532925199433) rotate (-0.00174532925199447) translate (1cm 2cm)">
          <text:p/>
          <draw:enhanced-geometry svg:viewBox="0 0 21600 21600" draw:type="rectangle" draw:enhanced-path="M 0 0 L 21600 0 21600 21600 0 21600 0 0 Z N"/>
        </draw:custom-shape>
        <draw:custom-shape draw:style-name="gr76" draw:text-style-name="P35" draw:layer="layout" svg:width="5cm" svg:height="3.5cm" svg:x="2.5cm" svg:y="3.5cm">
          <text:p/>
          <draw:enhanced-geometry svg:viewBox="0 0 21600 21600" draw:type="rectangle" draw:enhanced-path="M 0 0 L 21600 0 21600 21600 0 21600 0 0 Z N"/>
        </draw:custom-shape>
        <draw:custom-shape draw:style-name="gr77" draw:text-style-name="P27" draw:layer="layout" svg:width="4cm" svg:height="2.5cm" svg:x="3cm" svg:y="4cm">
          <text:p/>
          <draw:enhanced-geometry svg:viewBox="0 0 21600 21600" draw:type="rectangle" draw:enhanced-path="M 0 0 L 21600 0 21600 21600 0 21600 0 0 Z N"/>
        </draw:custom-shape>
        <draw:custom-shape draw:style-name="gr78" draw:text-style-name="P37" draw:layer="layout" svg:width="5cm" svg:height="0.5cm" svg:x="2.5cm" svg:y="8.5cm">
          <text:p text:style-name="P36"><text:span text:style-name="T17">Active threads</text:span></text:p>
          <draw:enhanced-geometry svg:viewBox="0 0 21600 21600" draw:type="rectangle" draw:enhanced-path="M 0 0 L 21600 0 21600 21600 0 21600 0 0 Z N"/>
        </draw:custom-shape>
        <draw:line draw:style-name="gr79" draw:text-style-name="P16" draw:layer="layout" svg:x1="2.5cm" svg:y1="3cm" svg:x2="7.5cm" svg:y2="3cm">
          <text:p/>
        </draw:line>
        <draw:frame draw:style-name="gr80" draw:text-style-name="P38" draw:layer="layout" svg:width="1.784cm" svg:height="0.455cm" svg:x="4.016cm" svg:y="2.75cm">
          <draw:text-box>
            <text:p><text:span text:style-name="T15">ext_width</text:span></text:p>
          </draw:text-box>
        </draw:frame>
        <draw:line draw:style-name="gr79" draw:text-style-name="P16" draw:layer="layout" svg:x1="16.5cm" svg:y1="7cm" svg:x2="16.5cm" svg:y2="3.5cm">
          <text:p/>
        </draw:line>
        <draw:frame draw:style-name="gr81" draw:text-style-name="P38" draw:layer="layout" svg:width="1.919cm" svg:height="0.849cm" draw:transform="rotate (-1.5707963267949) translate (16.75cm 4.331cm)">
          <draw:text-box>
            <text:p><text:span text:style-name="T15">ext_height</text:span></text:p>
          </draw:text-box>
        </draw:frame>
        <draw:custom-shape draw:style-name="gr82" draw:text-style-name="P39" xml:id="id4" draw:id="id4" draw:layer="layout" svg:width="5cm" svg:height="0.5cm" svg:x="2.5cm" svg:y="4cm">
          <text:p/>
          <draw:enhanced-geometry svg:viewBox="0 0 21600 21600" draw:type="rectangle" draw:enhanced-path="M 0 0 L 21600 0 21600 21600 0 21600 0 0 Z N"/>
        </draw:custom-shape>
        <draw:custom-shape draw:style-name="gr82" draw:text-style-name="P39" xml:id="id5" draw:id="id5" draw:layer="layout" svg:width="5cm" svg:height="0.5cm" svg:x="2.5cm" svg:y="6.5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40" xml:id="id6" draw:id="id6" draw:layer="layout" svg:width="5cm" svg:height="0.5cm" svg:x="2.5cm" svg:y="6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40" xml:id="id7" draw:id="id7" draw:layer="layout" svg:width="5cm" svg:height="0.5cm" svg:x="2.5cm" svg:y="3.5cm">
          <text:p/>
          <draw:enhanced-geometry svg:viewBox="0 0 21600 21600" draw:type="rectangle" draw:enhanced-path="M 0 0 L 21600 0 21600 21600 0 21600 0 0 Z N"/>
        </draw:custom-shape>
        <draw:frame draw:style-name="gr80" draw:text-style-name="P38" draw:layer="layout" svg:width="1.784cm" svg:height="0.455cm" svg:x="4.016cm" svg:y="2.75cm">
          <draw:text-box>
            <text:p><text:span text:style-name="T15">ext_width</text:span></text:p>
          </draw:text-box>
        </draw:frame>
        <draw:frame draw:style-name="gr81" draw:text-style-name="P38" draw:layer="layout" svg:width="1.919cm" svg:height="0.849cm" draw:transform="rotate (-1.5707963267949) translate (16.75cm 4.331cm)">
          <draw:text-box>
            <text:p><text:span text:style-name="T15">ext_height</text:span></text:p>
          </draw:text-box>
        </draw:frame>
        <draw:custom-shape draw:style-name="gr76" draw:text-style-name="P35" draw:layer="layout" svg:width="5cm" svg:height="3.5cm" svg:x="11cm" svg:y="3.5cm">
          <text:p/>
          <draw:enhanced-geometry svg:viewBox="0 0 21600 21600" draw:type="rectangle" draw:enhanced-path="M 0 0 L 21600 0 21600 21600 0 21600 0 0 Z N"/>
        </draw:custom-shape>
        <draw:custom-shape draw:style-name="gr84" draw:text-style-name="P27" draw:layer="layout" svg:width="4cm" svg:height="2.5cm" svg:x="11.5cm" svg:y="4cm">
          <text:p/>
          <draw:enhanced-geometry svg:viewBox="0 0 21600 21600" draw:type="rectangle" draw:enhanced-path="M 0 0 L 21600 0 21600 21600 0 21600 0 0 Z N"/>
        </draw:custom-shape>
        <draw:line draw:style-name="gr79" draw:text-style-name="P16" draw:layer="layout" svg:x1="14.5cm" svg:y1="9.25cm" svg:x2="11cm" svg:y2="9.25cm">
          <text:p/>
        </draw:line>
        <draw:custom-shape draw:style-name="gr85" draw:text-style-name="P39" xml:id="id11" draw:id="id11" draw:layer="layout" svg:width="0.5cm" svg:height="3.5cm" svg:x="15.5cm" svg:y="3.5cm">
          <text:p/>
          <draw:enhanced-geometry svg:viewBox="0 0 21600 21600" draw:type="rectangle" draw:enhanced-path="M 0 0 L 21600 0 21600 21600 0 21600 0 0 Z N"/>
        </draw:custom-shape>
        <draw:custom-shape draw:style-name="gr86" draw:text-style-name="P40" xml:id="id9" draw:id="id9" draw:layer="layout" svg:width="0.5cm" svg:height="3.5cm" svg:x="11cm" svg:y="3.5cm">
          <text:p/>
          <draw:enhanced-geometry svg:viewBox="0 0 21600 21600" draw:type="rectangle" draw:enhanced-path="M 0 0 L 21600 0 21600 21600 0 21600 0 0 Z N"/>
        </draw:custom-shape>
        <draw:custom-shape draw:style-name="gr85" draw:text-style-name="P39" xml:id="id10" draw:id="id10" draw:layer="layout" svg:width="0.5cm" svg:height="3.5cm" svg:x="11.5cm" svg:y="3.5cm">
          <text:p/>
          <draw:enhanced-geometry svg:viewBox="0 0 21600 21600" draw:type="rectangle" draw:enhanced-path="M 0 0 L 21600 0 21600 21600 0 21600 0 0 Z N"/>
        </draw:custom-shape>
        <draw:custom-shape draw:style-name="gr86" draw:text-style-name="P40" xml:id="id8" draw:id="id8" draw:layer="layout" svg:width="0.5cm" svg:height="3.5cm" svg:x="15cm" svg:y="3.5cm">
          <text:p/>
          <draw:enhanced-geometry svg:viewBox="0 0 21600 21600" draw:type="rectangle" draw:enhanced-path="M 0 0 L 21600 0 21600 21600 0 21600 0 0 Z N"/>
        </draw:custom-shape>
        <draw:line draw:style-name="gr79" draw:text-style-name="P16" draw:layer="layout" svg:x1="2.5cm" svg:y1="9.295cm" svg:x2="7.5cm" svg:y2="9.295cm">
          <text:p/>
        </draw:line>
        <draw:frame draw:style-name="gr80" draw:text-style-name="P38" draw:layer="layout" svg:width="1.784cm" svg:height="0.455cm" svg:x="4.016cm" svg:y="9.045cm">
          <draw:text-box>
            <text:p><text:span text:style-name="T15">ext_width</text:span></text:p>
          </draw:text-box>
        </draw:frame>
        <draw:frame draw:style-name="gr80" draw:text-style-name="P38" draw:layer="layout" svg:width="1.784cm" svg:height="0.455cm" svg:x="4.016cm" svg:y="9.045cm">
          <draw:text-box>
            <text:p><text:span text:style-name="T15">ext_width</text:span></text:p>
          </draw:text-box>
        </draw:frame>
        <draw:frame draw:style-name="gr87" draw:text-style-name="P38" draw:layer="layout" svg:width="1.923cm" svg:height="0.455cm" svg:x="11.766cm" svg:y="9cm">
          <draw:text-box>
            <text:p><text:span text:style-name="T15">ext_height</text:span></text:p>
          </draw:text-box>
        </draw:frame>
        <draw:connector draw:style-name="gr88" draw:text-style-name="P3" draw:layer="layout" draw:type="curve" svg:x1="2.5cm" svg:y1="4.25cm" svg:x2="2.5cm" svg:y2="6.75cm" draw:start-shape="id4" draw:start-glue-point="3" draw:end-shape="id5" draw:end-glue-point="3" svg:d="M2500 4250c-750 0-750 2500 0 2500" svg:viewBox="0 0 563 2501">
          <text:p/>
        </draw:connector>
        <draw:connector draw:style-name="gr88" draw:text-style-name="P3" draw:layer="layout" draw:type="curve" svg:x1="7.5cm" svg:y1="6.25cm" svg:x2="7.5cm" svg:y2="3.75cm" draw:start-shape="id6" draw:start-glue-point="1" draw:end-shape="id7" draw:end-glue-point="1" svg:d="M7500 6250c750 0 750-2500 0-2500" svg:viewBox="0 0 564 2501">
          <text:p/>
        </draw:connector>
        <draw:connector draw:style-name="gr88" draw:text-style-name="P3" draw:layer="layout" draw:type="curve" svg:x1="15.25cm" svg:y1="3.5cm" svg:x2="11.25cm" svg:y2="3.5cm" draw:start-shape="id8" draw:start-glue-point="0" draw:end-shape="id9" draw:end-glue-point="0" svg:d="M15250 3500c0-750-4000-750-4000 0" svg:viewBox="0 0 4001 563">
          <text:p/>
        </draw:connector>
        <draw:connector draw:style-name="gr88" draw:text-style-name="P3" draw:layer="layout" draw:type="curve" svg:x1="11.75cm" svg:y1="7cm" svg:x2="15.75cm" svg:y2="7cm" draw:start-shape="id10" draw:start-glue-point="2" draw:end-shape="id11" draw:end-glue-point="2" svg:d="M11750 7000c0 750 4000 750 4000 0" svg:viewBox="0 0 4001 564">
          <text:p/>
        </draw:connector>
        <draw:custom-shape draw:style-name="gr89" draw:text-style-name="P37" draw:layer="layout" svg:width="3.5cm" svg:height="0.5cm" svg:x="11cm" svg:y="8.5cm">
          <text:p text:style-name="P36"><text:span text:style-name="T17">Active threads</text:span></text:p>
          <draw:enhanced-geometry svg:viewBox="0 0 21600 21600" draw:type="rectangle" draw:enhanced-path="M 0 0 L 21600 0 21600 21600 0 21600 0 0 Z N"/>
        </draw:custom-shape>
        <draw:custom-shape draw:style-name="gr90" draw:text-style-name="P35" draw:layer="layout" svg:width="4.75cm" svg:height="3.5cm" svg:x="7cm" svg:y="11.5cm">
          <text:p/>
          <draw:enhanced-geometry svg:viewBox="0 0 21600 21600" draw:type="rectangle" draw:enhanced-path="M 0 0 L 21600 0 21600 21600 0 21600 0 0 Z N"/>
        </draw:custom-shape>
        <draw:custom-shape draw:style-name="gr91" draw:text-style-name="P27" draw:layer="layout" svg:width="3.75cm" svg:height="2.5cm" svg:x="7.5cm" svg:y="12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37" draw:layer="layout" svg:width="1.25cm" svg:height="1.25cm" svg:x="7.5cm" svg:y="13.25cm">
          <text:p text:style-name="P36"><text:span text:style-name="T17">Thread</text:span></text:p>
          <text:p text:style-name="P36"><text:span text:style-name="T17">Block</text:span></text:p>
          <draw:enhanced-geometry svg:viewBox="0 0 21600 21600" draw:type="rectangle" draw:enhanced-path="M 0 0 L 21600 0 21600 21600 0 21600 0 0 Z N"/>
        </draw:custom-shape>
        <draw:custom-shape draw:style-name="gr92" draw:text-style-name="P37" draw:layer="layout" svg:width="1.25cm" svg:height="1.25cm" svg:x="7.5cm" svg:y="12cm">
          <text:p text:style-name="P36"><text:span text:style-name="T17">Thread</text:span></text:p>
          <text:p text:style-name="P36"><text:span text:style-name="T17">Block</text:span></text:p>
          <draw:enhanced-geometry svg:viewBox="0 0 21600 21600" draw:type="rectangle" draw:enhanced-path="M 0 0 L 21600 0 21600 21600 0 21600 0 0 Z N"/>
        </draw:custom-shape>
        <draw:custom-shape draw:style-name="gr92" draw:text-style-name="P37" draw:layer="layout" svg:width="1.25cm" svg:height="1.25cm" svg:x="8.75cm" svg:y="12cm">
          <text:p text:style-name="P36"><text:span text:style-name="T17">Thread</text:span></text:p>
          <text:p text:style-name="P36"><text:span text:style-name="T17">Block</text:span></text:p>
          <draw:enhanced-geometry svg:viewBox="0 0 21600 21600" draw:type="rectangle" draw:enhanced-path="M 0 0 L 21600 0 21600 21600 0 21600 0 0 Z N"/>
        </draw:custom-shape>
        <draw:custom-shape draw:style-name="gr92" draw:text-style-name="P37" draw:layer="layout" svg:width="1.25cm" svg:height="1.25cm" svg:x="8.75cm" svg:y="13.25cm">
          <text:p text:style-name="P36"><text:span text:style-name="T17">Thread</text:span></text:p>
          <text:p text:style-name="P36"><text:span text:style-name="T17">Block</text:span></text:p>
          <draw:enhanced-geometry svg:viewBox="0 0 21600 21600" draw:type="rectangle" draw:enhanced-path="M 0 0 L 21600 0 21600 21600 0 21600 0 0 Z N"/>
        </draw:custom-shape>
        <draw:custom-shape draw:style-name="gr92" draw:text-style-name="P37" draw:layer="layout" svg:width="1.25cm" svg:height="1.25cm" svg:x="10cm" svg:y="13.25cm">
          <text:p text:style-name="P36"><text:span text:style-name="T17">Thread</text:span></text:p>
          <text:p text:style-name="P36"><text:span text:style-name="T17">Block</text:span></text:p>
          <draw:enhanced-geometry svg:viewBox="0 0 21600 21600" draw:type="rectangle" draw:enhanced-path="M 0 0 L 21600 0 21600 21600 0 21600 0 0 Z N"/>
        </draw:custom-shape>
        <draw:custom-shape draw:style-name="gr92" draw:text-style-name="P37" draw:layer="layout" svg:width="1.25cm" svg:height="1.25cm" svg:x="10cm" svg:y="12cm">
          <text:p text:style-name="P36"><text:span text:style-name="T17">Thread</text:span></text:p>
          <text:p text:style-name="P36"><text:span text:style-name="T17">Block</text:span></text:p>
          <draw:enhanced-geometry svg:viewBox="0 0 21600 21600" draw:type="rectangle" draw:enhanced-path="M 0 0 L 21600 0 21600 21600 0 21600 0 0 Z N"/>
        </draw:custom-shape>
      </draw:page>
      <draw:page draw:name="page5" draw:style-name="dp1" draw:master-page-name="Default">
        <draw:g draw:style-name="gr12">
          <draw:custom-shape draw:style-name="gr93" draw:text-style-name="P41" draw:layer="layout" svg:width="10cm" svg:height="10cm" svg:x="4.498cm" svg:y="4.5cm">
            <text:p/>
            <draw:enhanced-geometry svg:viewBox="0 0 21600 21600" draw:type="rectangle" draw:enhanced-path="M 0 0 L 21600 0 21600 21600 0 21600 0 0 Z N"/>
          </draw:custom-shape>
          <draw:custom-shape draw:style-name="gr94" draw:text-style-name="P42" draw:layer="layout" svg:width="9cm" svg:height="9cm" svg:x="4.998cm" svg:y="5cm">
            <text:p/>
            <draw:enhanced-geometry svg:viewBox="0 0 21600 21600" draw:type="rectangle" draw:enhanced-path="M 0 0 L 21600 0 21600 21600 0 21600 0 0 Z N"/>
          </draw:custom-shape>
        </draw:g>
        <draw:g draw:style-name="gr12">
          <draw:custom-shape draw:style-name="gr95" draw:text-style-name="P43" draw:layer="layout" svg:width="4cm" svg:height="4cm" svg:x="7.498cm" svg:y="7.5cm">
            <text:p/>
            <draw:enhanced-geometry svg:viewBox="0 0 21600 21600" draw:type="rectangle" draw:enhanced-path="M 0 0 L 21600 0 21600 21600 0 21600 0 0 Z N"/>
          </draw:custom-shape>
          <draw:custom-shape draw:style-name="gr96" draw:text-style-name="P42" draw:layer="layout" svg:width="3cm" svg:height="3cm" svg:x="7.998cm" svg:y="8cm">
            <text:p/>
            <draw:enhanced-geometry svg:viewBox="0 0 21600 21600" draw:type="rectangle" draw:enhanced-path="M 0 0 L 21600 0 21600 21600 0 21600 0 0 Z N"/>
          </draw:custom-shape>
        </draw:g>
        <draw:custom-shape draw:style-name="gr97" draw:text-style-name="P44" draw:layer="layout" svg:width="3cm" svg:height="3cm" svg:x="4.998cm" svg:y="5cm">
          <text:p/>
          <draw:enhanced-geometry svg:viewBox="0 0 21600 21600" draw:type="rectangle" draw:enhanced-path="M 0 0 L 21600 0 21600 21600 0 21600 0 0 Z N"/>
        </draw:custom-shape>
        <draw:custom-shape draw:style-name="gr97" draw:text-style-name="P44" draw:layer="layout" svg:width="3cm" svg:height="3cm" svg:x="7.998cm" svg:y="5cm">
          <text:p/>
          <draw:enhanced-geometry svg:viewBox="0 0 21600 21600" draw:type="rectangle" draw:enhanced-path="M 0 0 L 21600 0 21600 21600 0 21600 0 0 Z N"/>
        </draw:custom-shape>
        <draw:custom-shape draw:style-name="gr97" draw:text-style-name="P44" draw:layer="layout" svg:width="3cm" svg:height="3cm" svg:x="10.998cm" svg:y="5cm">
          <text:p/>
          <draw:enhanced-geometry svg:viewBox="0 0 21600 21600" draw:type="rectangle" draw:enhanced-path="M 0 0 L 21600 0 21600 21600 0 21600 0 0 Z N"/>
        </draw:custom-shape>
        <draw:custom-shape draw:style-name="gr97" draw:text-style-name="P44" draw:layer="layout" svg:width="3cm" svg:height="3cm" svg:x="4.998cm" svg:y="8cm">
          <text:p/>
          <draw:enhanced-geometry svg:viewBox="0 0 21600 21600" draw:type="rectangle" draw:enhanced-path="M 0 0 L 21600 0 21600 21600 0 21600 0 0 Z N"/>
        </draw:custom-shape>
        <draw:custom-shape draw:style-name="gr97" draw:text-style-name="P44" draw:layer="layout" svg:width="3cm" svg:height="3cm" svg:x="7.998cm" svg:y="8cm">
          <text:p/>
          <draw:enhanced-geometry svg:viewBox="0 0 21600 21600" draw:type="rectangle" draw:enhanced-path="M 0 0 L 21600 0 21600 21600 0 21600 0 0 Z N"/>
        </draw:custom-shape>
        <draw:custom-shape draw:style-name="gr97" draw:text-style-name="P44" draw:layer="layout" svg:width="3cm" svg:height="3cm" svg:x="10.998cm" svg:y="8cm">
          <text:p/>
          <draw:enhanced-geometry svg:viewBox="0 0 21600 21600" draw:type="rectangle" draw:enhanced-path="M 0 0 L 21600 0 21600 21600 0 21600 0 0 Z N"/>
        </draw:custom-shape>
        <draw:custom-shape draw:style-name="gr97" draw:text-style-name="P44" draw:layer="layout" svg:width="3cm" svg:height="3cm" svg:x="4.998cm" svg:y="11cm">
          <text:p/>
          <draw:enhanced-geometry svg:viewBox="0 0 21600 21600" draw:type="rectangle" draw:enhanced-path="M 0 0 L 21600 0 21600 21600 0 21600 0 0 Z N"/>
        </draw:custom-shape>
        <draw:custom-shape draw:style-name="gr97" draw:text-style-name="P44" draw:layer="layout" svg:width="3cm" svg:height="3cm" svg:x="7.998cm" svg:y="11cm">
          <text:p/>
          <draw:enhanced-geometry svg:viewBox="0 0 21600 21600" draw:type="rectangle" draw:enhanced-path="M 0 0 L 21600 0 21600 21600 0 21600 0 0 Z N"/>
        </draw:custom-shape>
        <draw:custom-shape draw:style-name="gr97" draw:text-style-name="P44" draw:layer="layout" svg:width="3cm" svg:height="3cm" svg:x="10.998cm" svg:y="11cm">
          <text:p/>
          <draw:enhanced-geometry svg:viewBox="0 0 21600 21600" draw:type="rectangle" draw:enhanced-path="M 0 0 L 21600 0 21600 21600 0 21600 0 0 Z N"/>
        </draw:custom-shape>
        <draw:frame draw:style-name="gr98" draw:text-style-name="P45" draw:layer="layout" svg:width="0.739cm" svg:height="0.75cm" svg:x="4.298cm" svg:y="3.7cm">
          <draw:text-box>
            <text:p><text:span text:style-name="T18">0</text:span></text:p>
          </draw:text-box>
        </draw:frame>
        <draw:frame draw:style-name="gr99" draw:text-style-name="P45" draw:layer="layout" svg:width="0.739cm" svg:height="0.725cm" svg:x="4.9cm" svg:y="3.702cm">
          <draw:text-box>
            <text:p><text:span text:style-name="T18">1</text:span></text:p>
          </draw:text-box>
        </draw:frame>
        <draw:frame draw:style-name="gr100" draw:text-style-name="P46" draw:layer="layout" svg:width="0.807cm" svg:height="0.725cm" svg:x="13.402cm" svg:y="3.804cm">
          <draw:text-box>
            <text:p><text:span text:style-name="T19">N</text:span></text:p>
          </draw:text-box>
        </draw:frame>
        <draw:line draw:style-name="gr17" draw:text-style-name="P47" draw:layer="layout" svg:x1="14.298cm" svg:y1="3.5cm" svg:x2="14.298cm" svg:y2="4.5cm">
          <text:p/>
        </draw:line>
        <draw:custom-shape draw:style-name="gr101" draw:text-style-name="P48" draw:layer="layout" svg:width="0.5cm" svg:height="0.5cm" svg:x="8.498cm" svg:y="8.5cm">
          <text:p/>
          <draw:enhanced-geometry svg:viewBox="0 0 21600 21600" draw:type="rectangle" draw:enhanced-path="M 0 0 L 21600 0 21600 21600 0 21600 0 0 Z N"/>
        </draw:custom-shape>
        <draw:frame draw:style-name="gr102" draw:text-style-name="P49" draw:layer="layout" svg:width="1.01cm" svg:height="0.729cm" svg:x="8.246cm" svg:y="6.756cm">
          <draw:text-box>
            <text:p><text:span text:style-name="T20">lj</text:span></text:p>
          </draw:text-box>
        </draw:frame>
        <draw:frame draw:style-name="gr102" draw:text-style-name="P49" draw:layer="layout" svg:width="1.01cm" svg:height="0.729cm" svg:x="6.49cm" svg:y="8.422cm">
          <draw:text-box>
            <text:p><text:span text:style-name="T20">li</text:span></text:p>
          </draw:text-box>
        </draw:frame>
        <draw:frame draw:style-name="gr102" draw:text-style-name="P49" draw:layer="layout" svg:width="1.01cm" svg:height="0.729cm" svg:x="8.248cm" svg:y="3.758cm">
          <draw:text-box>
            <text:p><text:span text:style-name="T20">gj</text:span></text:p>
          </draw:text-box>
        </draw:frame>
        <draw:frame draw:style-name="gr102" draw:text-style-name="P49" draw:layer="layout" svg:width="1.01cm" svg:height="0.729cm" svg:x="3.492cm" svg:y="8.4cm">
          <draw:text-box>
            <text:p><text:span text:style-name="T20">gi</text:span></text:p>
          </draw:text-box>
        </draw:frame>
        <draw:frame draw:style-name="gr99" draw:text-style-name="P45" draw:layer="layout" svg:width="0.739cm" svg:height="0.725cm" svg:x="14.5cm" svg:y="4.948cm">
          <draw:text-box>
            <text:p><text:span text:style-name="T18">1</text:span></text:p>
          </draw:text-box>
        </draw:frame>
        <draw:frame draw:style-name="gr99" draw:text-style-name="P45" draw:layer="layout" svg:width="0.739cm" svg:height="0.725cm" svg:x="14.502cm" svg:y="4.35cm">
          <draw:text-box>
            <text:p><text:span text:style-name="T18">0</text:span></text:p>
          </draw:text-box>
        </draw:frame>
        <draw:frame draw:style-name="gr100" draw:text-style-name="P46" draw:layer="layout" svg:width="0.807cm" svg:height="0.725cm" svg:x="14.504cm" svg:y="13.306cm">
          <draw:text-box>
            <text:p><text:span text:style-name="T19">N</text:span></text:p>
          </draw:text-box>
        </draw:frame>
        <draw:frame draw:style-name="gr103" draw:text-style-name="P46" draw:layer="layout" svg:width="1.29cm" svg:height="0.725cm" svg:x="14.506cm" svg:y="13.908cm">
          <draw:text-box>
            <text:p><text:span text:style-name="T19">N</text:span><text:span text:style-name="T21">+1</text:span></text:p>
          </draw:text-box>
        </draw:frame>
        <draw:line draw:style-name="gr104" draw:text-style-name="P50" draw:layer="layout" svg:x1="4.998cm" svg:y1="15cm" svg:x2="7.998cm" svg:y2="15cm">
          <text:p/>
        </draw:line>
        <draw:line draw:style-name="gr104" draw:text-style-name="P50" draw:layer="layout" svg:x1="3.998cm" svg:y1="14cm" svg:x2="3.998cm" svg:y2="11cm">
          <text:p/>
        </draw:line>
        <draw:frame draw:style-name="gr105" draw:text-style-name="P51" draw:layer="layout" svg:width="2.081cm" svg:height="0.725cm" svg:x="5.45cm" svg:y="15cm">
          <draw:text-box>
            <text:p><text:span text:style-name="T1">BLKDIM</text:span></text:p>
          </draw:text-box>
        </draw:frame>
        <draw:frame draw:style-name="gr105" draw:text-style-name="P46" draw:layer="layout" svg:width="2.081cm" svg:height="0.725cm" svg:x="1.919cm" svg:y="12.025cm">
          <draw:text-box>
            <text:p><text:span text:style-name="T19">BLKDIM</text:span></text:p>
          </draw:text-box>
        </draw:frame>
        <draw:frame draw:style-name="gr106" draw:text-style-name="P52" draw:layer="layout" svg:width="2.28cm" svg:height="0.729cm" svg:x="15.324cm" svg:y="5.7cm">
          <draw:text-box>
            <text:p><text:span text:style-name="T22">buf[][]</text:span></text:p>
          </draw:text-box>
        </draw:frame>
        <draw:line draw:style-name="gr25" draw:text-style-name="P47" draw:layer="layout" svg:x1="15.446cm" svg:y1="6.123cm" svg:x2="11.498cm" svg:y2="7.5cm">
          <text:p/>
        </draw:line>
        <draw:frame draw:style-name="gr103" draw:text-style-name="P46" draw:layer="layout" svg:width="1.29cm" svg:height="0.725cm" svg:x="13.65cm" svg:y="2.854cm">
          <draw:text-box>
            <text:p><text:span text:style-name="T19">N</text:span><text:span text:style-name="T21">+1</text:span></text:p>
          </draw:text-box>
        </draw:frame>
        <draw:custom-shape draw:style-name="gr107" draw:text-style-name="P3" draw:layer="layout" svg:width="17cm" svg:height="14.25cm" svg:x="1.5cm" svg:y="2cm">
          <text:p/>
          <draw:enhanced-geometry svg:viewBox="0 0 21600 21600" draw:type="rectangle" draw:enhanced-path="M 0 0 L 21600 0 21600 21600 0 21600 0 0 Z N"/>
        </draw:custom-shape>
      </draw:page>
      <draw:page draw:name="page6" draw:style-name="dp1" draw:master-page-name="Default">
        <draw:polygon draw:style-name="gr57" draw:text-style-name="P32" draw:layer="layout" svg:width="4.499cm" svg:height="11.999cm" svg:x="7cm" svg:y="3.5cm" svg:viewBox="0 0 4500 12000" draw:points="0,0 4500,4500 4500,12000 0,7500">
          <text:p/>
        </draw:polygon>
        <draw:polygon draw:style-name="gr108" draw:text-style-name="P3" draw:layer="layout" svg:width="1.499cm" svg:height="3.999cm" svg:x="7cm" svg:y="3.5cm" svg:viewBox="0 0 1500 4000" draw:points="0,0 1500,1500 1500,4000 0,2500">
          <text:p/>
        </draw:polygon>
        <draw:polygon draw:style-name="gr108" draw:text-style-name="P3" draw:layer="layout" svg:width="1.499cm" svg:height="3.999cm" svg:x="10cm" svg:y="6.5cm" svg:viewBox="0 0 1500 4000" draw:points="0,0 1500,1500 1500,4000 0,2500">
          <text:p/>
        </draw:polygon>
        <draw:polygon draw:style-name="gr108" draw:text-style-name="P3" draw:layer="layout" svg:width="1.499cm" svg:height="3.999cm" svg:x="8.5cm" svg:y="5cm" svg:viewBox="0 0 1500 4000" draw:points="0,0 1500,1500 1500,4000 0,2500">
          <text:p/>
        </draw:polygon>
        <draw:polygon draw:style-name="gr108" draw:text-style-name="P3" draw:layer="layout" svg:width="1.499cm" svg:height="3.999cm" svg:x="7cm" svg:y="6cm" svg:viewBox="0 0 1500 4000" draw:points="0,0 1500,1500 1500,4000 0,2500">
          <text:p/>
        </draw:polygon>
        <draw:polygon draw:style-name="gr108" draw:text-style-name="P3" draw:layer="layout" svg:width="1.499cm" svg:height="3.999cm" svg:x="10cm" svg:y="9cm" svg:viewBox="0 0 1500 4000" draw:points="0,0 1500,1500 1500,4000 0,2500">
          <text:p/>
        </draw:polygon>
        <draw:polygon draw:style-name="gr58" draw:text-style-name="P33" draw:layer="layout" svg:width="1.499cm" svg:height="3.999cm" svg:x="8.5cm" svg:y="7.5cm" svg:viewBox="0 0 1500 4000" draw:points="0,0 1500,1500 1500,4000 0,2500">
          <text:p/>
        </draw:polygon>
        <draw:polygon draw:style-name="gr108" draw:text-style-name="P3" draw:layer="layout" svg:width="1.499cm" svg:height="3.999cm" svg:x="7cm" svg:y="8.5cm" svg:viewBox="0 0 1500 4000" draw:points="0,0 1500,1500 1500,4000 0,2500">
          <text:p/>
        </draw:polygon>
        <draw:polygon draw:style-name="gr108" draw:text-style-name="P3" draw:layer="layout" svg:width="1.499cm" svg:height="3.999cm" svg:x="10cm" svg:y="11.5cm" svg:viewBox="0 0 1500 4000" draw:points="0,0 1500,1500 1500,4000 0,2500">
          <text:p/>
        </draw:polygon>
        <draw:polygon draw:style-name="gr108" draw:text-style-name="P3" draw:layer="layout" svg:width="1.499cm" svg:height="3.999cm" svg:x="8.5cm" svg:y="10cm" svg:viewBox="0 0 1500 4000" draw:points="0,0 1500,1500 1500,4000 0,2500">
          <text:p/>
        </draw:polygon>
        <draw:polygon draw:style-name="gr109" draw:text-style-name="P3" draw:layer="layout" svg:width="1.999cm" svg:height="4.999cm" svg:x="8.25cm" svg:y="7cm" svg:viewBox="0 0 2000 5000" draw:points="0,0 2000,2000 2000,5000 0,3000">
          <text:p/>
        </draw:polygon>
        <draw:polygon draw:style-name="gr109" draw:text-style-name="P3" draw:layer="layout" svg:width="1.999cm" svg:height="5.499cm" svg:x="4.5cm" svg:y="6.75cm" svg:viewBox="0 0 2000 5500" draw:points="0,0 2000,2000 2000,5500 0,3500">
          <text:p/>
        </draw:polygon>
        <draw:polygon draw:style-name="gr109" draw:text-style-name="P3" draw:layer="layout" svg:width="4.999cm" svg:height="13.499cm" svg:x="6.75cm" svg:y="2.75cm" svg:viewBox="0 0 5000 13500" draw:points="0,0 5000,5000 5000,13500 0,8500">
          <text:p/>
        </draw:polygon>
        <draw:frame draw:style-name="gr23" draw:text-style-name="P30" draw:layer="layout" svg:width="1.81cm" svg:height="0.645cm" svg:x="4.544cm" svg:y="4.4cm">
          <draw:text-box>
            <text:p><text:span text:style-name="T15">BLKDIM</text:span></text:p>
          </draw:text-box>
        </draw:frame>
        <draw:custom-shape draw:style-name="gr110" draw:text-style-name="P3" draw:layer="layout" svg:width="0.25cm" svg:height="3.5cm" svg:x="4cm" svg:y="6.75cm">
          <text:p/>
          <draw:enhanced-geometry svg:viewBox="0 0 21600 21600" draw:mirror-horizontal="tru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56" draw:text-style-name="P30" draw:layer="layout" svg:width="2.5cm" svg:height="0.645cm" svg:x="1.7cm" svg:y="8.205cm">
          <draw:text-box>
            <text:p><text:span text:style-name="T15">BLKDIM + 2</text:span></text:p>
          </draw:text-box>
        </draw:frame>
        <draw:polygon draw:style-name="gr58" draw:text-style-name="P33" draw:layer="layout" svg:width="0.249cm" svg:height="0.749cm" svg:x="8.75cm" svg:y="8.25cm" svg:viewBox="0 0 250 750" draw:points="0,0 250,250 250,750 0,500">
          <text:p/>
        </draw:polygon>
        <draw:line draw:style-name="gr111" draw:text-style-name="P3" draw:layer="layout" svg:x1="8.85cm" svg:y1="8.6cm" svg:x2="5.1cm" svg:y2="8.6cm">
          <text:p/>
        </draw:line>
        <draw:polygon draw:style-name="gr58" draw:text-style-name="P33" draw:layer="layout" svg:width="1.499cm" svg:height="3.999cm" svg:x="4.75cm" svg:y="7.5cm" svg:viewBox="0 0 1500 4000" draw:points="0,0 1500,1500 1500,4000 0,2500">
          <text:p/>
        </draw:polygon>
        <draw:polygon draw:style-name="gr58" draw:text-style-name="P33" draw:layer="layout" svg:width="0.249cm" svg:height="0.749cm" svg:x="5cm" svg:y="8.25cm" svg:viewBox="0 0 250 750" draw:points="0,0 250,250 250,750 0,500">
          <text:p/>
        </draw:polygon>
        <draw:custom-shape draw:style-name="gr112" draw:text-style-name="P3" draw:layer="layout" svg:width="0.25cm" svg:height="2.5cm" svg:x="6.25cm" svg:y="3.5cm">
          <text:p/>
          <draw:enhanced-geometry svg:viewBox="0 0 21600 21600" draw:mirror-horizontal="tru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</draw:page>
      <draw:page draw:name="page7" draw:style-name="dp1" draw:master-page-name="Default">
        <draw:custom-shape draw:style-name="gr113" draw:text-style-name="P53" draw:layer="layout" svg:width="5cm" svg:height="5cm" svg:x="4.5cm" svg:y="3.487cm">
          <text:p/>
          <draw:enhanced-geometry svg:viewBox="0 0 21600 21600" draw:type="rectangle" draw:enhanced-path="M 0 0 L 21600 0 21600 21600 0 21600 0 0 Z N"/>
        </draw:custom-shape>
        <draw:custom-shape draw:style-name="gr114" draw:text-style-name="P7" draw:layer="layout" svg:width="1.5cm" svg:height="1.513cm" svg:x="4.75cm" svg:y="3.737cm">
          <text:p/>
          <draw:enhanced-geometry svg:viewBox="0 0 21600 21600" draw:type="rectangle" draw:enhanced-path="M 0 0 L 21600 0 21600 21600 0 21600 0 0 Z N"/>
        </draw:custom-shape>
        <draw:custom-shape draw:style-name="gr114" draw:text-style-name="P7" draw:layer="layout" svg:width="1.5cm" svg:height="1.513cm" svg:x="6.25cm" svg:y="3.737cm">
          <text:p/>
          <draw:enhanced-geometry svg:viewBox="0 0 21600 21600" draw:type="rectangle" draw:enhanced-path="M 0 0 L 21600 0 21600 21600 0 21600 0 0 Z N"/>
        </draw:custom-shape>
        <draw:custom-shape draw:style-name="gr114" draw:text-style-name="P7" draw:layer="layout" svg:width="1.5cm" svg:height="1.513cm" svg:x="7.75cm" svg:y="3.73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1.5cm" svg:height="1.5cm" svg:x="4.75cm" svg:y="5.2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1.5cm" svg:height="1.5cm" svg:x="7.75cm" svg:y="5.25cm">
          <text:p/>
          <draw:enhanced-geometry svg:viewBox="0 0 21600 21600" draw:type="rectangle" draw:enhanced-path="M 0 0 L 21600 0 21600 21600 0 21600 0 0 Z N"/>
        </draw:custom-shape>
        <draw:custom-shape draw:style-name="gr115" draw:text-style-name="P7" draw:layer="layout" svg:width="1.5cm" svg:height="1.487cm" svg:x="7.75cm" svg:y="6.75cm">
          <text:p/>
          <draw:enhanced-geometry svg:viewBox="0 0 21600 21600" draw:type="rectangle" draw:enhanced-path="M 0 0 L 21600 0 21600 21600 0 21600 0 0 Z N"/>
        </draw:custom-shape>
        <draw:custom-shape draw:style-name="gr115" draw:text-style-name="P7" draw:layer="layout" svg:width="1.5cm" svg:height="1.487cm" svg:x="6.25cm" svg:y="6.75cm">
          <text:p/>
          <draw:enhanced-geometry svg:viewBox="0 0 21600 21600" draw:type="rectangle" draw:enhanced-path="M 0 0 L 21600 0 21600 21600 0 21600 0 0 Z N"/>
        </draw:custom-shape>
        <draw:custom-shape draw:style-name="gr115" draw:text-style-name="P7" draw:layer="layout" svg:width="1.5cm" svg:height="1.487cm" svg:x="4.75cm" svg:y="6.75cm">
          <text:p/>
          <draw:enhanced-geometry svg:viewBox="0 0 21600 21600" draw:type="rectangle" draw:enhanced-path="M 0 0 L 21600 0 21600 21600 0 21600 0 0 Z N"/>
        </draw:custom-shape>
        <draw:custom-shape draw:style-name="gr116" draw:text-style-name="P54" draw:layer="layout" svg:width="2cm" svg:height="2cm" svg:x="6cm" svg:y="4.98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1.5cm" svg:height="1.5cm" svg:x="6.25cm" svg:y="5.25cm">
          <text:p/>
          <draw:enhanced-geometry svg:viewBox="0 0 21600 21600" draw:type="rectangle" draw:enhanced-path="M 0 0 L 21600 0 21600 21600 0 21600 0 0 Z N"/>
        </draw:custom-shape>
        <draw:frame draw:style-name="gr15" draw:text-style-name="P5" draw:layer="layout" svg:width="0.697cm" svg:height="0.645cm" svg:x="4.224cm" svg:y="2.9cm">
          <draw:text-box>
            <text:p><text:span text:style-name="T4">0</text:span></text:p>
          </draw:text-box>
        </draw:frame>
        <draw:frame draw:style-name="gr15" draw:text-style-name="P5" draw:layer="layout" svg:width="0.697cm" svg:height="0.645cm" svg:x="4.525cm" svg:y="2.901cm">
          <draw:text-box>
            <text:p><text:span text:style-name="T4">1</text:span></text:p>
          </draw:text-box>
        </draw:frame>
        <draw:frame draw:style-name="gr20" draw:text-style-name="P9" draw:layer="layout" svg:width="0.756cm" svg:height="0.645cm" svg:x="8.726cm" svg:y="2.902cm">
          <draw:text-box>
            <text:p><text:span text:style-name="T5">N</text:span></text:p>
          </draw:text-box>
        </draw:frame>
        <draw:line draw:style-name="gr17" draw:text-style-name="P10" draw:layer="layout" svg:x1="9.4cm" svg:y1="3cm" svg:x2="9.4cm" svg:y2="3.5cm">
          <text:p/>
        </draw:line>
        <draw:custom-shape draw:style-name="gr18" draw:text-style-name="P11" draw:layer="layout" svg:width="0.25cm" svg:height="0.25cm" svg:x="6.474cm" svg:y="5.5cm">
          <text:p/>
          <draw:enhanced-geometry svg:viewBox="0 0 21600 21600" draw:type="rectangle" draw:enhanced-path="M 0 0 L 21600 0 21600 21600 0 21600 0 0 Z N"/>
        </draw:custom-shape>
        <draw:frame draw:style-name="gr19" draw:text-style-name="P12" draw:layer="layout" svg:width="0.925cm" svg:height="0.649cm" svg:x="6.198cm" svg:y="4.428cm">
          <draw:text-box>
            <text:p><text:span text:style-name="T6">lj</text:span></text:p>
          </draw:text-box>
        </draw:frame>
        <draw:frame draw:style-name="gr19" draw:text-style-name="P12" draw:layer="layout" svg:width="0.925cm" svg:height="0.649cm" svg:x="5.223cm" svg:y="5.329cm">
          <draw:text-box>
            <text:p><text:span text:style-name="T6">li</text:span></text:p>
          </draw:text-box>
        </draw:frame>
        <draw:frame draw:style-name="gr19" draw:text-style-name="P12" draw:layer="layout" svg:width="0.925cm" svg:height="0.649cm" svg:x="6.199cm" svg:y="2.829cm">
          <draw:text-box>
            <text:p><text:span text:style-name="T6">gj</text:span></text:p>
          </draw:text-box>
        </draw:frame>
        <draw:frame draw:style-name="gr19" draw:text-style-name="P12" draw:layer="layout" svg:width="0.925cm" svg:height="0.649cm" svg:x="3.724cm" svg:y="5.318cm">
          <draw:text-box>
            <text:p><text:span text:style-name="T6">gi</text:span></text:p>
          </draw:text-box>
        </draw:frame>
        <draw:frame draw:style-name="gr15" draw:text-style-name="P5" draw:layer="layout" svg:width="0.697cm" svg:height="0.645cm" svg:x="9.426cm" svg:y="3.602cm">
          <draw:text-box>
            <text:p><text:span text:style-name="T4">1</text:span></text:p>
          </draw:text-box>
        </draw:frame>
        <draw:frame draw:style-name="gr15" draw:text-style-name="P5" draw:layer="layout" svg:width="0.697cm" svg:height="0.645cm" svg:x="9.427cm" svg:y="3.303cm">
          <draw:text-box>
            <text:p><text:span text:style-name="T4">0</text:span></text:p>
          </draw:text-box>
        </draw:frame>
        <draw:frame draw:style-name="gr20" draw:text-style-name="P9" draw:layer="layout" svg:width="0.756cm" svg:height="0.645cm" svg:x="9.427cm" svg:y="7.803cm">
          <draw:text-box>
            <text:p><text:span text:style-name="T5">N</text:span></text:p>
          </draw:text-box>
        </draw:frame>
        <draw:frame draw:style-name="gr21" draw:text-style-name="P9" draw:layer="layout" svg:width="1.154cm" svg:height="0.645cm" svg:x="9.428cm" svg:y="8.104cm">
          <draw:text-box>
            <text:p><text:span text:style-name="T5">N</text:span><text:span text:style-name="T7">+1</text:span></text:p>
          </draw:text-box>
        </draw:frame>
        <draw:line draw:style-name="gr22" draw:text-style-name="P13" draw:layer="layout" svg:x1="4.724cm" svg:y1="8.75cm" svg:x2="6.224cm" svg:y2="8.75cm">
          <text:p/>
        </draw:line>
        <draw:line draw:style-name="gr22" draw:text-style-name="P13" draw:layer="layout" svg:x1="4.224cm" svg:y1="8.25cm" svg:x2="4.224cm" svg:y2="6.75cm">
          <text:p/>
        </draw:line>
        <draw:frame draw:style-name="gr23" draw:text-style-name="P9" draw:layer="layout" svg:width="1.81cm" svg:height="0.645cm" svg:x="4.5cm" svg:y="8.75cm">
          <draw:text-box>
            <text:p><text:span text:style-name="T5">BLKDIM</text:span></text:p>
          </draw:text-box>
        </draw:frame>
        <draw:frame draw:style-name="gr23" draw:text-style-name="P9" draw:layer="layout" svg:width="1.81cm" svg:height="0.645cm" svg:x="2.444cm" svg:y="7.25cm">
          <draw:text-box>
            <text:p><text:span text:style-name="T5">BLKDIM</text:span></text:p>
          </draw:text-box>
        </draw:frame>
        <draw:frame draw:style-name="gr24" draw:text-style-name="P14" draw:layer="layout" svg:width="1.984cm" svg:height="0.649cm" svg:x="9.887cm" svg:y="4.1cm">
          <draw:text-box>
            <text:p><text:span text:style-name="T8">buf[][]</text:span></text:p>
          </draw:text-box>
        </draw:frame>
        <draw:line draw:style-name="gr25" draw:text-style-name="P10" draw:layer="layout" svg:x1="10.074cm" svg:y1="4.4cm" svg:x2="7.974cm" svg:y2="5cm">
          <text:p/>
        </draw:line>
        <draw:frame draw:style-name="gr21" draw:text-style-name="P9" draw:layer="layout" svg:width="1.154cm" svg:height="0.645cm" svg:x="8.8cm" svg:y="2.477cm">
          <draw:text-box>
            <text:p><text:span text:style-name="T5">N</text:span><text:span text:style-name="T7">+1</text:span></text:p>
          </draw:text-box>
        </draw:frame>
        <draw:custom-shape draw:style-name="gr117" draw:text-style-name="P3" draw:layer="layout" svg:width="10.5cm" svg:height="8cm" svg:x="2cm" svg:y="2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hatch draw:name="Black_20_45_20_Degrees" draw:display-name="Black 45 Degrees" draw:style="single" draw:color="#000000" draw:distance="0.102cm" draw:rotation="450"/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6-03-04T13:59:54.987753181</dc:date>
    <meta:editing-duration>PT6H57M34S</meta:editing-duration>
    <meta:editing-cycles>90</meta:editing-cycles>
    <meta:generator>LibreOffice/24.2.7.2$Linux_X86_64 LibreOffice_project/420$Build-2</meta:generator>
    <meta:document-statistic meta:object-count="621"/>
  </office:meta>
</office:document-meta>
</file>